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handas"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handas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handas" fo:font-size="10pt" officeooo:paragraph-rsid="001b3eec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handas" fo:font-size="10pt" officeooo:paragraph-rsid="0010d631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handas" fo:font-size="10pt" officeooo:rsid="0010d631" officeooo:paragraph-rsid="0010d631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handas"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handas" fo:font-size="10pt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handas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handas" officeooo:paragraph-rsid="0011f44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handas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handas" fo:font-size="10pt" style:font-size-asian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handas" fo:font-size="10pt" officeooo:paragraph-rsid="0011f44d" style:font-size-asian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handas" fo:font-size="10pt" fo:font-weight="bold" style:font-size-asian="10pt" style:font-weight-asian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6" style:family="paragraph" style:parent-style-name="Standard">
      <style:text-properties fo:color="#3f7f5f" style:font-name="Chandas" fo:font-size="10pt" officeooo:rsid="0011f44d" officeooo:paragraph-rsid="0013ddb0" style:font-size-asian="10pt" style:font-size-complex="12pt"/>
    </style:style>
    <style:style style:name="P17" style:family="paragraph" style:parent-style-name="Standard">
      <style:text-properties fo:color="#3f7f5f" style:font-name="Chandas" fo:font-size="12pt" officeooo:rsid="0011059d" officeooo:paragraph-rsid="001b3eec" style:font-size-asian="12pt" style:font-size-complex="12pt"/>
    </style:style>
    <style:style style:name="P18" style:family="paragraph" style:parent-style-name="Standard">
      <style:text-properties style:font-name="Chandas" fo:font-size="12pt" style:font-size-asian="12pt" style:font-size-complex="12pt"/>
    </style:style>
    <style:style style:name="P19" style:family="paragraph" style:parent-style-name="Standard">
      <style:text-properties style:font-name="Chandas" fo:font-size="12pt" officeooo:rsid="00106515" officeooo:paragraph-rsid="00106515" style:font-size-asian="12pt" style:font-size-complex="12pt"/>
    </style:style>
    <style:style style:name="P20" style:family="paragraph" style:parent-style-name="Standard">
      <style:text-properties style:font-name="Chandas" fo:font-size="12pt" officeooo:rsid="00106515" officeooo:paragraph-rsid="001b3eec" style:font-size-asian="12pt" style:font-size-complex="12pt"/>
    </style:style>
    <style:style style:name="P21" style:family="paragraph" style:parent-style-name="Standard">
      <style:text-properties style:font-name="Chandas" fo:font-size="12pt" officeooo:rsid="0010d631" officeooo:paragraph-rsid="0010d631" style:font-size-asian="12pt" style:font-size-complex="12pt"/>
    </style:style>
    <style:style style:name="P22" style:family="paragraph" style:parent-style-name="Standard">
      <style:text-properties style:font-name="Chandas" fo:font-size="12pt" officeooo:rsid="0010d631" officeooo:paragraph-rsid="001b3eec" style:font-size-asian="12pt" style:font-size-complex="12pt"/>
    </style:style>
    <style:style style:name="P23" style:family="paragraph" style:parent-style-name="Standard">
      <style:text-properties style:font-name="Chandas" fo:font-size="12pt" officeooo:rsid="0011059d" officeooo:paragraph-rsid="0011059d" style:font-size-asian="12pt" style:font-size-complex="12pt"/>
    </style:style>
    <style:style style:name="P24" style:family="paragraph" style:parent-style-name="Standard">
      <style:text-properties style:font-name="Chandas" fo:font-size="12pt" officeooo:rsid="0011f44d" officeooo:paragraph-rsid="0011f44d" style:font-size-asian="12pt" style:font-size-complex="12pt"/>
    </style:style>
    <style:style style:name="P25" style:family="paragraph" style:parent-style-name="Standard">
      <style:text-properties style:font-name="Chandas" fo:font-size="12pt" officeooo:rsid="0013ee5e" officeooo:paragraph-rsid="0013ee5e" style:font-size-asian="12pt" style:font-size-complex="12pt"/>
    </style:style>
    <style:style style:name="P26" style:family="paragraph" style:parent-style-name="Standard">
      <style:text-properties style:font-name="Chandas" fo:font-size="12pt" officeooo:rsid="001569a9" officeooo:paragraph-rsid="001569a9" style:font-size-asian="12pt" style:font-size-complex="12pt"/>
    </style:style>
    <style:style style:name="P27" style:family="paragraph" style:parent-style-name="Standard">
      <style:text-properties style:font-name="Chandas" fo:font-size="12pt" officeooo:rsid="001690ad" officeooo:paragraph-rsid="001690ad" style:font-size-asian="12pt" style:font-size-complex="12pt"/>
    </style:style>
    <style:style style:name="P28" style:family="paragraph" style:parent-style-name="Standard">
      <style:text-properties style:font-name="Chandas" fo:font-size="12pt" officeooo:rsid="00178266" officeooo:paragraph-rsid="00178266" style:font-size-asian="12pt" style:font-size-complex="12pt"/>
    </style:style>
    <style:style style:name="P29" style:family="paragraph" style:parent-style-name="Standard">
      <style:text-properties style:font-name="Chandas" fo:font-size="12pt" officeooo:rsid="00197121" officeooo:paragraph-rsid="00197121" style:font-size-asian="12pt" style:font-size-complex="12pt"/>
    </style:style>
    <style:style style:name="P30" style:family="paragraph" style:parent-style-name="Standard">
      <style:text-properties style:font-name="Chandas" fo:font-size="12pt" officeooo:rsid="001b2d68" officeooo:paragraph-rsid="001b2d68" style:font-size-asian="12pt" style:font-size-complex="12pt"/>
    </style:style>
    <style:style style:name="P31" style:family="paragraph" style:parent-style-name="Standard">
      <style:text-properties style:font-name="Chandas" fo:font-size="12pt" officeooo:paragraph-rsid="0011059d" style:font-size-asian="12pt"/>
    </style:style>
    <style:style style:name="P32" style:family="paragraph" style:parent-style-name="Standard">
      <style:text-properties style:font-name="Chandas" officeooo:paragraph-rsid="001b3eec"/>
    </style:style>
    <style:style style:name="P33" style:family="paragraph" style:parent-style-name="Standard">
      <style:text-properties style:font-name="Chandas" fo:font-size="10pt" officeooo:rsid="00178266" officeooo:paragraph-rsid="00178266" style:font-size-asian="10pt" style:font-size-complex="12pt"/>
    </style:style>
    <style:style style:name="P34" style:family="paragraph" style:parent-style-name="Standard">
      <style:text-properties style:font-name="Chandas" officeooo:paragraph-rsid="0010d631"/>
    </style:style>
    <style:style style:name="P35" style:family="paragraph" style:parent-style-name="Standard">
      <style:text-properties style:font-name="Chandas" officeooo:paragraph-rsid="0011059d"/>
    </style:style>
    <style:style style:name="P36" style:family="paragraph" style:parent-style-name="Standard">
      <style:text-properties style:font-name="Chandas" officeooo:paragraph-rsid="0011f44d"/>
    </style:style>
    <style:style style:name="P37" style:family="paragraph" style:parent-style-name="Standard">
      <style:text-properties style:font-name="Chandas" officeooo:paragraph-rsid="0013ee5e"/>
    </style:style>
    <style:style style:name="P38" style:family="paragraph" style:parent-style-name="Standard">
      <style:text-properties style:font-name="Chandas" officeooo:paragraph-rsid="0013ddb0"/>
    </style:style>
    <style:style style:name="P39" style:family="paragraph" style:parent-style-name="Standard">
      <style:text-properties style:font-name="Chandas" officeooo:paragraph-rsid="001569a9"/>
    </style:style>
    <style:style style:name="P40" style:family="paragraph" style:parent-style-name="Standard">
      <style:text-properties style:font-name="Chandas" officeooo:paragraph-rsid="001690ad"/>
    </style:style>
    <style:style style:name="P41" style:family="paragraph" style:parent-style-name="Standard">
      <style:text-properties style:font-name="Chandas" officeooo:paragraph-rsid="00197121"/>
    </style:style>
    <style:style style:name="P42" style:family="paragraph" style:parent-style-name="Standard">
      <style:text-properties fo:color="#7f0055" style:font-name="Chandas" fo:font-size="12pt" fo:font-weight="bold" officeooo:rsid="0011f44d" officeooo:paragraph-rsid="0013ee5e" style:font-size-asian="12pt" style:font-weight-asian="bold" style:font-size-complex="12pt"/>
    </style:style>
    <style:style style:name="P43" style:family="paragraph" style:parent-style-name="Standard">
      <style:text-properties fo:color="#7f0055" style:font-name="Chandas" fo:font-size="12pt" fo:font-weight="bold" officeooo:rsid="00106515" officeooo:paragraph-rsid="001b3eec" style:font-size-asian="12pt" style:font-weight-asian="bold" style:font-size-complex="12pt"/>
    </style:style>
    <style:style style:name="P44" style:family="paragraph" style:parent-style-name="Standard">
      <style:text-properties fo:color="#7f0055" style:font-name="Chandas" fo:font-size="12pt" fo:font-weight="bold" officeooo:rsid="0010d631" officeooo:paragraph-rsid="001b3eec" style:font-size-asian="12pt" style:font-weight-asian="bold" style:font-size-complex="12pt"/>
    </style:style>
    <style:style style:name="P45" style:family="paragraph" style:parent-style-name="Standard">
      <style:text-properties fo:color="#7f0055" style:font-name="Chandas" fo:font-size="12pt" fo:font-weight="bold" officeooo:rsid="0011059d" officeooo:paragraph-rsid="001b3eec" style:font-size-asian="12pt" style:font-weight-asian="bold" style:font-size-complex="12pt"/>
    </style:style>
    <style:style style:name="P46" style:family="paragraph" style:parent-style-name="Standard">
      <style:text-properties officeooo:paragraph-rsid="001c826e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49" style:family="paragraph" style:parent-style-name="Standard">
      <style:text-properties style:font-name="Chandas" fo:font-size="12pt" officeooo:rsid="001c826e" officeooo:paragraph-rsid="001c826e" style:font-size-asian="12pt" style:font-size-complex="12pt"/>
    </style:style>
    <style:style style:name="P50" style:family="paragraph" style:parent-style-name="Standard">
      <style:text-properties style:font-name="Chandas" fo:font-size="12pt" officeooo:rsid="001de4d1" officeooo:paragraph-rsid="001de4d1" style:font-size-asian="12pt" style:font-size-complex="12pt"/>
    </style:style>
    <style:style style:name="P51" style:family="paragraph" style:parent-style-name="Standard">
      <style:text-properties officeooo:paragraph-rsid="001de4d1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3f7f5f"/>
    </style:style>
    <style:style style:name="T2" style:family="text">
      <style:text-properties fo:color="#3f7f5f" style:font-name="Monospace" fo:font-size="10pt" style:font-size-asian="10pt"/>
    </style:style>
    <style:style style:name="T3" style:family="text">
      <style:text-properties fo:color="#3f7f5f" style:font-name="Monospace" fo:font-size="10pt" style:font-size-asian="10pt"/>
    </style:style>
    <style:style style:name="T4" style:family="text">
      <style:text-properties fo:color="#3f7f5f" officeooo:rsid="00106515"/>
    </style:style>
    <style:style style:name="T5" style:family="text">
      <style:text-properties fo:color="#3f7f5f" fo:font-size="10pt" style:font-size-asian="10pt"/>
    </style:style>
    <style:style style:name="T6" style:family="text">
      <style:text-properties fo:color="#3f7f5f" fo:font-size="10pt" officeooo:rsid="00106515" style:font-size-asian="10pt" style:font-size-complex="12pt"/>
    </style:style>
    <style:style style:name="T7" style:family="text">
      <style:text-properties fo:color="#3f7f5f" fo:font-size="10pt" officeooo:rsid="0010d631" style:font-size-asian="10pt" style:font-size-complex="12pt"/>
    </style:style>
    <style:style style:name="T8" style:family="text">
      <style:text-properties fo:color="#3f7f5f" fo:font-size="10pt" officeooo:rsid="0011059d" style:font-size-asian="10pt" style:font-size-complex="12pt"/>
    </style:style>
    <style:style style:name="T9" style:family="text">
      <style:text-properties fo:color="#3f7f5f" fo:font-size="10pt" officeooo:rsid="0011f44d" style:font-size-asian="10pt" style:font-size-complex="12pt"/>
    </style:style>
    <style:style style:name="T10" style:family="text">
      <style:text-properties fo:color="#3f7f5f" fo:font-size="10pt" officeooo:rsid="0013ddb0" style:font-size-asian="10pt"/>
    </style:style>
    <style:style style:name="T11" style:family="text">
      <style:text-properties fo:color="#7f0055" style:font-name="Monospace" fo:font-size="10pt" fo:font-weight="bold" style:font-size-asian="10pt" style:font-weight-asian="bold"/>
    </style:style>
    <style:style style:name="T12" style:family="text">
      <style:text-properties fo:color="#7f0055" style:font-name="Monospace" fo:font-size="10pt" fo:font-weight="bold" style:font-size-asian="10pt" style:font-weight-asian="bold"/>
    </style:style>
    <style:style style:name="T13" style:family="text">
      <style:text-properties fo:color="#7f0055" fo:font-weight="bold" style:font-weight-asian="bold"/>
    </style:style>
    <style:style style:name="T14" style:family="text">
      <style:text-properties fo:color="#7f0055" fo:font-size="10pt" fo:font-weight="bold" style:font-size-asian="10pt" style:font-weight-asian="bold"/>
    </style:style>
    <style:style style:name="T15" style:family="text">
      <style:text-properties fo:color="#000000"/>
    </style:style>
    <style:style style:name="T16" style:family="text">
      <style:text-properties fo:color="#000000" style:font-name="Monospace" fo:font-size="10pt" style:font-size-asian="10pt"/>
    </style:style>
    <style:style style:name="T17" style:family="text">
      <style:text-properties fo:color="#000000" style:font-name="Monospace" fo:font-size="10pt" style:font-size-asian="10pt"/>
    </style:style>
    <style:style style:name="T18" style:family="text">
      <style:text-properties fo:color="#000000" fo:font-size="10pt" style:font-size-asian="10pt"/>
    </style:style>
    <style:style style:name="T19" style:family="text">
      <style:text-properties fo:color="#000000" fo:font-size="10pt" officeooo:rsid="0011f44d" style:font-size-asian="10pt"/>
    </style:style>
    <style:style style:name="T20" style:family="text">
      <style:text-properties fo:color="#000000" fo:font-size="10pt" fo:font-style="italic" style:font-size-asian="10pt" style:font-style-asian="italic"/>
    </style:style>
    <style:style style:name="T21" style:family="text">
      <style:text-properties fo:color="#6a3e3e"/>
    </style:style>
    <style:style style:name="T22" style:family="text">
      <style:text-properties fo:color="#6a3e3e" style:font-name="Monospace" fo:font-size="10pt" style:font-size-asian="10pt"/>
    </style:style>
    <style:style style:name="T23" style:family="text">
      <style:text-properties fo:color="#6a3e3e" style:font-name="Monospace" fo:font-size="10pt" style:font-size-asian="10pt"/>
    </style:style>
    <style:style style:name="T24" style:family="text">
      <style:text-properties fo:color="#6a3e3e" style:text-underline-style="solid" style:text-underline-width="auto" style:text-underline-color="font-color"/>
    </style:style>
    <style:style style:name="T25" style:family="text">
      <style:text-properties fo:color="#6a3e3e" fo:font-size="10pt" style:font-size-asian="10pt"/>
    </style:style>
    <style:style style:name="T26" style:family="text">
      <style:text-properties fo:color="#6a3e3e" fo:font-size="10pt" style:text-underline-style="solid" style:text-underline-width="auto" style:text-underline-color="font-color" style:font-size-asian="10pt"/>
    </style:style>
    <style:style style:name="T27" style:family="text">
      <style:text-properties fo:color="#0000c0"/>
    </style:style>
    <style:style style:name="T28" style:family="text">
      <style:text-properties fo:color="#0000c0" style:font-name="Monospace" fo:font-size="10pt" style:font-size-asian="10pt"/>
    </style:style>
    <style:style style:name="T29" style:family="text">
      <style:text-properties fo:color="#0000c0" style:font-name="Monospace" fo:font-size="10pt" style:font-size-asian="10pt"/>
    </style:style>
    <style:style style:name="T30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31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32" style:family="text">
      <style:text-properties fo:color="#0000c0" fo:font-style="italic" fo:font-weight="bold" style:font-style-asian="italic" style:font-weight-asian="bold"/>
    </style:style>
    <style:style style:name="T33" style:family="text">
      <style:text-properties fo:color="#0000c0" fo:font-size="10pt" fo:font-style="italic" fo:font-weight="bold" style:font-size-asian="10pt" style:font-style-asian="italic" style:font-weight-asian="bold"/>
    </style:style>
    <style:style style:name="T34" style:family="text">
      <style:text-properties fo:color="#0000c0" fo:font-size="10pt" fo:font-style="italic" style:font-size-asian="10pt" style:font-style-asian="italic"/>
    </style:style>
    <style:style style:name="T35" style:family="text">
      <style:text-properties fo:color="#0000c0" fo:font-size="10pt" style:font-size-asian="10pt"/>
    </style:style>
    <style:style style:name="T36" style:family="text">
      <style:text-properties fo:color="#2a00ff" style:font-name="Monospace" fo:font-size="10pt" style:font-size-asian="10pt"/>
    </style:style>
    <style:style style:name="T37" style:family="text">
      <style:text-properties fo:color="#2a00ff" style:font-name="Monospace" fo:font-size="10pt" style:font-size-asian="10pt"/>
    </style:style>
    <style:style style:name="T38" style:family="text">
      <style:text-properties fo:color="#2a00ff" fo:font-size="10pt" style:font-size-asian="10pt"/>
    </style:style>
    <style:style style:name="T39" style:family="text">
      <style:text-properties fo:font-size="12pt" officeooo:rsid="00106515" style:font-size-asian="12pt" style:font-size-complex="12pt"/>
    </style:style>
    <style:style style:name="T40" style:family="text">
      <style:text-properties fo:font-size="12pt" officeooo:rsid="0010d631" style:font-size-asian="12pt" style:font-size-complex="12pt"/>
    </style:style>
    <style:style style:name="T41" style:family="text">
      <style:text-properties fo:font-size="12pt" officeooo:rsid="0011059d" style:font-size-asian="12pt" style:font-size-complex="12pt"/>
    </style:style>
    <style:style style:name="T42" style:family="text">
      <style:text-properties fo:font-size="12pt" officeooo:rsid="0011f44d" style:font-size-asian="12pt" style:font-size-complex="12pt"/>
    </style:style>
    <style:style style:name="T43" style:family="text">
      <style:text-properties fo:font-size="12pt" officeooo:rsid="0013ee5e" style:font-size-asian="12pt" style:font-size-complex="12pt"/>
    </style:style>
    <style:style style:name="T44" style:family="text">
      <style:text-properties fo:font-size="12pt" officeooo:rsid="001569a9" style:font-size-asian="12pt" style:font-size-complex="12pt"/>
    </style:style>
    <style:style style:name="T45" style:family="text">
      <style:text-properties fo:font-size="12pt" officeooo:rsid="001690ad" style:font-size-asian="12pt" style:font-size-complex="12pt"/>
    </style:style>
    <style:style style:name="T46" style:family="text">
      <style:text-properties fo:font-size="12pt" officeooo:rsid="00197121" style:font-size-asian="12pt" style:font-size-complex="12pt"/>
    </style:style>
    <style:style style:name="T47" style:family="text">
      <style:text-properties fo:font-size="12pt" officeooo:rsid="001b3eec" style:font-size-asian="12pt" style:font-size-complex="12pt"/>
    </style:style>
    <style:style style:name="T48" style:family="text">
      <style:text-properties fo:color="#7f9fbf" fo:font-size="10pt" fo:font-weight="bold" style:font-size-asian="10pt" style:font-weight-asian="bold"/>
    </style:style>
    <style:style style:name="T49" style:family="text">
      <style:text-properties officeooo:rsid="0011059d" style:font-size-complex="12pt"/>
    </style:style>
    <style:style style:name="T50" style:family="text">
      <style:text-properties officeooo:rsid="0011f44d" style:font-size-complex="12pt"/>
    </style:style>
    <style:style style:name="T51" style:family="text">
      <style:text-properties officeooo:rsid="001c826e"/>
    </style:style>
    <style:style style:name="T52" style:family="text">
      <style:text-properties style:font-name="Chandas" fo:font-size="12pt" officeooo:rsid="001c826e" style:font-size-asian="12pt" style:font-size-complex="12pt"/>
    </style:style>
    <style:style style:name="T53" style:family="text">
      <style:text-properties style:font-name="Chandas" fo:font-size="12pt" officeooo:rsid="001de4d1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1.</text:span><text:span text:style-name="T1">//Q:Find the sum of all elements of an integer array.</text:span></text:p>
      <text:p text:style-name="P6"/>
      <text:p text:style-name="P6"><text:span text:style-name="T13">public</text:span><text:span text:style-name="T15"> </text:span><text:span text:style-name="T13">class</text:span><text:span text:style-name="T15"> SumOfArray {</text:span></text:p>
      <text:p text:style-name="P10"><text:tab/></text:p>
      <text:p text:style-name="P6"><text:span text:style-name="T15"><text:tab/></text:span><text:span text:style-name="T1">//Here we start the main method</text:span></text:p>
      <text:p text:style-name="P10"><text:tab/></text:p>
      <text:p text:style-name="P6"><text:span text:style-name="T15"><text:tab/></text:span><text:span text:style-name="T13">public</text:span><text:span text:style-name="T15"> </text:span><text:span text:style-name="T13">static</text:span><text:span text:style-name="T15"> </text:span><text:span text:style-name="T13">void</text:span><text:span text:style-name="T15"> main(String[] </text:span><text:span text:style-name="T21">args</text:span><text:span text:style-name="T15">) {</text:span></text:p>
      <text:p text:style-name="P10"><text:tab/><text:tab/></text:p>
      <text:p text:style-name="P6"><text:span text:style-name="T15"><text:tab/><text:tab/></text:span><text:span text:style-name="T1">//Create array, we have create diffrient types of Array like that also we do that problems.</text:span></text:p>
      <text:p text:style-name="P6"><text:span text:style-name="T15"><text:tab/><text:tab/></text:span><text:span text:style-name="T1">//int a[]=new int[9];</text:span></text:p>
      <text:p text:style-name="P6"><text:span text:style-name="T15"><text:tab/><text:tab/></text:span><text:span text:style-name="T1">/*</text:span></text:p>
      <text:p text:style-name="P1"><text:tab/><text:tab/> * a[0]=10;</text:p>
      <text:p text:style-name="P1"><text:tab/><text:tab/> * a[1]=20;</text:p>
      <text:p text:style-name="P1"><text:tab/><text:tab/> * a[2]=30;</text:p>
      <text:p text:style-name="P1"><text:tab/><text:tab/> * a[3]=40;</text:p>
      <text:p text:style-name="P1"><text:tab/><text:tab/> * a[4]=50;</text:p>
      <text:p text:style-name="P1"><text:tab/><text:tab/> * a[5]=60;</text:p>
      <text:p text:style-name="P1"><text:tab/><text:tab/> * a[6]=70;</text:p>
      <text:p text:style-name="P1"><text:tab/><text:tab/> * a[7]=80;</text:p>
      <text:p text:style-name="P1"><text:tab/><text:tab/> * a[8]=90;</text:p>
      <text:p text:style-name="P1"><text:tab/><text:tab/> */</text:p>
      <text:p text:style-name="P10"><text:tab/><text:tab/></text:p>
      <text:p text:style-name="P6"><text:soft-page-break/><text:span text:style-name="T15"><text:tab/></text:span><text:span text:style-name="T13">int</text:span><text:span text:style-name="T15">[] </text:span><text:span text:style-name="T21">a</text:span><text:span text:style-name="T15">= {10,20,30,40,50,60,70,80,90};</text:span></text:p>
      <text:p text:style-name="P10"><text:tab/></text:p>
      <text:p text:style-name="P6"><text:span text:style-name="T15"><text:tab/></text:span><text:span text:style-name="T1">//find out Arraylength, for know the size of Arry.</text:span></text:p>
      <text:p text:style-name="P10"><text:tab/></text:p>
      <text:p text:style-name="P6"><text:span text:style-name="T15"><text:tab/></text:span><text:span text:style-name="T13">int</text:span><text:span text:style-name="T15"> </text:span><text:span text:style-name="T24">lengthofa</text:span><text:span text:style-name="T15">=</text:span><text:span text:style-name="T21">a</text:span><text:span text:style-name="T15">.</text:span><text:span text:style-name="T27">length</text:span><text:span text:style-name="T15">;</text:span></text:p>
      <text:p text:style-name="P6"><text:span text:style-name="T15"><text:tab/><text:tab/></text:span><text:span text:style-name="T1">//intilaize the int sum is zero.</text:span></text:p>
      <text:p text:style-name="P6"><text:span text:style-name="T15"><text:tab/></text:span><text:span text:style-name="T13">int</text:span><text:span text:style-name="T15"> </text:span><text:span text:style-name="T21">sum</text:span><text:span text:style-name="T15">=0;</text:span></text:p>
      <text:p text:style-name="P6"><text:span text:style-name="T15"><text:tab/></text:span><text:span text:style-name="T13">for</text:span><text:span text:style-name="T15">(</text:span><text:span text:style-name="T13">int</text:span><text:span text:style-name="T15"> </text:span><text:span text:style-name="T21">i</text:span><text:span text:style-name="T15">=0;</text:span><text:span text:style-name="T21">i</text:span><text:span text:style-name="T15">&lt;</text:span><text:span text:style-name="T21">a</text:span><text:span text:style-name="T15">.</text:span><text:span text:style-name="T27">length</text:span><text:span text:style-name="T15">;</text:span><text:span text:style-name="T21">i</text:span><text:span text:style-name="T15">++) {</text:span></text:p>
      <text:p text:style-name="P6"><text:span text:style-name="T15"><text:tab/><text:tab/></text:span><text:span text:style-name="T21">sum</text:span><text:span text:style-name="T15">=</text:span><text:span text:style-name="T21">sum</text:span><text:span text:style-name="T15">+</text:span><text:span text:style-name="T21">a</text:span><text:span text:style-name="T15">[</text:span><text:span text:style-name="T21">i</text:span><text:span text:style-name="T15">];</text:span></text:p>
      <text:p text:style-name="P6"><text:span text:style-name="T15"><text:tab/><text:tab/>System.</text:span><text:span text:style-name="T32">out</text:span><text:span text:style-name="T15">.println(</text:span><text:span text:style-name="T21">sum</text:span><text:span text:style-name="T15">);</text:span></text:p>
      <text:p text:style-name="P10"><text:tab/>}</text:p>
      <text:p text:style-name="P10"><text:tab/>}</text:p>
      <text:p text:style-name="P6"/>
      <text:p text:style-name="P10">}</text:p>
      <text:p text:style-name="P18"/>
      <text:p text:style-name="P18"/>
      <text:p text:style-name="P18"/>
      <text:p text:style-name="P18"/>
      <text:p text:style-name="P18"/>
      <text:p text:style-name="P32"><text:span text:style-name="T39">2. <text:s/></text:span><text:span text:style-name="T6">//Find if a given number is odd or even.</text:span></text:p>
      <text:p text:style-name="P20"/>
      <text:p text:style-name="P43"/>
      <text:p text:style-name="P32"><text:span text:style-name="T14">import</text:span><text:span text:style-name="T18"> java.util.Scanner;</text:span></text:p>
      <text:p text:style-name="P7"/>
      <text:p text:style-name="P8"><text:soft-page-break/><text:span text:style-name="T14">public</text:span><text:span text:style-name="T18"> </text:span><text:span text:style-name="T14">class</text:span><text:span text:style-name="T18"> TestNumberIsEvenOrOdd {</text:span></text:p>
      <text:p text:style-name="P11"><text:tab/></text:p>
      <text:p text:style-name="P8"><text:span text:style-name="T18"><text:tab/></text:span><text:span text:style-name="T5">//Here we start main method</text:span></text:p>
      <text:p text:style-name="P8"><text:span text:style-name="T18"><text:tab/></text:span><text:span text:style-name="T14">public</text:span><text:span text:style-name="T18"> </text:span><text:span text:style-name="T14">static</text:span><text:span text:style-name="T18"> </text:span><text:span text:style-name="T14">void</text:span><text:span text:style-name="T18"> main(String[] </text:span><text:span text:style-name="T25">args</text:span><text:span text:style-name="T18">) {</text:span></text:p>
      <text:p text:style-name="P11"><text:tab/><text:tab/></text:p>
      <text:p text:style-name="P8"><text:span text:style-name="T18"><text:tab/><text:tab/></text:span><text:span text:style-name="T5">//here we take the input through users,so we have write this syntax</text:span></text:p>
      <text:p text:style-name="P8"><text:span text:style-name="T18"><text:tab/><text:tab/>Scanner </text:span><text:span text:style-name="T26">sc</text:span><text:span text:style-name="T18">=</text:span><text:span text:style-name="T14">new</text:span><text:span text:style-name="T18"> Scanner(System.</text:span><text:span text:style-name="T33">in</text:span><text:span text:style-name="T18">);</text:span></text:p>
      <text:p text:style-name="P11"><text:tab/><text:tab/></text:p>
      <text:p text:style-name="P8"><text:span text:style-name="T18"><text:tab/><text:tab/>System.</text:span><text:span text:style-name="T33">out</text:span><text:span text:style-name="T18">.println(</text:span><text:span text:style-name="T38">"Enter the Number Which you want to check:"</text:span><text:span text:style-name="T18">);</text:span></text:p>
      <text:p text:style-name="P11"><text:tab/><text:tab/></text:p>
      <text:p text:style-name="P8"><text:span text:style-name="T18"><text:tab/><text:tab/></text:span><text:span text:style-name="T5">//Here we have to write the code to read above statement.so</text:span></text:p>
      <text:p text:style-name="P11"><text:tab/><text:tab/></text:p>
      <text:p text:style-name="P8"><text:span text:style-name="T18"><text:tab/><text:tab/></text:span><text:span text:style-name="T14">int</text:span><text:span text:style-name="T18"> </text:span><text:span text:style-name="T25">a</text:span><text:span text:style-name="T18">=</text:span><text:span text:style-name="T25">sc</text:span><text:span text:style-name="T18">.nextInt();</text:span></text:p>
      <text:p text:style-name="P11"><text:tab/><text:tab/></text:p>
      <text:p text:style-name="P8"><text:span text:style-name="T18"><text:tab/><text:tab/></text:span><text:span text:style-name="T5">//now we have tocheck enter number is even or odd so we apply conditional statements</text:span></text:p>
      <text:p text:style-name="P11"><text:tab/><text:tab/></text:p>
      <text:p text:style-name="P8"><text:span text:style-name="T18"><text:tab/><text:tab/></text:span><text:span text:style-name="T14">if</text:span><text:span text:style-name="T18">(</text:span><text:span text:style-name="T25">a</text:span><text:span text:style-name="T18">%2==0) </text:span></text:p>
      <text:p text:style-name="P8"><text:span text:style-name="T18"><text:tab/><text:tab/><text:tab/>System.</text:span><text:span text:style-name="T33">out</text:span><text:span text:style-name="T18">.println(</text:span><text:span text:style-name="T25">a</text:span><text:span text:style-name="T18">+ </text:span><text:span text:style-name="T38">" is a even number....."</text:span><text:span text:style-name="T18">);</text:span></text:p>
      <text:p text:style-name="P11"><text:tab/><text:tab/></text:p>
      <text:p text:style-name="P8"><text:span text:style-name="T18"><text:tab/><text:tab/></text:span><text:span text:style-name="T14">else</text:span><text:span text:style-name="T18"> </text:span></text:p>
      <text:p text:style-name="P8"><text:span text:style-name="T18"><text:tab/><text:tab/><text:tab/>System.</text:span><text:span text:style-name="T33">out</text:span><text:span text:style-name="T18">.println(</text:span><text:span text:style-name="T25">a</text:span><text:span text:style-name="T18">+ </text:span><text:span text:style-name="T38">" is a odd number....."</text:span><text:span text:style-name="T18">);</text:span></text:p>
      <text:p text:style-name="P11"><text:tab/><text:tab/></text:p>
      <text:p text:style-name="P11"><text:tab/><text:tab/></text:p>
      <text:p text:style-name="P11"><text:tab/>}</text:p>
      <text:p text:style-name="P7"/>
      <text:p text:style-name="P11">}</text:p>
      <text:p text:style-name="P19"/>
      <text:p text:style-name="P19"/>
      <text:p text:style-name="P19"><text:soft-page-break/></text:p>
      <text:p text:style-name="P32"><text:span text:style-name="T39">3.</text:span><text:span text:style-name="T6">//Print all prime number between a given range</text:span></text:p>
      <text:p text:style-name="P20"/>
      <text:p text:style-name="P43"/>
      <text:p text:style-name="P32"><text:span text:style-name="T14">import</text:span><text:span text:style-name="T18"> java.util.Scanner;</text:span></text:p>
      <text:p text:style-name="P7"/>
      <text:p text:style-name="P8"><text:span text:style-name="T14">public</text:span><text:span text:style-name="T18"> </text:span><text:span text:style-name="T14">class</text:span><text:span text:style-name="T18"> PrimeNumber {</text:span></text:p>
      <text:p text:style-name="P7"/>
      <text:p text:style-name="P8"><text:span text:style-name="T18"><text:tab/></text:span><text:span text:style-name="T14">public</text:span><text:span text:style-name="T18"> </text:span><text:span text:style-name="T14">static</text:span><text:span text:style-name="T18"> </text:span><text:span text:style-name="T14">void</text:span><text:span text:style-name="T18"> main(String[] </text:span><text:span text:style-name="T25">args</text:span><text:span text:style-name="T18">) {</text:span></text:p>
      <text:p text:style-name="P8"><text:span text:style-name="T18"><text:tab/><text:tab/></text:span><text:span text:style-name="T5">// </text:span><text:span text:style-name="T48">TODO</text:span><text:span text:style-name="T5"> Auto-generated method stub</text:span></text:p>
      <text:p text:style-name="P7"/>
      <text:p text:style-name="P8"><text:span text:style-name="T18"><text:tab/><text:tab/></text:span><text:span text:style-name="T5">//scanner class object creation</text:span></text:p>
      <text:p text:style-name="P8"><text:span text:style-name="T18"><text:tab/><text:tab/><text:tab/><text:tab/>Scanner </text:span><text:span text:style-name="T25">sc</text:span><text:span text:style-name="T18">=</text:span><text:span text:style-name="T14">new</text:span><text:span text:style-name="T18"> Scanner(System.</text:span><text:span text:style-name="T33">in</text:span><text:span text:style-name="T18">);</text:span></text:p>
      <text:p text:style-name="P8"><text:span text:style-name="T18"><text:tab/><text:tab/><text:tab/><text:tab/></text:span><text:span text:style-name="T5">//input from user</text:span></text:p>
      <text:p text:style-name="P8"><text:span text:style-name="T18"><text:tab/><text:tab/><text:tab/><text:tab/>System.</text:span><text:span text:style-name="T33">out</text:span><text:span text:style-name="T18">.print(</text:span><text:span text:style-name="T38">"Enter Starting Number : "</text:span><text:span text:style-name="T18">);</text:span></text:p>
      <text:p text:style-name="P8"><text:span text:style-name="T18"><text:tab/><text:tab/><text:tab/><text:tab/></text:span><text:span text:style-name="T14">int</text:span><text:span text:style-name="T18"> </text:span><text:span text:style-name="T25">start</text:span><text:span text:style-name="T18"> = </text:span><text:span text:style-name="T25">sc</text:span><text:span text:style-name="T18">.nextInt();</text:span></text:p>
      <text:p text:style-name="P8"><text:span text:style-name="T18"><text:tab/><text:tab/><text:tab/><text:tab/>System.</text:span><text:span text:style-name="T33">out</text:span><text:span text:style-name="T18">.print(</text:span><text:span text:style-name="T38">"Enter Ending Number : "</text:span><text:span text:style-name="T18">);</text:span></text:p>
      <text:p text:style-name="P8"><text:span text:style-name="T18"><text:tab/><text:tab/><text:tab/><text:tab/></text:span><text:span text:style-name="T14">int</text:span><text:span text:style-name="T18"> </text:span><text:span text:style-name="T25">end</text:span><text:span text:style-name="T18"> = </text:span><text:span text:style-name="T25">sc</text:span><text:span text:style-name="T18">.nextInt();</text:span></text:p>
      <text:p text:style-name="P8"><text:span text:style-name="T18"><text:tab/><text:tab/><text:tab/><text:tab/>System.</text:span><text:span text:style-name="T33">out</text:span><text:span text:style-name="T18">.println(</text:span><text:span text:style-name="T38">"Prime numbers between "</text:span><text:span text:style-name="T18">+</text:span><text:span text:style-name="T25">start</text:span><text:span text:style-name="T18">+</text:span><text:span text:style-name="T38">" and "</text:span><text:span text:style-name="T18">+</text:span><text:span text:style-name="T25">end</text:span><text:span text:style-name="T18">+</text:span><text:span text:style-name="T38">" are : "</text:span><text:span text:style-name="T18">);</text:span></text:p>
      <text:p text:style-name="P8"><text:span text:style-name="T18"><text:tab/><text:tab/><text:tab/><text:tab/></text:span><text:span text:style-name="T14">int</text:span><text:span text:style-name="T18"> </text:span><text:span text:style-name="T25">count</text:span><text:span text:style-name="T18">;</text:span></text:p>
      <text:p text:style-name="P8"><text:span text:style-name="T18"><text:tab/><text:tab/><text:tab/><text:tab/></text:span><text:span text:style-name="T5">//loop for finding and printing all prime numbers between given range</text:span></text:p>
      <text:p text:style-name="P11"><text:tab/><text:tab/><text:tab/><text:tab/></text:p>
      <text:p text:style-name="P8"><text:span text:style-name="T18"><text:tab/><text:tab/><text:tab/><text:tab/></text:span><text:span text:style-name="T14">for</text:span><text:span text:style-name="T18">(</text:span><text:span text:style-name="T14">int</text:span><text:span text:style-name="T18"> </text:span><text:span text:style-name="T25">i</text:span><text:span text:style-name="T18">=</text:span><text:span text:style-name="T25">start</text:span><text:span text:style-name="T18">;</text:span><text:span text:style-name="T25">i</text:span><text:span text:style-name="T18">&lt;=</text:span><text:span text:style-name="T25">end</text:span><text:span text:style-name="T18">;</text:span><text:span text:style-name="T25">i</text:span><text:span text:style-name="T18">++) {</text:span></text:p>
      <text:p text:style-name="P11"><text:tab/><text:tab/><text:tab/><text:tab/><text:tab/></text:p>
      <text:p text:style-name="P8"><text:span text:style-name="T18"><text:tab/><text:tab/><text:tab/><text:tab/><text:tab/></text:span><text:span text:style-name="T5">//logic for checking number is prime or not.....</text:span></text:p>
      <text:p text:style-name="P8"><text:span text:style-name="T18"><text:tab/><text:tab/><text:tab/><text:tab/><text:tab/></text:span><text:span text:style-name="T25">count</text:span><text:span text:style-name="T18"> = 0;</text:span></text:p>
      <text:p text:style-name="P8"><text:span text:style-name="T18"><text:tab/><text:tab/><text:tab/><text:tab/><text:tab/></text:span><text:span text:style-name="T14">for</text:span><text:span text:style-name="T18">(</text:span><text:span text:style-name="T14">int</text:span><text:span text:style-name="T18"> </text:span><text:span text:style-name="T25">j</text:span><text:span text:style-name="T18"> = 1 ; </text:span><text:span text:style-name="T25">j</text:span><text:span text:style-name="T18"> &lt;= </text:span><text:span text:style-name="T25">i</text:span><text:span text:style-name="T18"> ; </text:span><text:span text:style-name="T25">j</text:span><text:span text:style-name="T18">++)<text:tab/></text:span></text:p>
      <text:p text:style-name="P11"><text:soft-page-break/><text:tab/><text:tab/><text:tab/><text:tab/><text:tab/>{</text:p>
      <text:p text:style-name="P8"><text:span text:style-name="T18"><text:tab/><text:tab/><text:tab/><text:tab/><text:tab/><text:tab/></text:span><text:span text:style-name="T14">if</text:span><text:span text:style-name="T18">(</text:span><text:span text:style-name="T25">i</text:span><text:span text:style-name="T18"> % </text:span><text:span text:style-name="T25">j</text:span><text:span text:style-name="T18"> == 0)</text:span></text:p>
      <text:p text:style-name="P8"><text:span text:style-name="T18"><text:tab/><text:tab/><text:tab/><text:tab/><text:tab/><text:tab/><text:tab/></text:span><text:span text:style-name="T25">count</text:span><text:span text:style-name="T18"> = </text:span><text:span text:style-name="T25">count</text:span><text:span text:style-name="T18">+1;</text:span></text:p>
      <text:p text:style-name="P11"><text:tab/><text:tab/><text:tab/><text:tab/><text:tab/>}</text:p>
      <text:p text:style-name="P8"><text:span text:style-name="T18"><text:tab/><text:tab/><text:tab/><text:tab/><text:tab/></text:span><text:span text:style-name="T14">if</text:span><text:span text:style-name="T18">(</text:span><text:span text:style-name="T25">count</text:span><text:span text:style-name="T18"> == 2)</text:span></text:p>
      <text:p text:style-name="P8"><text:span text:style-name="T18"><text:tab/><text:tab/><text:tab/><text:tab/><text:tab/><text:tab/>System.</text:span><text:span text:style-name="T33">out</text:span><text:span text:style-name="T18">.println(</text:span><text:span text:style-name="T25">i</text:span><text:span text:style-name="T18">);</text:span></text:p>
      <text:p text:style-name="P11"><text:tab/><text:tab/><text:tab/><text:tab/>}</text:p>
      <text:p text:style-name="P8"><text:span text:style-name="T18"><text:tab/><text:tab/><text:tab/><text:tab/></text:span><text:span text:style-name="T5">//this is not necessary for better practice you have to use this..</text:span></text:p>
      <text:p text:style-name="P8"><text:span text:style-name="T18"><text:tab/><text:tab/><text:tab/><text:tab/><text:tab/></text:span><text:span text:style-name="T25">sc</text:span><text:span text:style-name="T18">.close();</text:span></text:p>
      <text:p text:style-name="P11"><text:tab/><text:tab/><text:tab/><text:tab/>}</text:p>
      <text:p text:style-name="P11"><text:tab/><text:tab/></text:p>
      <text:p text:style-name="P11"><text:tab/>}</text:p>
      <text:p text:style-name="P7"/>
      <text:p text:style-name="P7"/>
      <text:p text:style-name="P19"/>
      <text:p text:style-name="P19"/>
      <text:p text:style-name="P32"><text:span text:style-name="T39">4.</text:span><text:span text:style-name="T6">//Reverse a given string without using reverse function</text:span></text:p>
      <text:p text:style-name="P20"/>
      <text:p text:style-name="P32"><text:span text:style-name="T39"><text:s/></text:span><text:span text:style-name="T40">a:</text:span><text:span text:style-name="T14">import</text:span><text:span text:style-name="T18"> java.util.Scanner;</text:span></text:p>
      <text:p text:style-name="P7"/>
      <text:p text:style-name="P8"><text:span text:style-name="T14">public</text:span><text:span text:style-name="T18"> </text:span><text:span text:style-name="T14">class</text:span><text:span text:style-name="T18"> WithoutUsingReverseMeathod {</text:span></text:p>
      <text:p text:style-name="P11"><text:tab/></text:p>
      <text:p text:style-name="P8"><text:span text:style-name="T18"><text:tab/></text:span><text:span text:style-name="T5">//start main</text:span></text:p>
      <text:p text:style-name="P11"><text:tab/></text:p>
      <text:p text:style-name="P8"><text:span text:style-name="T18"><text:tab/></text:span><text:span text:style-name="T14">public</text:span><text:span text:style-name="T18"> </text:span><text:span text:style-name="T14">static</text:span><text:span text:style-name="T18"> </text:span><text:span text:style-name="T14">void</text:span><text:span text:style-name="T18"> main(String[] </text:span><text:span text:style-name="T25">args</text:span><text:span text:style-name="T18">) {</text:span></text:p>
      <text:p text:style-name="P11"><text:tab/><text:tab/></text:p>
      <text:p text:style-name="P11"><text:tab/><text:tab/></text:p>
      <text:p text:style-name="P8"><text:soft-page-break/><text:span text:style-name="T18">String </text:span><text:span text:style-name="T25">s</text:span><text:span text:style-name="T18">=</text:span><text:span text:style-name="T38">""</text:span><text:span text:style-name="T18">;</text:span></text:p>
      <text:p text:style-name="P11"><text:tab/><text:tab/></text:p>
      <text:p text:style-name="P8"><text:span text:style-name="T18"><text:tab/><text:tab/></text:span><text:span text:style-name="T5">//here we take the input through users,so we have write this syntax</text:span></text:p>
      <text:p text:style-name="P8"><text:span text:style-name="T18"><text:tab/><text:tab/>Scanner </text:span><text:span text:style-name="T26">sc</text:span><text:span text:style-name="T18">=</text:span><text:span text:style-name="T14">new</text:span><text:span text:style-name="T18"> Scanner(System.</text:span><text:span text:style-name="T33">in</text:span><text:span text:style-name="T18">);</text:span></text:p>
      <text:p text:style-name="P11"><text:tab/><text:tab/></text:p>
      <text:p text:style-name="P8"><text:span text:style-name="T18"><text:tab/><text:tab/>System.</text:span><text:span text:style-name="T33">out</text:span><text:span text:style-name="T18">.println(</text:span><text:span text:style-name="T38">"Enter the String which You want to Reverse:"</text:span><text:span text:style-name="T18">);</text:span></text:p>
      <text:p text:style-name="P11"><text:tab/><text:tab/></text:p>
      <text:p text:style-name="P8"><text:span text:style-name="T18"><text:tab/><text:tab/></text:span><text:span text:style-name="T5">//Here we have to write the code to read above statement.so</text:span></text:p>
      <text:p text:style-name="P11"><text:tab/><text:tab/></text:p>
      <text:p text:style-name="P8"><text:span text:style-name="T18"><text:tab/><text:tab/> </text:span><text:span text:style-name="T25">s</text:span><text:span text:style-name="T18">=</text:span><text:span text:style-name="T25">sc</text:span><text:span text:style-name="T18">.nextLine();</text:span></text:p>
      <text:p text:style-name="P11"><text:tab/><text:tab/> </text:p>
      <text:p text:style-name="P8"><text:span text:style-name="T18"><text:tab/><text:tab/> System.</text:span><text:span text:style-name="T33">out</text:span><text:span text:style-name="T18">.println(</text:span><text:span text:style-name="T38">"After reverse String is:"</text:span><text:span text:style-name="T18">);</text:span></text:p>
      <text:p text:style-name="P11"><text:tab/><text:tab/> </text:p>
      <text:p text:style-name="P8"><text:span text:style-name="T18"><text:tab/><text:tab/> </text:span><text:span text:style-name="T5">//calculate length</text:span></text:p>
      <text:p text:style-name="P11"><text:tab/><text:tab/> </text:p>
      <text:p text:style-name="P8"><text:span text:style-name="T18"><text:tab/><text:tab/> </text:span><text:span text:style-name="T14">int</text:span><text:span text:style-name="T18"> </text:span><text:span text:style-name="T25">i</text:span><text:span text:style-name="T18">=</text:span><text:span text:style-name="T25">s</text:span><text:span text:style-name="T18">.length();</text:span></text:p>
      <text:p text:style-name="P11"><text:tab/><text:tab/> </text:p>
      <text:p text:style-name="P8"><text:span text:style-name="T18"><text:tab/><text:tab/> </text:span><text:span text:style-name="T5">//using while loop check condition is true or false if it is true go next step</text:span></text:p>
      <text:p text:style-name="P11"><text:tab/><text:tab/> </text:p>
      <text:p text:style-name="P8"><text:span text:style-name="T18"><text:tab/><text:tab/> </text:span><text:span text:style-name="T14">while</text:span><text:span text:style-name="T18">( </text:span><text:span text:style-name="T25">i</text:span><text:span text:style-name="T18">&gt;0) {</text:span></text:p>
      <text:p text:style-name="P11"><text:tab/><text:tab/><text:tab/> </text:p>
      <text:p text:style-name="P8"><text:span text:style-name="T18"><text:tab/><text:tab/><text:tab/> System.</text:span><text:span text:style-name="T33">out</text:span><text:span text:style-name="T18">.println(</text:span><text:span text:style-name="T25">s</text:span><text:span text:style-name="T18">.charAt(</text:span><text:span text:style-name="T25">i</text:span><text:span text:style-name="T18">-1));</text:span></text:p>
      <text:p text:style-name="P11"><text:tab/><text:tab/><text:tab/> </text:p>
      <text:p text:style-name="P8"><text:span text:style-name="T18"><text:tab/><text:tab/><text:tab/> </text:span><text:span text:style-name="T5">//Here we decrease i value every iterarion</text:span></text:p>
      <text:p text:style-name="P8"><text:span text:style-name="T18"><text:tab/><text:tab/><text:tab/> </text:span><text:span text:style-name="T25">i</text:span><text:span text:style-name="T18">--;</text:span></text:p>
      <text:p text:style-name="P11"><text:tab/><text:tab/> }</text:p>
      <text:p text:style-name="P11"><text:tab/><text:tab/> </text:p>
      <text:p text:style-name="P11"><text:tab/><text:tab/></text:p>
      <text:p text:style-name="P11"><text:soft-page-break/><text:tab/>}</text:p>
      <text:p text:style-name="P7"/>
      <text:p text:style-name="P11">}</text:p>
      <text:p text:style-name="P19"/>
      <text:p text:style-name="P19"/>
      <text:p text:style-name="P34"><text:span text:style-name="T40">b:</text:span><text:span text:style-name="T5">//Reverse a given string etc. (1) In place., (2) using recursion</text:span></text:p>
      <text:p text:style-name="P7"/>
      <text:p text:style-name="P8"><text:span text:style-name="T14">public</text:span><text:span text:style-name="T18"> </text:span><text:span text:style-name="T14">class</text:span><text:span text:style-name="T18"> ReverseStringUsingRecursion {</text:span></text:p>
      <text:p text:style-name="P11"><text:tab/></text:p>
      <text:p text:style-name="P8"><text:span text:style-name="T18"><text:tab/></text:span><text:span text:style-name="T5">//strat main.</text:span></text:p>
      <text:p text:style-name="P8"><text:span text:style-name="T18"><text:tab/></text:span><text:span text:style-name="T14">public</text:span><text:span text:style-name="T18"> </text:span><text:span text:style-name="T14">static</text:span><text:span text:style-name="T18"> </text:span><text:span text:style-name="T14">void</text:span><text:span text:style-name="T18"> main(String[] </text:span><text:span text:style-name="T25">args</text:span><text:span text:style-name="T18">) {</text:span></text:p>
      <text:p text:style-name="P11"><text:tab/><text:tab/></text:p>
      <text:p text:style-name="P8"><text:span text:style-name="T18"><text:tab/><text:tab/>String </text:span><text:span text:style-name="T26">str</text:span><text:span text:style-name="T18"> = </text:span><text:span text:style-name="T38">"rohit"</text:span><text:span text:style-name="T18">;</text:span></text:p>
      <text:p text:style-name="P11"><text:tab/><text:tab/></text:p>
      <text:p text:style-name="P8"><text:span text:style-name="T18"><text:tab/><text:tab/></text:span><text:span text:style-name="T5">//create Method and pass and input parameter string.</text:span></text:p>
      <text:p text:style-name="P11"><text:tab/><text:tab/></text:p>
      <text:p text:style-name="P8"><text:span text:style-name="T18"><text:tab/><text:tab/>String </text:span><text:span text:style-name="T25">reversed</text:span><text:span text:style-name="T18">=</text:span><text:span text:style-name="T20">reverseString</text:span><text:span text:style-name="T18">(</text:span><text:span text:style-name="T38">"str"</text:span><text:span text:style-name="T18">);</text:span></text:p>
      <text:p text:style-name="P11"><text:tab/><text:tab/></text:p>
      <text:p text:style-name="P8"><text:span text:style-name="T18"><text:tab/><text:tab/>System.</text:span><text:span text:style-name="T33">out</text:span><text:span text:style-name="T18">.println(</text:span><text:span text:style-name="T38">"The reverse string is: "</text:span><text:span text:style-name="T18"> +</text:span><text:span text:style-name="T25">reversed</text:span><text:span text:style-name="T18">);</text:span></text:p>
      <text:p text:style-name="P11"><text:tab/><text:tab/></text:p>
      <text:p text:style-name="P11"><text:tab/><text:tab/></text:p>
      <text:p text:style-name="P11"><text:tab/>}</text:p>
      <text:p text:style-name="P7"/>
      <text:p text:style-name="P8"><text:span text:style-name="T18"><text:tab/></text:span><text:span text:style-name="T14">private</text:span><text:span text:style-name="T18"> </text:span><text:span text:style-name="T14">static</text:span><text:span text:style-name="T18"> String reverseString(String </text:span><text:span text:style-name="T25">str</text:span><text:span text:style-name="T18">) {</text:span></text:p>
      <text:p text:style-name="P11"><text:tab/><text:tab/></text:p>
      <text:p text:style-name="P8"><text:span text:style-name="T18"><text:tab/><text:tab/></text:span><text:span text:style-name="T5">// </text:span><text:span text:style-name="T48">TODO</text:span><text:span text:style-name="T5"> Auto-generated method stub</text:span></text:p>
      <text:p text:style-name="P8"><text:span text:style-name="T18"><text:tab/><text:tab/></text:span><text:span text:style-name="T14">if</text:span><text:span text:style-name="T18">(</text:span><text:span text:style-name="T25">str</text:span><text:span text:style-name="T18">.isEmpty())</text:span></text:p>
      <text:p text:style-name="P11"><text:tab/><text:tab/></text:p>
      <text:p text:style-name="P8"><text:soft-page-break/><text:span text:style-name="T18"><text:tab/><text:tab/></text:span><text:span text:style-name="T14">return</text:span><text:span text:style-name="T18"> </text:span><text:span text:style-name="T25">str</text:span><text:span text:style-name="T18">;</text:span></text:p>
      <text:p text:style-name="P11"><text:tab/><text:tab/></text:p>
      <text:p text:style-name="P8"><text:span text:style-name="T18"><text:tab/><text:tab/></text:span><text:span text:style-name="T5">//Calling Function Recursively</text:span></text:p>
      <text:p text:style-name="P8"><text:span text:style-name="T18"><text:s text:c="8"/></text:span><text:span text:style-name="T14">return</text:span><text:span text:style-name="T18"> </text:span><text:span text:style-name="T20">reverseString</text:span><text:span text:style-name="T18">(</text:span><text:span text:style-name="T25">str</text:span><text:span text:style-name="T18">.substring(1)) + </text:span><text:span text:style-name="T25">str</text:span><text:span text:style-name="T18">.charAt(0);</text:span></text:p>
      <text:p text:style-name="P11"><text:tab/>}</text:p>
      <text:p text:style-name="P7"/>
      <text:p text:style-name="P11"><text:tab/></text:p>
      <text:p text:style-name="P7"/>
      <text:p text:style-name="P11">}</text:p>
      <text:p text:style-name="P21"/>
      <text:p text:style-name="P32"><text:span text:style-name="T40">5.</text:span><text:span text:style-name="T7">//Count frequency of every words in a string</text:span></text:p>
      <text:p text:style-name="P3">//ans:-please check once ASCII table and than do this problem.</text:p>
      <text:p text:style-name="P22"/>
      <text:p text:style-name="P44"/>
      <text:p text:style-name="P32"><text:span text:style-name="T14">import</text:span><text:span text:style-name="T18"> java.util.Scanner;</text:span></text:p>
      <text:p text:style-name="P7"/>
      <text:p text:style-name="P8"><text:span text:style-name="T14">public</text:span><text:span text:style-name="T18"> </text:span><text:span text:style-name="T14">class</text:span><text:span text:style-name="T18"> CountOfFrequecy {</text:span></text:p>
      <text:p text:style-name="P11"><text:tab/></text:p>
      <text:p text:style-name="P8"><text:span text:style-name="T18"><text:tab/></text:span><text:span text:style-name="T5">//start main</text:span></text:p>
      <text:p text:style-name="P8"><text:span text:style-name="T18"><text:tab/></text:span><text:span text:style-name="T14">public</text:span><text:span text:style-name="T18"> </text:span><text:span text:style-name="T14">static</text:span><text:span text:style-name="T18"> </text:span><text:span text:style-name="T14">void</text:span><text:span text:style-name="T18"> main(String[] </text:span><text:span text:style-name="T25">args</text:span><text:span text:style-name="T18">) {</text:span></text:p>
      <text:p text:style-name="P11"><text:tab/><text:tab/></text:p>
      <text:p text:style-name="P8"><text:span text:style-name="T18"><text:tab/><text:tab/></text:span><text:span text:style-name="T5">//create Array</text:span></text:p>
      <text:p text:style-name="P11"><text:tab/><text:tab/></text:p>
      <text:p text:style-name="P8"><text:span text:style-name="T18"><text:tab/><text:tab/></text:span><text:span text:style-name="T14">int</text:span><text:span text:style-name="T18">[] </text:span><text:span text:style-name="T25">a</text:span><text:span text:style-name="T18">=</text:span><text:span text:style-name="T14">new</text:span><text:span text:style-name="T18"> </text:span><text:span text:style-name="T14">int</text:span><text:span text:style-name="T18">[26];</text:span></text:p>
      <text:p text:style-name="P11"><text:tab/><text:tab/></text:p>
      <text:p text:style-name="P8"><text:span text:style-name="T18"><text:tab/><text:tab/></text:span><text:span text:style-name="T5">//here we take the input through users,so we have write this syntax</text:span></text:p>
      <text:p text:style-name="P8"><text:span text:style-name="T18"><text:tab/><text:tab/>Scanner </text:span><text:span text:style-name="T26">sc</text:span><text:span text:style-name="T18"> = </text:span><text:span text:style-name="T14">new</text:span><text:span text:style-name="T18"> Scanner(System.</text:span><text:span text:style-name="T33">in</text:span><text:span text:style-name="T18">); </text:span></text:p>
      <text:p text:style-name="P11"><text:soft-page-break/><text:tab/><text:tab/></text:p>
      <text:p text:style-name="P8"><text:span text:style-name="T18"><text:tab/><text:tab/><text:tab/>System.</text:span><text:span text:style-name="T33">out</text:span><text:span text:style-name="T18">.println(</text:span><text:span text:style-name="T38">"Enter the String:"</text:span><text:span text:style-name="T18">);</text:span></text:p>
      <text:p text:style-name="P11"><text:tab/><text:tab/><text:tab/></text:p>
      <text:p text:style-name="P8"><text:span text:style-name="T18"><text:tab/><text:tab/><text:tab/></text:span><text:span text:style-name="T5">//Here we have to write the code to read above statement.so</text:span></text:p>
      <text:p text:style-name="P11"><text:tab/><text:tab/><text:tab/></text:p>
      <text:p text:style-name="P8"><text:span text:style-name="T18"><text:tab/><text:tab/><text:tab/>String <text:s/></text:span><text:span text:style-name="T25">str</text:span><text:span text:style-name="T18">=</text:span><text:span text:style-name="T25">sc</text:span><text:span text:style-name="T18">.nextLine();</text:span></text:p>
      <text:p text:style-name="P11"><text:tab/><text:tab/><text:tab/></text:p>
      <text:p text:style-name="P8"><text:span text:style-name="T18"><text:tab/><text:tab/><text:tab/></text:span><text:span text:style-name="T5">//now we are going to the main logic of the program, we are using simple for loop...</text:span></text:p>
      <text:p text:style-name="P11"><text:tab/><text:tab/><text:tab/></text:p>
      <text:p text:style-name="P8"><text:span text:style-name="T18"><text:tab/><text:tab/><text:tab/></text:span><text:span text:style-name="T14">for</text:span><text:span text:style-name="T18">(</text:span><text:span text:style-name="T14">int</text:span><text:span text:style-name="T18"> </text:span><text:span text:style-name="T25">i</text:span><text:span text:style-name="T18">=0;</text:span><text:span text:style-name="T25">i</text:span><text:span text:style-name="T18">&lt;</text:span><text:span text:style-name="T25">str</text:span><text:span text:style-name="T18">.length();</text:span><text:span text:style-name="T25">i</text:span><text:span text:style-name="T18">++) {</text:span></text:p>
      <text:p text:style-name="P11"><text:tab/><text:tab/><text:tab/><text:tab/></text:p>
      <text:p text:style-name="P8"><text:span text:style-name="T18"><text:tab/><text:tab/><text:tab/><text:tab/></text:span><text:span text:style-name="T5">/*check the if condition,Here we write condition according to ASCII table ,</text:span></text:p>
      <text:p text:style-name="P2"><text:tab/><text:tab/><text:tab/><text:tab/> * we check small letter a to z range is 65 to 90.</text:p>
      <text:p text:style-name="P2"><text:tab/><text:tab/><text:tab/><text:tab/> * and capital letter range A to Z range is 97 to 122.</text:p>
      <text:p text:style-name="P2"><text:tab/><text:tab/><text:tab/><text:tab/> * and apply above condition.so as shown in below..</text:p>
      <text:p text:style-name="P2"><text:tab/><text:tab/><text:tab/><text:tab/> */</text:p>
      <text:p text:style-name="P11"><text:tab/><text:tab/><text:tab/><text:tab/></text:p>
      <text:p text:style-name="P8"><text:span text:style-name="T18"><text:tab/><text:tab/><text:tab/><text:tab/></text:span><text:span text:style-name="T14">if</text:span><text:span text:style-name="T18">(</text:span><text:span text:style-name="T25">str</text:span><text:span text:style-name="T18">.charAt(</text:span><text:span text:style-name="T25">i</text:span><text:span text:style-name="T18">)&gt;=65 &amp;&amp; </text:span><text:span text:style-name="T25">str</text:span><text:span text:style-name="T18">.charAt(</text:span><text:span text:style-name="T25">i</text:span><text:span text:style-name="T18">)&lt;=90) {</text:span></text:p>
      <text:p text:style-name="P11"><text:tab/><text:tab/><text:tab/><text:tab/><text:tab/> </text:p>
      <text:p text:style-name="P8"><text:span text:style-name="T18"><text:tab/><text:tab/><text:tab/><text:tab/><text:tab/></text:span><text:span text:style-name="T25">a</text:span><text:span text:style-name="T18">[</text:span><text:span text:style-name="T25">str</text:span><text:span text:style-name="T18">.charAt(</text:span><text:span text:style-name="T25">i</text:span><text:span text:style-name="T18">)-65]++;</text:span></text:p>
      <text:p text:style-name="P11"><text:tab/><text:tab/><text:tab/><text:tab/>}</text:p>
      <text:p text:style-name="P8"><text:span text:style-name="T18"><text:tab/><text:tab/><text:tab/><text:tab/></text:span><text:span text:style-name="T14">else</text:span><text:span text:style-name="T18"> </text:span><text:span text:style-name="T14">if</text:span><text:span text:style-name="T18">(</text:span><text:span text:style-name="T25">str</text:span><text:span text:style-name="T18">.charAt(</text:span><text:span text:style-name="T25">i</text:span><text:span text:style-name="T18">)&gt;=97 &amp;&amp; </text:span><text:span text:style-name="T25">str</text:span><text:span text:style-name="T18">.charAt(</text:span><text:span text:style-name="T25">i</text:span><text:span text:style-name="T18">)&lt;=122) {</text:span></text:p>
      <text:p text:style-name="P8"><text:span text:style-name="T18"><text:tab/><text:tab/><text:tab/><text:tab/><text:tab/></text:span><text:span text:style-name="T25">a</text:span><text:span text:style-name="T18">[</text:span><text:span text:style-name="T25">str</text:span><text:span text:style-name="T18">.charAt(</text:span><text:span text:style-name="T25">i</text:span><text:span text:style-name="T18">)-97]++;</text:span></text:p>
      <text:p text:style-name="P11"><text:tab/><text:tab/><text:tab/><text:tab/>}</text:p>
      <text:p text:style-name="P11"><text:tab/><text:tab/><text:tab/>}</text:p>
      <text:p text:style-name="P11"><text:tab/><text:tab/></text:p>
      <text:p text:style-name="P11"><text:tab/><text:tab/></text:p>
      <text:p text:style-name="P11"><text:tab/><text:tab/></text:p>
      <text:p text:style-name="P11"><text:soft-page-break/><text:tab/><text:tab/></text:p>
      <text:p text:style-name="P8"><text:span text:style-name="T18"><text:tab/><text:tab/></text:span><text:span text:style-name="T5">//now we retrive the data to the Array index so use for loop...</text:span></text:p>
      <text:p text:style-name="P8"><text:span text:style-name="T18"><text:tab/><text:tab/></text:span><text:span text:style-name="T14">try</text:span><text:span text:style-name="T18"> {</text:span></text:p>
      <text:p text:style-name="P8"><text:span text:style-name="T18"><text:tab/><text:tab/></text:span><text:span text:style-name="T14">for</text:span><text:span text:style-name="T18">(</text:span><text:span text:style-name="T14">int</text:span><text:span text:style-name="T18"> </text:span><text:span text:style-name="T25">i</text:span><text:span text:style-name="T18">=0;</text:span><text:span text:style-name="T25">i</text:span><text:span text:style-name="T18">&lt;=26;</text:span><text:span text:style-name="T25">i</text:span><text:span text:style-name="T18">++) {</text:span></text:p>
      <text:p text:style-name="P11"><text:tab/><text:tab/><text:tab/></text:p>
      <text:p text:style-name="P8"><text:span text:style-name="T18"><text:tab/><text:tab/><text:tab/></text:span><text:span text:style-name="T5">/*</text:span></text:p>
      <text:p text:style-name="P2"><text:tab/><text:tab/><text:tab/> * here above loop print upto 26 ,so user wants to print only those String</text:p>
      <text:p text:style-name="P2"><text:tab/><text:tab/><text:tab/> * which is given by users,so</text:p>
      <text:p text:style-name="P2"><text:tab/><text:tab/><text:tab/> * use if condition.... </text:p>
      <text:p text:style-name="P2"><text:tab/><text:tab/><text:tab/> * than display</text:p>
      <text:p text:style-name="P2"><text:tab/><text:tab/><text:tab/> */</text:p>
      <text:p text:style-name="P11"><text:tab/><text:tab/><text:tab/></text:p>
      <text:p text:style-name="P8"><text:span text:style-name="T18"><text:tab/><text:tab/><text:tab/></text:span><text:span text:style-name="T14">if</text:span><text:span text:style-name="T18">(</text:span><text:span text:style-name="T25">a</text:span><text:span text:style-name="T18">[</text:span><text:span text:style-name="T25">i</text:span><text:span text:style-name="T18">]&gt;0) {</text:span></text:p>
      <text:p text:style-name="P8"><text:span text:style-name="T18"><text:tab/><text:tab/><text:tab/><text:tab/>System.</text:span><text:span text:style-name="T33">out</text:span><text:span text:style-name="T18">.println((</text:span><text:span text:style-name="T14">char</text:span><text:span text:style-name="T18">)(</text:span><text:span text:style-name="T25">i</text:span><text:span text:style-name="T18">+65)+</text:span><text:span text:style-name="T38">"-"</text:span><text:span text:style-name="T18">+</text:span><text:span text:style-name="T25">a</text:span><text:span text:style-name="T18">[</text:span><text:span text:style-name="T25">i</text:span><text:span text:style-name="T18">]);</text:span></text:p>
      <text:p text:style-name="P11"><text:tab/><text:tab/><text:tab/>}</text:p>
      <text:p text:style-name="P11"><text:tab/><text:tab/>}</text:p>
      <text:p text:style-name="P11"><text:tab/><text:tab/>}</text:p>
      <text:p text:style-name="P8"><text:span text:style-name="T18"><text:tab/><text:tab/></text:span><text:span text:style-name="T14">catch</text:span><text:span text:style-name="T18"> (Exception </text:span><text:span text:style-name="T25">e</text:span><text:span text:style-name="T18">) {</text:span></text:p>
      <text:p text:style-name="P8"><text:span text:style-name="T18"><text:tab/><text:tab/><text:tab/>System.</text:span><text:span text:style-name="T33">out</text:span><text:span text:style-name="T18">.println(</text:span><text:span text:style-name="T38">"you are out of bound."</text:span><text:span text:style-name="T18">);</text:span></text:p>
      <text:p text:style-name="P11"><text:tab/><text:tab/>}</text:p>
      <text:p text:style-name="P11"><text:tab/>}</text:p>
      <text:p text:style-name="P11"><text:s/>}</text:p>
      <text:p text:style-name="P11"><text:tab/><text:tab/></text:p>
      <text:p text:style-name="P11"><text:s text:c="4"/></text:p>
      <text:p text:style-name="P11"><text:tab/></text:p>
      <text:p text:style-name="P7"/>
      <text:p text:style-name="P7"/>
      <text:p text:style-name="P5">6 a:</text:p>
      <text:p text:style-name="P4"><text:soft-page-break/>//Print the following patterns: (1) Pyramid pattern, (2) Floyd’s, (3) Pascal Triangles.</text:p>
      <text:p text:style-name="P7"/>
      <text:p text:style-name="P8"><text:span text:style-name="T14">public</text:span><text:span text:style-name="T18"> </text:span><text:span text:style-name="T14">class</text:span><text:span text:style-name="T18"> DrawPyramidUseStar {</text:span></text:p>
      <text:p text:style-name="P11"><text:tab/></text:p>
      <text:p text:style-name="P8"><text:span text:style-name="T18"><text:tab/></text:span><text:span text:style-name="T5">//start main method</text:span></text:p>
      <text:p text:style-name="P11"><text:tab/></text:p>
      <text:p text:style-name="P8"><text:span text:style-name="T18"><text:tab/></text:span><text:span text:style-name="T14">public</text:span><text:span text:style-name="T18"> </text:span><text:span text:style-name="T14">static</text:span><text:span text:style-name="T18"> </text:span><text:span text:style-name="T14">void</text:span><text:span text:style-name="T18"> main(String[] </text:span><text:span text:style-name="T25">args</text:span><text:span text:style-name="T18">) {</text:span></text:p>
      <text:p text:style-name="P11"><text:tab/><text:tab/></text:p>
      <text:p text:style-name="P8"><text:span text:style-name="T18"><text:tab/><text:tab/></text:span><text:span text:style-name="T5">/*</text:span></text:p>
      <text:p text:style-name="P2"><text:tab/><text:tab/> * Here we are using for loop to draw pyramid it is totally easy program.</text:p>
      <text:p text:style-name="P2"><text:tab/><text:tab/> * Here i denotes row's and j represnts columns</text:p>
      <text:p text:style-name="P2"><text:tab/><text:tab/> * Here we also use third varible K for printing * on the display</text:p>
      <text:p text:style-name="P2"><text:tab/><text:tab/> */</text:p>
      <text:p text:style-name="P11"><text:tab/><text:tab/></text:p>
      <text:p text:style-name="P11"><text:tab/><text:tab/></text:p>
      <text:p text:style-name="P8"><text:span text:style-name="T18"><text:tab/><text:tab/></text:span><text:span text:style-name="T5">//now here we are checking condition if it is true it will go for next step..</text:span></text:p>
      <text:p text:style-name="P11"><text:tab/><text:tab/></text:p>
      <text:p text:style-name="P8"><text:span text:style-name="T18"><text:tab/><text:tab/></text:span><text:span text:style-name="T14">for</text:span><text:span text:style-name="T18">(</text:span><text:span text:style-name="T14">int</text:span><text:span text:style-name="T18"> </text:span><text:span text:style-name="T25">i</text:span><text:span text:style-name="T18">=1;</text:span><text:span text:style-name="T25">i</text:span><text:span text:style-name="T18">&lt;=4;</text:span><text:span text:style-name="T25">i</text:span><text:span text:style-name="T18">++) {</text:span></text:p>
      <text:p text:style-name="P11"><text:tab/><text:tab/><text:tab/></text:p>
      <text:p text:style-name="P11"><text:tab/><text:tab/><text:tab/></text:p>
      <text:p text:style-name="P8"><text:span text:style-name="T18"><text:tab/></text:span><text:span text:style-name="T5">/*</text:span></text:p>
      <text:p text:style-name="P2"><text:tab/> * here check if condition is staisfied it will iterate ,like below</text:p>
      <text:p text:style-name="P2"><text:tab/> * j=4 and i=1</text:p>
      <text:p text:style-name="P2"><text:tab/> * so we check 4&gt;=1-true it will print blank space</text:p>
      <text:p text:style-name="P2"><text:tab/> * 3&gt;=1-true it will print blank space</text:p>
      <text:p text:style-name="P2"><text:tab/> * 2&gt;=1-true it will print blank space</text:p>
      <text:p text:style-name="P2"><text:tab/> * 1&gt;=1-true it will print blank space</text:p>
      <text:p text:style-name="P2"><text:tab/> * 0&gt;=1-false it will terminate the loops and goto next loop</text:p>
      <text:p text:style-name="P2"><text:soft-page-break/><text:tab/> */</text:p>
      <text:p text:style-name="P8"><text:span text:style-name="T18"><text:tab/><text:tab/><text:tab/></text:span><text:span text:style-name="T14">for</text:span><text:span text:style-name="T18">(</text:span><text:span text:style-name="T14">int</text:span><text:span text:style-name="T18"> </text:span><text:span text:style-name="T25">j</text:span><text:span text:style-name="T18">=4;</text:span><text:span text:style-name="T25">j</text:span><text:span text:style-name="T18">&gt;=</text:span><text:span text:style-name="T25">i</text:span><text:span text:style-name="T18">;</text:span><text:span text:style-name="T25">j</text:span><text:span text:style-name="T18">--) {</text:span></text:p>
      <text:p text:style-name="P11"><text:tab/><text:tab/><text:tab/><text:tab/></text:p>
      <text:p text:style-name="P8"><text:span text:style-name="T18"><text:tab/><text:tab/><text:tab/><text:tab/>System.</text:span><text:span text:style-name="T33">out</text:span><text:span text:style-name="T18">.print(</text:span><text:span text:style-name="T38">" "</text:span><text:span text:style-name="T18">);</text:span></text:p>
      <text:p text:style-name="P11"><text:tab/><text:tab/><text:tab/>}</text:p>
      <text:p text:style-name="P11"><text:tab/><text:tab/><text:tab/></text:p>
      <text:p text:style-name="P8"><text:span text:style-name="T18"><text:tab/><text:tab/><text:tab/></text:span><text:span text:style-name="T5">/*</text:span></text:p>
      <text:p text:style-name="P2"><text:tab/><text:tab/><text:tab/> * after complete above loop than we come here and same procedure we will follow</text:p>
      <text:p text:style-name="P2"><text:tab/><text:tab/><text:tab/> * we check if condition is true it will print star</text:p>
      <text:p text:style-name="P2"><text:tab/><text:tab/><text:tab/> * k=1 and i=1 so we check</text:p>
      <text:p text:style-name="P2"><text:tab/><text:tab/><text:tab/> * k&lt;=i,1&lt;=1-it is true so IT WILL PRINT STARs.</text:p>
      <text:p text:style-name="P2"><text:tab/><text:tab/><text:tab/> * if k=2 and i=1 2&lt;=1-it is false and terminate the loop and go for next line.</text:p>
      <text:p text:style-name="P2"><text:tab/><text:tab/><text:tab/> */</text:p>
      <text:p text:style-name="P11"><text:tab/><text:tab/><text:tab/></text:p>
      <text:p text:style-name="P8"><text:span text:style-name="T18"><text:tab/><text:tab/><text:tab/></text:span><text:span text:style-name="T14">for</text:span><text:span text:style-name="T18">(</text:span><text:span text:style-name="T14">int</text:span><text:span text:style-name="T18"> </text:span><text:span text:style-name="T25">k</text:span><text:span text:style-name="T18">=1;</text:span><text:span text:style-name="T25">k</text:span><text:span text:style-name="T18">&lt;=</text:span><text:span text:style-name="T25">i</text:span><text:span text:style-name="T18">;</text:span><text:span text:style-name="T25">k</text:span><text:span text:style-name="T18">++) {</text:span></text:p>
      <text:p text:style-name="P11"><text:tab/><text:tab/><text:tab/><text:tab/></text:p>
      <text:p text:style-name="P2">//Be careful Here while you writing * so you give only single space left to right direction as shown below</text:p>
      <text:p text:style-name="P8"><text:span text:style-name="T18"><text:tab/><text:tab/><text:tab/><text:tab/>System.</text:span><text:span text:style-name="T33">out</text:span><text:span text:style-name="T18">.print(</text:span><text:span text:style-name="T38">" *"</text:span><text:span text:style-name="T18">);</text:span></text:p>
      <text:p text:style-name="P11"><text:tab/><text:tab/><text:tab/>}</text:p>
      <text:p text:style-name="P8"><text:span text:style-name="T18"><text:tab/><text:tab/><text:tab/>System.</text:span><text:span text:style-name="T33">out</text:span><text:span text:style-name="T18">.println();</text:span></text:p>
      <text:p text:style-name="P11"><text:tab/><text:tab/>}</text:p>
      <text:p text:style-name="P11"><text:tab/><text:tab/></text:p>
      <text:p text:style-name="P11"><text:tab/>}</text:p>
      <text:p text:style-name="P7"/>
      <text:p text:style-name="P11">}</text:p>
      <text:p text:style-name="P7"/>
      <text:p text:style-name="P34"><text:span text:style-name="T40">6 b:</text:span><text:span text:style-name="T14">import</text:span><text:span text:style-name="T18"> java.util.Scanner;</text:span></text:p>
      <text:p text:style-name="P7"><text:soft-page-break/></text:p>
      <text:p text:style-name="P8"><text:span text:style-name="T14">public</text:span><text:span text:style-name="T18"> </text:span><text:span text:style-name="T14">class</text:span><text:span text:style-name="T18"> FloydsTriangle {</text:span></text:p>
      <text:p text:style-name="P7"/>
      <text:p text:style-name="P8"><text:span text:style-name="T18"><text:tab/></text:span><text:span text:style-name="T14">public</text:span><text:span text:style-name="T18"> </text:span><text:span text:style-name="T14">static</text:span><text:span text:style-name="T18"> </text:span><text:span text:style-name="T14">void</text:span><text:span text:style-name="T18"> main(String[] </text:span><text:span text:style-name="T25">args</text:span><text:span text:style-name="T18">) {</text:span></text:p>
      <text:p text:style-name="P11"><text:tab/><text:tab/></text:p>
      <text:p text:style-name="P11"><text:tab/><text:tab/></text:p>
      <text:p text:style-name="P8"><text:span text:style-name="T18"><text:tab/><text:tab/></text:span><text:span text:style-name="T5">//declare variable</text:span></text:p>
      <text:p text:style-name="P8"><text:span text:style-name="T18"><text:tab/><text:tab/></text:span><text:span text:style-name="T14">int</text:span><text:span text:style-name="T18"> </text:span><text:span text:style-name="T25">n</text:span><text:span text:style-name="T18">,</text:span><text:span text:style-name="T25">number</text:span><text:span text:style-name="T18">=1;</text:span></text:p>
      <text:p text:style-name="P11"><text:tab/><text:tab/></text:p>
      <text:p text:style-name="P8"><text:span text:style-name="T18"><text:tab/><text:tab/></text:span><text:span text:style-name="T5">//here we take the input through users,so we have write this syntax</text:span></text:p>
      <text:p text:style-name="P8"><text:span text:style-name="T18"><text:tab/><text:tab/>Scanner </text:span><text:span text:style-name="T26">sc</text:span><text:span text:style-name="T18"> = </text:span><text:span text:style-name="T14">new</text:span><text:span text:style-name="T18"> Scanner(System.</text:span><text:span text:style-name="T33">in</text:span><text:span text:style-name="T18">); </text:span></text:p>
      <text:p text:style-name="P11"><text:tab/><text:tab/></text:p>
      <text:p text:style-name="P8"><text:span text:style-name="T18"><text:tab/><text:tab/><text:tab/>System.</text:span><text:span text:style-name="T33">out</text:span><text:span text:style-name="T18">.println(</text:span><text:span text:style-name="T38">"Enter the Lines:"</text:span><text:span text:style-name="T18">);</text:span></text:p>
      <text:p text:style-name="P11"><text:tab/><text:tab/><text:tab/></text:p>
      <text:p text:style-name="P8"><text:span text:style-name="T18"><text:tab/><text:tab/><text:tab/></text:span><text:span text:style-name="T5">//Here we have to write the code to read above statement.so</text:span></text:p>
      <text:p text:style-name="P11"><text:tab/><text:tab/><text:tab/></text:p>
      <text:p text:style-name="P8"><text:span text:style-name="T18"><text:tab/><text:tab/><text:tab/> <text:s/></text:span><text:span text:style-name="T25">n</text:span><text:span text:style-name="T18">=</text:span><text:span text:style-name="T25">sc</text:span><text:span text:style-name="T18">.nextInt();</text:span></text:p>
      <text:p text:style-name="P11"><text:tab/><text:tab/><text:tab/></text:p>
      <text:p text:style-name="P11"><text:tab/><text:tab/></text:p>
      <text:p text:style-name="P8"><text:span text:style-name="T18"><text:tab/><text:tab/></text:span><text:span text:style-name="T5">//outer loop</text:span></text:p>
      <text:p text:style-name="P8"><text:span text:style-name="T18"><text:tab/><text:tab/></text:span><text:span text:style-name="T14">for</text:span><text:span text:style-name="T18">(</text:span><text:span text:style-name="T14">int</text:span><text:span text:style-name="T18"> </text:span><text:span text:style-name="T25">i</text:span><text:span text:style-name="T18">=1;</text:span><text:span text:style-name="T25">i</text:span><text:span text:style-name="T18">&lt;</text:span><text:span text:style-name="T25">n</text:span><text:span text:style-name="T18">;</text:span><text:span text:style-name="T25">i</text:span><text:span text:style-name="T18">++) {</text:span></text:p>
      <text:p text:style-name="P11"><text:tab/><text:tab/><text:tab/></text:p>
      <text:p text:style-name="P8"><text:span text:style-name="T18"><text:tab/><text:tab/><text:tab/></text:span><text:span text:style-name="T5">//inner loop</text:span></text:p>
      <text:p text:style-name="P8"><text:span text:style-name="T18"><text:tab/><text:tab/><text:tab/></text:span><text:span text:style-name="T5">/*</text:span></text:p>
      <text:p text:style-name="P2"><text:tab/><text:tab/><text:tab/> * j=1,i=1 so,j&lt;=i is true it will print 1 and than number is incremeant</text:p>
      <text:p text:style-name="P2"><text:tab/><text:tab/><text:tab/> * if j=2 ,i=1 it is not staisfied the condition is terminate go for outer loop again </text:p>
      <text:p text:style-name="P2"><text:tab/><text:tab/><text:tab/> * it follow same procedure</text:p>
      <text:p text:style-name="P2"><text:tab/><text:tab/><text:tab/> */</text:p>
      <text:p text:style-name="P11"><text:soft-page-break/><text:tab/><text:tab/><text:tab/></text:p>
      <text:p text:style-name="P8"><text:span text:style-name="T18"><text:tab/><text:tab/><text:tab/></text:span><text:span text:style-name="T14">for</text:span><text:span text:style-name="T18">(</text:span><text:span text:style-name="T14">int</text:span><text:span text:style-name="T18"> </text:span><text:span text:style-name="T25">j</text:span><text:span text:style-name="T18">=1;</text:span><text:span text:style-name="T25">j</text:span><text:span text:style-name="T18">&lt;=</text:span><text:span text:style-name="T25">i</text:span><text:span text:style-name="T18">;</text:span><text:span text:style-name="T25">j</text:span><text:span text:style-name="T18">++) {</text:span></text:p>
      <text:p text:style-name="P11"><text:tab/><text:tab/><text:tab/><text:tab/></text:p>
      <text:p text:style-name="P8"><text:span text:style-name="T18"><text:tab/><text:tab/><text:tab/><text:tab/>System.</text:span><text:span text:style-name="T33">out</text:span><text:span text:style-name="T18">.print(</text:span><text:span text:style-name="T25">number</text:span><text:span text:style-name="T18">+ </text:span><text:span text:style-name="T38">" "</text:span><text:span text:style-name="T18">);</text:span></text:p>
      <text:p text:style-name="P8"><text:span text:style-name="T18"><text:tab/><text:tab/><text:tab/><text:tab/></text:span><text:span text:style-name="T25">number</text:span><text:span text:style-name="T18">++;</text:span></text:p>
      <text:p text:style-name="P11"><text:tab/><text:tab/><text:tab/>}</text:p>
      <text:p text:style-name="P8"><text:span text:style-name="T18"><text:tab/><text:tab/><text:tab/>System.</text:span><text:span text:style-name="T33">out</text:span><text:span text:style-name="T18">.println();</text:span></text:p>
      <text:p text:style-name="P11"><text:tab/><text:tab/>}</text:p>
      <text:p text:style-name="P11"><text:tab/>}</text:p>
      <text:p text:style-name="P7"/>
      <text:p text:style-name="P11">}</text:p>
      <text:p text:style-name="P21"/>
      <text:p text:style-name="P34"><text:span text:style-name="T40">6 c:</text:span><text:span text:style-name="T14">import</text:span><text:span text:style-name="T18"> java.util.Scanner;</text:span></text:p>
      <text:p text:style-name="P7"/>
      <text:p text:style-name="P2">//Print the following patterns: (2) Pascal Triangles.</text:p>
      <text:p text:style-name="P7"/>
      <text:p text:style-name="P8"><text:span text:style-name="T14">public</text:span><text:span text:style-name="T18"> </text:span><text:span text:style-name="T14">class</text:span><text:span text:style-name="T18"> TestPascalsTringles {</text:span></text:p>
      <text:p text:style-name="P11"><text:tab/></text:p>
      <text:p text:style-name="P8"><text:span text:style-name="T18"><text:tab/></text:span><text:span text:style-name="T5">//start main method</text:span></text:p>
      <text:p text:style-name="P8"><text:span text:style-name="T18"><text:tab/></text:span><text:span text:style-name="T14">public</text:span><text:span text:style-name="T18"> </text:span><text:span text:style-name="T14">static</text:span><text:span text:style-name="T18"> </text:span><text:span text:style-name="T14">void</text:span><text:span text:style-name="T18"> main(String[] </text:span><text:span text:style-name="T25">args</text:span><text:span text:style-name="T18">) {</text:span></text:p>
      <text:p text:style-name="P11"><text:tab/><text:tab/> </text:p>
      <text:p text:style-name="P11"><text:tab/><text:tab/></text:p>
      <text:p text:style-name="P8"><text:span text:style-name="T18"><text:tab/><text:tab/></text:span><text:span text:style-name="T5">//here we take the input through users,so we have write this syntax</text:span></text:p>
      <text:p text:style-name="P8"><text:span text:style-name="T18"><text:tab/><text:tab/><text:tab/><text:tab/>Scanner </text:span><text:span text:style-name="T26">sc</text:span><text:span text:style-name="T18"> = </text:span><text:span text:style-name="T14">new</text:span><text:span text:style-name="T18"> Scanner(System.</text:span><text:span text:style-name="T33">in</text:span><text:span text:style-name="T18">); </text:span></text:p>
      <text:p text:style-name="P11"><text:tab/><text:tab/><text:tab/><text:tab/></text:p>
      <text:p text:style-name="P8"><text:span text:style-name="T18"><text:tab/><text:tab/><text:tab/><text:tab/><text:tab/>System.</text:span><text:span text:style-name="T33">out</text:span><text:span text:style-name="T18">.println(</text:span><text:span text:style-name="T38">"Enter the Lines:"</text:span><text:span text:style-name="T18">);</text:span></text:p>
      <text:p text:style-name="P11"><text:tab/><text:tab/><text:tab/><text:tab/><text:tab/></text:p>
      <text:p text:style-name="P8"><text:span text:style-name="T18"><text:tab/><text:tab/><text:tab/><text:tab/><text:tab/></text:span><text:span text:style-name="T5">//Here we have to write the code to read above statement.so</text:span></text:p>
      <text:p text:style-name="P11"><text:soft-page-break/><text:tab/><text:tab/><text:tab/><text:tab/><text:tab/></text:p>
      <text:p text:style-name="P8"><text:span text:style-name="T18"><text:tab/><text:tab/><text:tab/><text:tab/><text:tab/></text:span><text:span text:style-name="T14">int</text:span><text:span text:style-name="T18"> <text:s/></text:span><text:span text:style-name="T25">no</text:span><text:span text:style-name="T18">=</text:span><text:span text:style-name="T25">sc</text:span><text:span text:style-name="T18">.nextInt();</text:span></text:p>
      <text:p text:style-name="P11"><text:tab/><text:tab/><text:tab/><text:tab/><text:tab/></text:p>
      <text:p text:style-name="P11"><text:tab/><text:tab/><text:tab/><text:tab/><text:tab/></text:p>
      <text:p text:style-name="P8"><text:span text:style-name="T18"><text:tab/><text:tab/><text:tab/><text:tab/><text:tab/></text:span><text:span text:style-name="T5">//Here we declare variables..</text:span></text:p>
      <text:p text:style-name="P11"><text:tab/><text:tab/><text:tab/><text:tab/><text:tab/></text:p>
      <text:p text:style-name="P8"><text:span text:style-name="T18"><text:tab/><text:tab/><text:tab/><text:tab/><text:tab/></text:span><text:span text:style-name="T14">int</text:span><text:span text:style-name="T18"> </text:span><text:span text:style-name="T25">spaces</text:span><text:span text:style-name="T18">=</text:span><text:span text:style-name="T25">no</text:span><text:span text:style-name="T18">;</text:span></text:p>
      <text:p text:style-name="P8"><text:span text:style-name="T18"><text:tab/><text:tab/><text:tab/><text:tab/><text:tab/></text:span><text:span text:style-name="T14">int</text:span><text:span text:style-name="T18"> </text:span><text:span text:style-name="T25">number</text:span><text:span text:style-name="T18">=1;</text:span></text:p>
      <text:p text:style-name="P11"><text:tab/><text:tab/><text:tab/><text:tab/><text:tab/></text:p>
      <text:p text:style-name="P8"><text:span text:style-name="T18"><text:tab/><text:tab/><text:tab/><text:tab/><text:tab/></text:span><text:span text:style-name="T5">//now we are using loops for rows </text:span></text:p>
      <text:p text:style-name="P11"><text:tab/><text:tab/><text:tab/><text:tab/><text:tab/></text:p>
      <text:p text:style-name="P8"><text:span text:style-name="T18"><text:tab/><text:tab/><text:tab/><text:tab/><text:tab/></text:span><text:span text:style-name="T14">for</text:span><text:span text:style-name="T18">(</text:span><text:span text:style-name="T14">int</text:span><text:span text:style-name="T18"> </text:span><text:span text:style-name="T25">i</text:span><text:span text:style-name="T18">=0;</text:span><text:span text:style-name="T25">i</text:span><text:span text:style-name="T18">&lt;</text:span><text:span text:style-name="T25">no</text:span><text:span text:style-name="T18">;</text:span><text:span text:style-name="T25">i</text:span><text:span text:style-name="T18">++) {</text:span></text:p>
      <text:p text:style-name="P11"><text:tab/><text:tab/><text:tab/><text:tab/><text:tab/><text:tab/></text:p>
      <text:p text:style-name="P8"><text:span text:style-name="T18"><text:tab/><text:tab/><text:tab/><text:tab/><text:tab/><text:tab/></text:span><text:span text:style-name="T5">//nested loop using for spaces </text:span></text:p>
      <text:p text:style-name="P11"><text:tab/><text:tab/><text:tab/><text:tab/><text:tab/><text:tab/></text:p>
      <text:p text:style-name="P8"><text:span text:style-name="T18"><text:tab/><text:tab/><text:tab/><text:tab/><text:tab/><text:tab/></text:span><text:span text:style-name="T14">for</text:span><text:span text:style-name="T18">(</text:span><text:span text:style-name="T14">int</text:span><text:span text:style-name="T18"> </text:span><text:span text:style-name="T25">s</text:span><text:span text:style-name="T18">=0;</text:span><text:span text:style-name="T25">s</text:span><text:span text:style-name="T18">&lt;=</text:span><text:span text:style-name="T25">spaces</text:span><text:span text:style-name="T18">;</text:span><text:span text:style-name="T25">s</text:span><text:span text:style-name="T18">++) {</text:span></text:p>
      <text:p text:style-name="P8"><text:span text:style-name="T18"><text:tab/><text:tab/><text:tab/><text:tab/><text:tab/><text:tab/><text:tab/>System.</text:span><text:span text:style-name="T33">out</text:span><text:span text:style-name="T18">.print(</text:span><text:span text:style-name="T38">" "</text:span><text:span text:style-name="T18">);</text:span></text:p>
      <text:p text:style-name="P11"><text:tab/><text:tab/><text:tab/><text:tab/><text:tab/><text:tab/>}</text:p>
      <text:p text:style-name="P8"><text:span text:style-name="T18"><text:tab/><text:tab/><text:tab/><text:tab/><text:tab/><text:tab/></text:span><text:span text:style-name="T5">/*</text:span></text:p>
      <text:p text:style-name="P2"><text:tab/><text:tab/><text:tab/><text:tab/><text:tab/><text:tab/> * here we are using loop for column and wemust intialize again number=1..</text:p>
      <text:p text:style-name="P2"><text:tab/><text:tab/><text:tab/><text:tab/><text:tab/><text:tab/> * if you are not intialize number=1 so it will not print in side one;</text:p>
      <text:p text:style-name="P2"><text:tab/><text:tab/><text:tab/><text:tab/><text:tab/><text:tab/> */</text:p>
      <text:p text:style-name="P8"><text:span text:style-name="T18"><text:tab/><text:tab/><text:tab/><text:tab/><text:tab/><text:tab/></text:span><text:span text:style-name="T25">number</text:span><text:span text:style-name="T18">=1;</text:span></text:p>
      <text:p text:style-name="P11"><text:tab/><text:tab/><text:tab/><text:tab/><text:tab/><text:tab/></text:p>
      <text:p text:style-name="P8"><text:span text:style-name="T18"><text:tab/><text:tab/><text:tab/><text:tab/><text:tab/><text:tab/></text:span><text:span text:style-name="T14">for</text:span><text:span text:style-name="T18">(</text:span><text:span text:style-name="T14">int</text:span><text:span text:style-name="T18"> </text:span><text:span text:style-name="T25">j</text:span><text:span text:style-name="T18">=0;</text:span><text:span text:style-name="T25">j</text:span><text:span text:style-name="T18">&lt;=</text:span><text:span text:style-name="T25">i</text:span><text:span text:style-name="T18">;</text:span><text:span text:style-name="T25">j</text:span><text:span text:style-name="T18">++) {</text:span></text:p>
      <text:p text:style-name="P11"><text:tab/><text:tab/><text:tab/><text:tab/><text:tab/><text:tab/><text:tab/></text:p>
      <text:p text:style-name="P8"><text:span text:style-name="T18"><text:tab/><text:tab/><text:tab/><text:tab/><text:tab/><text:tab/><text:tab/></text:span><text:span text:style-name="T5">//Here Becarefull single spaces only give in between inverted commas.</text:span></text:p>
      <text:p text:style-name="P8"><text:span text:style-name="T18"><text:tab/><text:tab/><text:tab/><text:tab/><text:tab/><text:tab/><text:tab/>System.</text:span><text:span text:style-name="T33">out</text:span><text:span text:style-name="T18">.print(</text:span><text:span text:style-name="T25">number</text:span><text:span text:style-name="T18"> + </text:span><text:span text:style-name="T38">" "</text:span><text:span text:style-name="T18">);</text:span></text:p>
      <text:p text:style-name="P11"><text:soft-page-break/><text:tab/><text:tab/><text:tab/><text:tab/><text:tab/><text:tab/><text:tab/></text:p>
      <text:p text:style-name="P8"><text:span text:style-name="T18"><text:tab/><text:tab/><text:tab/><text:tab/><text:tab/><text:tab/><text:tab/></text:span><text:span text:style-name="T5">//now we are using formula to calculate between numbers</text:span></text:p>
      <text:p text:style-name="P11"><text:tab/><text:tab/><text:tab/><text:tab/><text:tab/><text:tab/><text:tab/></text:p>
      <text:p text:style-name="P8"><text:span text:style-name="T18"><text:tab/><text:tab/><text:tab/><text:tab/><text:tab/><text:tab/><text:tab/></text:span><text:span text:style-name="T25">number</text:span><text:span text:style-name="T18">=</text:span><text:span text:style-name="T25">number</text:span><text:span text:style-name="T18">*(</text:span><text:span text:style-name="T25">i</text:span><text:span text:style-name="T18">-</text:span><text:span text:style-name="T25">j</text:span><text:span text:style-name="T18">)/(</text:span><text:span text:style-name="T25">j</text:span><text:span text:style-name="T18">+1);</text:span></text:p>
      <text:p text:style-name="P11"><text:tab/><text:tab/><text:tab/><text:tab/><text:tab/><text:tab/><text:tab/></text:p>
      <text:p text:style-name="P11"><text:tab/><text:tab/><text:tab/><text:tab/><text:tab/><text:tab/><text:tab/></text:p>
      <text:p text:style-name="P11"><text:tab/><text:tab/><text:tab/><text:tab/><text:tab/><text:tab/>}</text:p>
      <text:p text:style-name="P8"><text:span text:style-name="T18"><text:tab/><text:tab/><text:tab/><text:tab/><text:tab/><text:tab/></text:span><text:span text:style-name="T5">//decrement of spaces;</text:span></text:p>
      <text:p text:style-name="P8"><text:span text:style-name="T18"><text:tab/><text:tab/><text:tab/><text:tab/><text:tab/><text:tab/></text:span><text:span text:style-name="T25">spaces</text:span><text:span text:style-name="T18">--;</text:span></text:p>
      <text:p text:style-name="P8"><text:span text:style-name="T18"><text:tab/><text:tab/><text:tab/><text:tab/><text:tab/><text:tab/></text:span><text:span text:style-name="T5">//for nextline purpose we are using</text:span></text:p>
      <text:p text:style-name="P8"><text:span text:style-name="T18"><text:tab/><text:tab/><text:tab/><text:tab/><text:tab/><text:tab/>System.</text:span><text:span text:style-name="T33">out</text:span><text:span text:style-name="T18">.println();</text:span></text:p>
      <text:p text:style-name="P11"><text:tab/><text:tab/><text:tab/><text:tab/><text:tab/>}</text:p>
      <text:p text:style-name="P11"><text:tab/>}</text:p>
      <text:p text:style-name="P7"/>
      <text:p text:style-name="P11">}</text:p>
      <text:p text:style-name="P21"/>
      <text:p text:style-name="P21"/>
      <text:p text:style-name="P35"><text:span text:style-name="T41">7 a:</text:span><text:span text:style-name="T5">//find factorial of a number using <text:s/>(2) recursion</text:span></text:p>
      <text:p text:style-name="P7"/>
      <text:p text:style-name="P2">//ans:-A function called itself is called recursion so as shown in below </text:p>
      <text:p text:style-name="P7"/>
      <text:p text:style-name="P8"><text:span text:style-name="T14">public</text:span><text:span text:style-name="T18"> </text:span><text:span text:style-name="T14">class</text:span><text:span text:style-name="T18"> RecursionFactorial {</text:span></text:p>
      <text:p text:style-name="P11"><text:tab/></text:p>
      <text:p text:style-name="P8"><text:span text:style-name="T18"><text:tab/></text:span><text:span text:style-name="T5">//states</text:span></text:p>
      <text:p text:style-name="P8"><text:span text:style-name="T18"><text:tab/></text:span><text:span text:style-name="T14">static</text:span><text:span text:style-name="T18"> </text:span><text:span text:style-name="T14">int</text:span><text:span text:style-name="T18"> </text:span><text:span text:style-name="T34">fact</text:span><text:span text:style-name="T18">=1;</text:span></text:p>
      <text:p text:style-name="P11"><text:tab/></text:p>
      <text:p text:style-name="P8"><text:span text:style-name="T18"><text:tab/></text:span><text:span text:style-name="T5">//Behaviours or methods we are using here</text:span></text:p>
      <text:p text:style-name="P8"><text:span text:style-name="T18"><text:tab/></text:span><text:span text:style-name="T14">int</text:span><text:span text:style-name="T18"> calFact(</text:span><text:span text:style-name="T14">int</text:span><text:span text:style-name="T18"> </text:span><text:span text:style-name="T25">no</text:span><text:span text:style-name="T18">) {</text:span></text:p>
      <text:p text:style-name="P11"><text:soft-page-break/><text:tab/><text:tab/></text:p>
      <text:p text:style-name="P8"><text:span text:style-name="T18"><text:tab/><text:tab/></text:span><text:span text:style-name="T5">//than we use if condition</text:span></text:p>
      <text:p text:style-name="P11"><text:tab/><text:tab/></text:p>
      <text:p text:style-name="P8"><text:span text:style-name="T18"><text:tab/><text:tab/></text:span><text:span text:style-name="T14">if</text:span><text:span text:style-name="T18">(</text:span><text:span text:style-name="T25">no</text:span><text:span text:style-name="T18">&gt;1) {</text:span></text:p>
      <text:p text:style-name="P11"><text:tab/><text:tab/><text:tab/></text:p>
      <text:p text:style-name="P8"><text:span text:style-name="T18"><text:tab/><text:tab/><text:tab/></text:span><text:span text:style-name="T34">fact</text:span><text:span text:style-name="T18">=</text:span><text:span text:style-name="T34">fact</text:span><text:span text:style-name="T18">*</text:span><text:span text:style-name="T25">no</text:span><text:span text:style-name="T18">;</text:span></text:p>
      <text:p text:style-name="P8"><text:span text:style-name="T18"><text:tab/><text:tab/><text:tab/>calFact(</text:span><text:span text:style-name="T25">no</text:span><text:span text:style-name="T18">-1);</text:span></text:p>
      <text:p text:style-name="P11"><text:tab/><text:tab/><text:tab/></text:p>
      <text:p text:style-name="P11"><text:tab/><text:tab/>}</text:p>
      <text:p text:style-name="P8"><text:span text:style-name="T18"><text:tab/><text:tab/></text:span><text:span text:style-name="T14">return</text:span><text:span text:style-name="T18"> </text:span><text:span text:style-name="T34">fact</text:span><text:span text:style-name="T18">;</text:span></text:p>
      <text:p text:style-name="P11"><text:tab/><text:tab/></text:p>
      <text:p text:style-name="P11"><text:tab/>}</text:p>
      <text:p text:style-name="P7"/>
      <text:p text:style-name="P8"><text:span text:style-name="T18"><text:tab/></text:span><text:span text:style-name="T14">public</text:span><text:span text:style-name="T18"> </text:span><text:span text:style-name="T14">static</text:span><text:span text:style-name="T18"> </text:span><text:span text:style-name="T14">void</text:span><text:span text:style-name="T18"> main(String[] </text:span><text:span text:style-name="T25">args</text:span><text:span text:style-name="T18">) {</text:span></text:p>
      <text:p text:style-name="P8"><text:span text:style-name="T18"><text:tab/><text:tab/></text:span><text:span text:style-name="T5">// </text:span><text:span text:style-name="T48">TODO</text:span><text:span text:style-name="T5"> Auto-generated method stub</text:span></text:p>
      <text:p text:style-name="P8"><text:span text:style-name="T18"><text:tab/><text:tab/></text:span><text:span text:style-name="T14">int</text:span><text:span text:style-name="T18"> </text:span><text:span text:style-name="T25">no</text:span><text:span text:style-name="T18">=5,</text:span><text:span text:style-name="T25">res</text:span><text:span text:style-name="T18">;</text:span></text:p>
      <text:p text:style-name="P11"><text:tab/><text:tab/></text:p>
      <text:p text:style-name="P8"><text:span text:style-name="T18"><text:tab/><text:tab/></text:span><text:span text:style-name="T5">//create factorial class object</text:span></text:p>
      <text:p text:style-name="P11"><text:tab/><text:tab/></text:p>
      <text:p text:style-name="P8"><text:span text:style-name="T18"><text:tab/><text:tab/>RecursionFactorial </text:span><text:span text:style-name="T25">f</text:span><text:span text:style-name="T18">=</text:span><text:span text:style-name="T14">new</text:span><text:span text:style-name="T18"> RecursionFactorial();</text:span></text:p>
      <text:p text:style-name="P8"><text:span text:style-name="T18"><text:tab/><text:tab/></text:span><text:span text:style-name="T25">res</text:span><text:span text:style-name="T18">= </text:span><text:span text:style-name="T25">f</text:span><text:span text:style-name="T18">.calFact(</text:span><text:span text:style-name="T25">no</text:span><text:span text:style-name="T18">);</text:span></text:p>
      <text:p text:style-name="P8"><text:span text:style-name="T18"><text:tab/><text:tab/>System.</text:span><text:span text:style-name="T33">out</text:span><text:span text:style-name="T18">.println(</text:span><text:span text:style-name="T25">no</text:span><text:span text:style-name="T18">+ </text:span><text:span text:style-name="T38">" factorial value is:"</text:span><text:span text:style-name="T18">+</text:span><text:span text:style-name="T25">res</text:span><text:span text:style-name="T18">);</text:span></text:p>
      <text:p text:style-name="P11"><text:tab/>}</text:p>
      <text:p text:style-name="P11"><text:tab/></text:p>
      <text:p text:style-name="P7"/>
      <text:p text:style-name="P11"><text:tab/></text:p>
      <text:p text:style-name="P7"/>
      <text:p text:style-name="P11">}</text:p>
      <text:p text:style-name="P23"><text:soft-page-break/></text:p>
      <text:p text:style-name="P35"><text:span text:style-name="T41">7 b:</text:span><text:span text:style-name="T14">import</text:span><text:span text:style-name="T18"> java.util.Scanner;</text:span></text:p>
      <text:p text:style-name="P7"/>
      <text:p text:style-name="P8"><text:span text:style-name="T14">public</text:span><text:span text:style-name="T18"> </text:span><text:span text:style-name="T14">class</text:span><text:span text:style-name="T18"> FactorialNumber {</text:span></text:p>
      <text:p text:style-name="P7"/>
      <text:p text:style-name="P8"><text:span text:style-name="T18"><text:tab/></text:span><text:span text:style-name="T14">public</text:span><text:span text:style-name="T18"> </text:span><text:span text:style-name="T14">static</text:span><text:span text:style-name="T18"> </text:span><text:span text:style-name="T14">void</text:span><text:span text:style-name="T18"> main(String[] </text:span><text:span text:style-name="T25">args</text:span><text:span text:style-name="T18">) {</text:span></text:p>
      <text:p text:style-name="P11"><text:tab/></text:p>
      <text:p text:style-name="P8"><text:span text:style-name="T18"><text:tab/><text:tab/></text:span><text:span text:style-name="T14">int</text:span><text:span text:style-name="T18"> </text:span><text:span text:style-name="T25">n</text:span><text:span text:style-name="T18">,</text:span><text:span text:style-name="T25">fact</text:span><text:span text:style-name="T18"> = 1;</text:span></text:p>
      <text:p text:style-name="P11"><text:tab/><text:tab/></text:p>
      <text:p text:style-name="P8"><text:span text:style-name="T18"><text:tab/><text:tab/></text:span><text:span text:style-name="T5">//here we take the input through users,so we have write this syntax</text:span></text:p>
      <text:p text:style-name="P8"><text:span text:style-name="T18"><text:tab/><text:tab/><text:tab/><text:tab/>Scanner </text:span><text:span text:style-name="T26">sc</text:span><text:span text:style-name="T18"> = </text:span><text:span text:style-name="T14">new</text:span><text:span text:style-name="T18"> Scanner(System.</text:span><text:span text:style-name="T33">in</text:span><text:span text:style-name="T18">); </text:span></text:p>
      <text:p text:style-name="P11"><text:tab/><text:tab/><text:tab/><text:tab/></text:p>
      <text:p text:style-name="P8"><text:span text:style-name="T18"><text:tab/><text:tab/><text:tab/><text:tab/><text:tab/>System.</text:span><text:span text:style-name="T33">out</text:span><text:span text:style-name="T18">.println(</text:span><text:span text:style-name="T38">"Enter the Number:"</text:span><text:span text:style-name="T18">);</text:span></text:p>
      <text:p text:style-name="P11"><text:tab/><text:tab/><text:tab/><text:tab/><text:tab/></text:p>
      <text:p text:style-name="P8"><text:span text:style-name="T18"><text:tab/><text:tab/><text:tab/><text:tab/><text:tab/></text:span><text:span text:style-name="T5">//Here we have to write the code to read above statement.so</text:span></text:p>
      <text:p text:style-name="P11"><text:tab/><text:tab/><text:tab/><text:tab/><text:tab/></text:p>
      <text:p text:style-name="P8"><text:span text:style-name="T18"><text:tab/><text:tab/><text:tab/><text:tab/><text:tab/></text:span><text:span text:style-name="T25">n</text:span><text:span text:style-name="T18">=</text:span><text:span text:style-name="T25">sc</text:span><text:span text:style-name="T18">.nextInt();</text:span></text:p>
      <text:p text:style-name="P11"><text:tab/><text:tab/><text:tab/><text:tab/><text:tab/></text:p>
      <text:p text:style-name="P8"><text:span text:style-name="T18"><text:tab/><text:tab/></text:span><text:span text:style-name="T14">for</text:span><text:span text:style-name="T18">(</text:span><text:span text:style-name="T14">int</text:span><text:span text:style-name="T18"> </text:span><text:span text:style-name="T25">i</text:span><text:span text:style-name="T18">=1;</text:span><text:span text:style-name="T25">i</text:span><text:span text:style-name="T18">&lt;=</text:span><text:span text:style-name="T25">n</text:span><text:span text:style-name="T18">;</text:span><text:span text:style-name="T25">i</text:span><text:span text:style-name="T18">++) {</text:span></text:p>
      <text:p text:style-name="P8"><text:span text:style-name="T18"><text:tab/><text:tab/><text:tab/></text:span><text:span text:style-name="T25">fact</text:span><text:span text:style-name="T18">=</text:span><text:span text:style-name="T25">fact</text:span><text:span text:style-name="T18">*</text:span><text:span text:style-name="T25">i</text:span><text:span text:style-name="T18">;</text:span></text:p>
      <text:p text:style-name="P8"><text:span text:style-name="T18"><text:tab/><text:tab/><text:tab/>System.</text:span><text:span text:style-name="T33">out</text:span><text:span text:style-name="T18">.println(</text:span><text:span text:style-name="T25">fact</text:span><text:span text:style-name="T18">);</text:span></text:p>
      <text:p text:style-name="P11"><text:tab/><text:tab/>}</text:p>
      <text:p text:style-name="P11"><text:tab/><text:tab/></text:p>
      <text:p text:style-name="P7"/>
      <text:p text:style-name="P11"><text:tab/>}</text:p>
      <text:p text:style-name="P7"/>
      <text:p text:style-name="P11">}</text:p>
      <text:p text:style-name="P23"/>
      <text:p text:style-name="P23"><text:soft-page-break/></text:p>
      <text:p text:style-name="P32"><text:span text:style-name="T41">8: </text:span><text:span text:style-name="T47">write a program to print a vowel.</text:span></text:p>
      <text:p text:style-name="P45"/>
      <text:p text:style-name="P32"><text:span text:style-name="T14">import</text:span><text:span text:style-name="T18"> java.util.Scanner;</text:span></text:p>
      <text:p text:style-name="P7"/>
      <text:p text:style-name="P8"><text:span text:style-name="T14">public</text:span><text:span text:style-name="T18"> </text:span><text:span text:style-name="T14">class</text:span><text:span text:style-name="T18"> PrintVowel {</text:span></text:p>
      <text:p text:style-name="P11"><text:tab/></text:p>
      <text:p text:style-name="P8"><text:span text:style-name="T18"><text:tab/></text:span><text:span text:style-name="T5">//Start main method </text:span></text:p>
      <text:p text:style-name="P8"><text:span text:style-name="T18"><text:tab/></text:span><text:span text:style-name="T14">public</text:span><text:span text:style-name="T18"> </text:span><text:span text:style-name="T14">static</text:span><text:span text:style-name="T18"> </text:span><text:span text:style-name="T14">void</text:span><text:span text:style-name="T18"> main(String[] </text:span><text:span text:style-name="T25">args</text:span><text:span text:style-name="T18">) {</text:span></text:p>
      <text:p text:style-name="P11"><text:tab/><text:tab/></text:p>
      <text:p text:style-name="P8"><text:span text:style-name="T18"><text:tab/><text:tab/>String </text:span><text:span text:style-name="T25">ch</text:span><text:span text:style-name="T18">;</text:span></text:p>
      <text:p text:style-name="P11"><text:tab/><text:tab/></text:p>
      <text:p text:style-name="P8"><text:span text:style-name="T18"><text:tab/><text:tab/></text:span><text:span text:style-name="T5">//here we take the input through users,so we have write this syntax</text:span></text:p>
      <text:p text:style-name="P8"><text:span text:style-name="T18"><text:tab/><text:tab/><text:tab/><text:tab/>Scanner </text:span><text:span text:style-name="T26">sc</text:span><text:span text:style-name="T18">=</text:span><text:span text:style-name="T14">new</text:span><text:span text:style-name="T18"> Scanner(System.</text:span><text:span text:style-name="T33">in</text:span><text:span text:style-name="T18">);</text:span></text:p>
      <text:p text:style-name="P11"><text:tab/><text:tab/><text:tab/><text:tab/></text:p>
      <text:p text:style-name="P8"><text:span text:style-name="T18"><text:tab/><text:tab/><text:tab/><text:tab/>System.</text:span><text:span text:style-name="T33">out</text:span><text:span text:style-name="T18">.println(</text:span><text:span text:style-name="T38">"Enter the Letter which You want to check:"</text:span><text:span text:style-name="T18">);</text:span></text:p>
      <text:p text:style-name="P11"><text:tab/><text:tab/><text:tab/><text:tab/></text:p>
      <text:p text:style-name="P8"><text:span text:style-name="T18"><text:tab/><text:tab/><text:tab/><text:tab/></text:span><text:span text:style-name="T5">//Here we have to write the code to read above statement.so</text:span></text:p>
      <text:p text:style-name="P11"><text:tab/><text:tab/><text:tab/><text:tab/></text:p>
      <text:p text:style-name="P8"><text:span text:style-name="T18"><text:tab/><text:tab/><text:tab/><text:tab/> </text:span><text:span text:style-name="T25">ch</text:span><text:span text:style-name="T18">=</text:span><text:span text:style-name="T25">sc</text:span><text:span text:style-name="T18">.nextLine();</text:span></text:p>
      <text:p text:style-name="P11"><text:tab/><text:tab/><text:tab/><text:tab/> </text:p>
      <text:p text:style-name="P8"><text:span text:style-name="T18"><text:tab/><text:tab/><text:tab/><text:tab/> </text:span><text:span text:style-name="T5">//Here we simply apply switch case so we can easily uderstand how to print vowel</text:span></text:p>
      <text:p text:style-name="P11"><text:tab/><text:tab/><text:tab/><text:tab/> </text:p>
      <text:p text:style-name="P8"><text:span text:style-name="T18"><text:tab/><text:tab/><text:tab/><text:tab/> </text:span><text:span text:style-name="T14">switch</text:span><text:span text:style-name="T18">(</text:span><text:span text:style-name="T25">ch</text:span><text:span text:style-name="T18">) {</text:span></text:p>
      <text:p text:style-name="P11"><text:tab/><text:tab/><text:tab/><text:tab/> </text:p>
      <text:p text:style-name="P8"><text:span text:style-name="T18"><text:tab/><text:tab/><text:tab/><text:tab/> </text:span><text:span text:style-name="T14">case</text:span><text:span text:style-name="T18"> </text:span><text:span text:style-name="T38">"a"</text:span><text:span text:style-name="T18">:</text:span></text:p>
      <text:p text:style-name="P8"><text:span text:style-name="T18"><text:tab/><text:tab/><text:tab/><text:tab/><text:tab/> System.</text:span><text:span text:style-name="T33">out</text:span><text:span text:style-name="T18">.println(</text:span><text:span text:style-name="T38">"vowel"</text:span><text:span text:style-name="T18">);</text:span></text:p>
      <text:p text:style-name="P8"><text:span text:style-name="T18"><text:tab/><text:tab/><text:tab/><text:tab/><text:tab/> </text:span><text:span text:style-name="T14">break</text:span><text:span text:style-name="T18">;</text:span></text:p>
      <text:p text:style-name="P8"><text:soft-page-break/><text:span text:style-name="T18"><text:tab/><text:tab/><text:tab/><text:tab/> </text:span><text:span text:style-name="T14">case</text:span><text:span text:style-name="T18"> </text:span><text:span text:style-name="T38">"e"</text:span><text:span text:style-name="T18">:</text:span></text:p>
      <text:p text:style-name="P8"><text:span text:style-name="T18"><text:tab/><text:tab/><text:tab/><text:tab/><text:tab/> System.</text:span><text:span text:style-name="T33">out</text:span><text:span text:style-name="T18">.println(</text:span><text:span text:style-name="T38">"vowel"</text:span><text:span text:style-name="T18">);</text:span></text:p>
      <text:p text:style-name="P8"><text:span text:style-name="T18"><text:tab/><text:tab/><text:tab/><text:tab/><text:tab/> </text:span><text:span text:style-name="T14">break</text:span><text:span text:style-name="T18">;</text:span></text:p>
      <text:p text:style-name="P8"><text:span text:style-name="T18"><text:tab/><text:tab/><text:tab/><text:tab/> </text:span><text:span text:style-name="T14">case</text:span><text:span text:style-name="T18"> </text:span><text:span text:style-name="T38">"i"</text:span><text:span text:style-name="T18">:</text:span></text:p>
      <text:p text:style-name="P8"><text:span text:style-name="T18"><text:tab/><text:tab/><text:tab/><text:tab/><text:tab/> System.</text:span><text:span text:style-name="T33">out</text:span><text:span text:style-name="T18">.println(</text:span><text:span text:style-name="T38">"vowel"</text:span><text:span text:style-name="T18">);</text:span></text:p>
      <text:p text:style-name="P8"><text:span text:style-name="T18"><text:tab/><text:tab/><text:tab/><text:tab/><text:tab/> </text:span><text:span text:style-name="T14">break</text:span><text:span text:style-name="T18">;</text:span></text:p>
      <text:p text:style-name="P8"><text:span text:style-name="T18"><text:tab/><text:tab/><text:tab/><text:tab/> </text:span><text:span text:style-name="T14">case</text:span><text:span text:style-name="T18"> </text:span><text:span text:style-name="T38">"o"</text:span><text:span text:style-name="T18">:</text:span></text:p>
      <text:p text:style-name="P8"><text:span text:style-name="T18"><text:tab/><text:tab/><text:tab/><text:tab/><text:tab/> System.</text:span><text:span text:style-name="T33">out</text:span><text:span text:style-name="T18">.println(</text:span><text:span text:style-name="T38">"vowel"</text:span><text:span text:style-name="T18">);</text:span></text:p>
      <text:p text:style-name="P8"><text:span text:style-name="T18"><text:tab/><text:tab/><text:tab/><text:tab/><text:tab/> </text:span><text:span text:style-name="T14">break</text:span><text:span text:style-name="T18">;</text:span></text:p>
      <text:p text:style-name="P8"><text:span text:style-name="T18"><text:tab/><text:tab/><text:tab/><text:tab/> </text:span><text:span text:style-name="T14">case</text:span><text:span text:style-name="T18"> </text:span><text:span text:style-name="T38">"A"</text:span><text:span text:style-name="T18">:</text:span></text:p>
      <text:p text:style-name="P8"><text:span text:style-name="T18"><text:tab/><text:tab/><text:tab/><text:tab/><text:tab/> System.</text:span><text:span text:style-name="T33">out</text:span><text:span text:style-name="T18">.println(</text:span><text:span text:style-name="T38">"vowel"</text:span><text:span text:style-name="T18">);</text:span></text:p>
      <text:p text:style-name="P8"><text:span text:style-name="T18"><text:tab/><text:tab/><text:tab/><text:tab/><text:tab/> </text:span><text:span text:style-name="T14">break</text:span><text:span text:style-name="T18">;</text:span></text:p>
      <text:p text:style-name="P8"><text:span text:style-name="T18"><text:tab/><text:tab/><text:tab/><text:tab/> </text:span><text:span text:style-name="T14">case</text:span><text:span text:style-name="T18"> </text:span><text:span text:style-name="T38">"E"</text:span><text:span text:style-name="T18">:</text:span></text:p>
      <text:p text:style-name="P8"><text:span text:style-name="T18"><text:tab/><text:tab/><text:tab/><text:tab/><text:tab/> System.</text:span><text:span text:style-name="T33">out</text:span><text:span text:style-name="T18">.println(</text:span><text:span text:style-name="T38">"vowel"</text:span><text:span text:style-name="T18">);</text:span></text:p>
      <text:p text:style-name="P8"><text:span text:style-name="T18"><text:tab/><text:tab/><text:tab/><text:tab/><text:tab/> </text:span><text:span text:style-name="T14">break</text:span><text:span text:style-name="T18">;</text:span></text:p>
      <text:p text:style-name="P8"><text:span text:style-name="T18"><text:tab/><text:tab/><text:tab/><text:tab/> </text:span><text:span text:style-name="T14">case</text:span><text:span text:style-name="T18"> </text:span><text:span text:style-name="T38">"I"</text:span><text:span text:style-name="T18">:</text:span></text:p>
      <text:p text:style-name="P8"><text:span text:style-name="T18"><text:tab/><text:tab/><text:tab/><text:tab/><text:tab/> System.</text:span><text:span text:style-name="T33">out</text:span><text:span text:style-name="T18">.println(</text:span><text:span text:style-name="T38">"vowel"</text:span><text:span text:style-name="T18">);</text:span></text:p>
      <text:p text:style-name="P8"><text:span text:style-name="T18"><text:tab/><text:tab/><text:tab/><text:tab/><text:tab/> </text:span><text:span text:style-name="T14">break</text:span><text:span text:style-name="T18">;</text:span></text:p>
      <text:p text:style-name="P8"><text:span text:style-name="T18"><text:tab/><text:tab/><text:tab/><text:tab/> </text:span><text:span text:style-name="T14">case</text:span><text:span text:style-name="T18"> </text:span><text:span text:style-name="T38">"O"</text:span><text:span text:style-name="T18">:</text:span></text:p>
      <text:p text:style-name="P8"><text:span text:style-name="T18"><text:tab/><text:tab/><text:tab/><text:tab/><text:tab/> System.</text:span><text:span text:style-name="T33">out</text:span><text:span text:style-name="T18">.println(</text:span><text:span text:style-name="T38">"vowel"</text:span><text:span text:style-name="T18">);</text:span></text:p>
      <text:p text:style-name="P8"><text:span text:style-name="T18"><text:tab/><text:tab/><text:tab/><text:tab/><text:tab/> </text:span><text:span text:style-name="T14">break</text:span><text:span text:style-name="T18">;</text:span></text:p>
      <text:p text:style-name="P11"><text:tab/><text:tab/><text:tab/><text:tab/><text:tab/> </text:p>
      <text:p text:style-name="P8"><text:span text:style-name="T18"><text:tab/><text:tab/><text:tab/><text:tab/></text:span><text:span text:style-name="T14">default</text:span><text:span text:style-name="T18">:</text:span></text:p>
      <text:p text:style-name="P8"><text:span text:style-name="T18"><text:tab/><text:tab/><text:tab/><text:tab/><text:tab/>System.</text:span><text:span text:style-name="T33">out</text:span><text:span text:style-name="T18">.println(</text:span><text:span text:style-name="T38">"consonant"</text:span><text:span text:style-name="T18">);</text:span></text:p>
      <text:p text:style-name="P7"/>
      <text:p text:style-name="P11"><text:tab/><text:tab/></text:p>
      <text:p text:style-name="P11"><text:tab/><text:tab/><text:tab/><text:tab/> }</text:p>
      <text:p text:style-name="P7"/>
      <text:p text:style-name="P11"><text:soft-page-break/><text:tab/><text:tab/></text:p>
      <text:p text:style-name="P11"><text:tab/>}</text:p>
      <text:p text:style-name="P7"/>
      <text:p text:style-name="P11">}</text:p>
      <text:p text:style-name="P23"/>
      <text:p text:style-name="P23"/>
      <text:p text:style-name="P35"><text:span text:style-name="T41">9.</text:span><text:span text:style-name="T14">import</text:span><text:span text:style-name="T18"> java.util.Scanner;</text:span></text:p>
      <text:p text:style-name="P7"/>
      <text:p text:style-name="P2">//Check if a number is a prime number</text:p>
      <text:p text:style-name="P7"/>
      <text:p text:style-name="P8"><text:span text:style-name="T14">public</text:span><text:span text:style-name="T18"> </text:span><text:span text:style-name="T14">class</text:span><text:span text:style-name="T18"> CheckPrimeNumber {</text:span></text:p>
      <text:p text:style-name="P11"><text:tab/></text:p>
      <text:p text:style-name="P8"><text:span text:style-name="T18"><text:tab/></text:span><text:span text:style-name="T5">//start main method</text:span></text:p>
      <text:p text:style-name="P8"><text:span text:style-name="T18"><text:tab/></text:span><text:span text:style-name="T14">public</text:span><text:span text:style-name="T18"> </text:span><text:span text:style-name="T14">static</text:span><text:span text:style-name="T18"> </text:span><text:span text:style-name="T14">void</text:span><text:span text:style-name="T18"> main(String[] </text:span><text:span text:style-name="T25">args</text:span><text:span text:style-name="T18">) {</text:span></text:p>
      <text:p text:style-name="P11"><text:tab/><text:tab/></text:p>
      <text:p text:style-name="P8"><text:span text:style-name="T18"><text:tab/><text:tab/></text:span><text:span text:style-name="T14">int</text:span><text:span text:style-name="T18"> </text:span><text:span text:style-name="T25">temp</text:span><text:span text:style-name="T18">=0;</text:span></text:p>
      <text:p text:style-name="P8"><text:span text:style-name="T18"><text:tab/><text:tab/></text:span><text:span text:style-name="T5">//here we take the input through users,so we have write this syntax</text:span></text:p>
      <text:p text:style-name="P8"><text:span text:style-name="T18"><text:tab/><text:tab/><text:tab/><text:tab/>Scanner </text:span><text:span text:style-name="T26">sc</text:span><text:span text:style-name="T18">=</text:span><text:span text:style-name="T14">new</text:span><text:span text:style-name="T18"> Scanner(System.</text:span><text:span text:style-name="T33">in</text:span><text:span text:style-name="T18">);</text:span></text:p>
      <text:p text:style-name="P11"><text:tab/><text:tab/><text:tab/><text:tab/></text:p>
      <text:p text:style-name="P8"><text:span text:style-name="T18"><text:tab/><text:tab/><text:tab/><text:tab/>System.</text:span><text:span text:style-name="T33">out</text:span><text:span text:style-name="T18">.println(</text:span><text:span text:style-name="T38">"Enter the Number Which you want to check:"</text:span><text:span text:style-name="T18">);</text:span></text:p>
      <text:p text:style-name="P11"><text:tab/><text:tab/><text:tab/><text:tab/></text:p>
      <text:p text:style-name="P8"><text:span text:style-name="T18"><text:tab/><text:tab/><text:tab/><text:tab/></text:span><text:span text:style-name="T5">//Here we have to write the code to read abov</text:span><text:span text:style-name="T10">e <text:s/></text:span><text:span text:style-name="T5">statement.so</text:span></text:p>
      <text:p text:style-name="P11"><text:tab/><text:tab/><text:tab/><text:tab/></text:p>
      <text:p text:style-name="P8"><text:span text:style-name="T18"><text:tab/><text:tab/><text:tab/><text:tab/></text:span><text:span text:style-name="T14">int</text:span><text:span text:style-name="T18"> </text:span><text:span text:style-name="T25">n</text:span><text:span text:style-name="T18">=</text:span><text:span text:style-name="T25">sc</text:span><text:span text:style-name="T18">.nextInt();</text:span></text:p>
      <text:p text:style-name="P11"><text:tab/><text:tab/><text:tab/><text:tab/></text:p>
      <text:p text:style-name="P8"><text:span text:style-name="T18"><text:tab/><text:tab/><text:tab/><text:tab/></text:span><text:span text:style-name="T5">//now we have to use for loop </text:span></text:p>
      <text:p text:style-name="P11"><text:tab/><text:tab/><text:tab/><text:tab/></text:p>
      <text:p text:style-name="P8"><text:span text:style-name="T18"><text:tab/><text:tab/><text:tab/><text:tab/></text:span><text:span text:style-name="T14">for</text:span><text:span text:style-name="T18">(</text:span><text:span text:style-name="T14">int</text:span><text:span text:style-name="T18"> </text:span><text:span text:style-name="T25">i</text:span><text:span text:style-name="T18">=2;</text:span><text:span text:style-name="T25">i</text:span><text:span text:style-name="T18">&lt;=</text:span><text:span text:style-name="T25">n</text:span><text:span text:style-name="T18">-1;</text:span><text:span text:style-name="T25">i</text:span><text:span text:style-name="T18">++) {</text:span></text:p>
      <text:p text:style-name="P11"><text:soft-page-break/><text:tab/><text:tab/><text:tab/><text:tab/><text:tab/></text:p>
      <text:p text:style-name="P11"><text:tab/><text:tab/><text:tab/><text:tab/><text:tab/></text:p>
      <text:p text:style-name="P8"><text:span text:style-name="T18"><text:tab/><text:tab/><text:tab/><text:tab/><text:tab/></text:span><text:span text:style-name="T5">/*</text:span></text:p>
      <text:p text:style-name="P2"><text:tab/><text:tab/><text:tab/><text:tab/><text:tab/> * if we put n=8 than it will check in for loop if it is satisfied condition </text:p>
      <text:p text:style-name="P2"><text:tab/><text:tab/><text:tab/><text:tab/><text:tab/> * than it will go if condition here 8%2==0 if it is zero so</text:p>
      <text:p text:style-name="P2"><text:tab/><text:tab/><text:tab/><text:tab/><text:tab/> * temp increment temp=0+1=1,than it will go next step and check weather temp value is</text:p>
      <text:p text:style-name="P2"><text:tab/><text:tab/><text:tab/><text:tab/><text:tab/> * greater than zero are not ,if it is zero than print it is prinm number.</text:p>
      <text:p text:style-name="P2"><text:tab/><text:tab/><text:tab/><text:tab/><text:tab/> */</text:p>
      <text:p text:style-name="P11"><text:tab/><text:tab/><text:tab/><text:tab/><text:tab/></text:p>
      <text:p text:style-name="P11"><text:tab/><text:tab/><text:tab/><text:tab/><text:tab/></text:p>
      <text:p text:style-name="P8"><text:span text:style-name="T18"><text:tab/><text:tab/><text:tab/><text:tab/><text:tab/></text:span><text:span text:style-name="T5">//we use condition if both are equal than go next steps example below...</text:span></text:p>
      <text:p text:style-name="P11"><text:tab/><text:tab/><text:tab/><text:tab/><text:tab/></text:p>
      <text:p text:style-name="P8"><text:span text:style-name="T18"><text:tab/><text:tab/><text:tab/><text:tab/><text:tab/></text:span><text:span text:style-name="T14">if</text:span><text:span text:style-name="T18">(</text:span><text:span text:style-name="T25">n</text:span><text:span text:style-name="T18">%</text:span><text:span text:style-name="T25">i</text:span><text:span text:style-name="T18">==0) {</text:span></text:p>
      <text:p text:style-name="P8"><text:span text:style-name="T18"><text:tab/><text:tab/><text:tab/><text:tab/><text:tab/><text:tab/></text:span><text:span text:style-name="T25">temp</text:span><text:span text:style-name="T18">=</text:span><text:span text:style-name="T25">temp</text:span><text:span text:style-name="T18">+1;</text:span></text:p>
      <text:p text:style-name="P11"><text:tab/><text:tab/><text:tab/><text:tab/><text:tab/><text:tab/></text:p>
      <text:p text:style-name="P11"><text:tab/><text:tab/><text:tab/><text:tab/><text:tab/>}</text:p>
      <text:p text:style-name="P11"><text:tab/><text:tab/><text:tab/><text:tab/>}</text:p>
      <text:p text:style-name="P8"><text:span text:style-name="T18"><text:tab/><text:tab/></text:span><text:span text:style-name="T5">//than comparing temp value greater than 0 if it is print prime ,if it is not not prime.</text:span></text:p>
      <text:p text:style-name="P11"><text:tab/><text:tab/><text:tab/><text:tab/></text:p>
      <text:p text:style-name="P8"><text:span text:style-name="T18"><text:tab/><text:tab/><text:tab/><text:tab/></text:span><text:span text:style-name="T14">if</text:span><text:span text:style-name="T18">(</text:span><text:span text:style-name="T25">temp</text:span><text:span text:style-name="T18">&gt;0) {</text:span></text:p>
      <text:p text:style-name="P8"><text:span text:style-name="T18"><text:tab/><text:tab/><text:tab/><text:tab/><text:tab/>System.</text:span><text:span text:style-name="T33">out</text:span><text:span text:style-name="T18">.println(</text:span><text:span text:style-name="T25">n</text:span><text:span text:style-name="T18">+ </text:span><text:span text:style-name="T38">" is a prime number...."</text:span><text:span text:style-name="T18">);</text:span></text:p>
      <text:p text:style-name="P11"><text:tab/><text:tab/><text:tab/><text:tab/>}</text:p>
      <text:p text:style-name="P8"><text:span text:style-name="T18"><text:tab/><text:tab/><text:tab/><text:tab/></text:span><text:span text:style-name="T14">else</text:span><text:span text:style-name="T18"> {</text:span></text:p>
      <text:p text:style-name="P8"><text:span text:style-name="T18"><text:tab/><text:tab/><text:tab/><text:tab/><text:tab/>System.</text:span><text:span text:style-name="T33">out</text:span><text:span text:style-name="T18">.println(</text:span><text:span text:style-name="T25">n</text:span><text:span text:style-name="T18">+ </text:span><text:span text:style-name="T38">" is a not a prime number...."</text:span><text:span text:style-name="T18">);</text:span></text:p>
      <text:p text:style-name="P11"><text:tab/><text:tab/><text:tab/><text:tab/>}</text:p>
      <text:p text:style-name="P11"><text:tab/>}</text:p>
      <text:p text:style-name="P7"/>
      <text:p text:style-name="P11"><text:soft-page-break/>}</text:p>
      <text:p text:style-name="P23"/>
      <text:p text:style-name="P32"><text:span text:style-name="T41">10. <text:s/></text:span><text:span text:style-name="T8">//Write program to display Fibonacci series</text:span></text:p>
      <text:p text:style-name="P45"/>
      <text:p text:style-name="P32"><text:span text:style-name="T14">import</text:span><text:span text:style-name="T18"> java.util.Scanner;</text:span></text:p>
      <text:p text:style-name="P7"/>
      <text:p text:style-name="P8"><text:span text:style-name="T14">public</text:span><text:span text:style-name="T18"> </text:span><text:span text:style-name="T14">class</text:span><text:span text:style-name="T18"> FibonacciSeries {</text:span></text:p>
      <text:p text:style-name="P11"><text:tab/></text:p>
      <text:p text:style-name="P8"><text:span text:style-name="T18"><text:tab/></text:span><text:span text:style-name="T14">public</text:span><text:span text:style-name="T18"> </text:span><text:span text:style-name="T14">static</text:span><text:span text:style-name="T18"> </text:span><text:span text:style-name="T14">void</text:span><text:span text:style-name="T18"> main(String[] </text:span><text:span text:style-name="T25">args</text:span><text:span text:style-name="T18">) {</text:span></text:p>
      <text:p text:style-name="P11"><text:tab/><text:tab/></text:p>
      <text:p text:style-name="P8"><text:span text:style-name="T18"><text:tab/><text:tab/></text:span><text:span text:style-name="T14">int</text:span><text:span text:style-name="T18"> </text:span><text:span text:style-name="T25">a</text:span><text:span text:style-name="T18">,</text:span><text:span text:style-name="T25">b</text:span><text:span text:style-name="T18">,</text:span><text:span text:style-name="T25">c</text:span><text:span text:style-name="T18"> ,</text:span><text:span text:style-name="T25">i</text:span><text:span text:style-name="T18">;</text:span></text:p>
      <text:p text:style-name="P8"><text:span text:style-name="T18"><text:tab/><text:tab/>Scanner </text:span><text:span text:style-name="T26">sc</text:span><text:span text:style-name="T18"> = </text:span><text:span text:style-name="T14">new</text:span><text:span text:style-name="T18"> Scanner(System.</text:span><text:span text:style-name="T33">in</text:span><text:span text:style-name="T18">); </text:span></text:p>
      <text:p text:style-name="P11"><text:tab/><text:tab/></text:p>
      <text:p text:style-name="P8"><text:span text:style-name="T18"><text:tab/><text:tab/>System.</text:span><text:span text:style-name="T33">out</text:span><text:span text:style-name="T18">.println(</text:span><text:span text:style-name="T38">"Enter the Number:"</text:span><text:span text:style-name="T18">);</text:span></text:p>
      <text:p text:style-name="P11"><text:tab/><text:tab/></text:p>
      <text:p text:style-name="P8"><text:span text:style-name="T18"><text:tab/><text:tab/></text:span><text:span text:style-name="T5">//Here we have to write the code to read above statement.so</text:span></text:p>
      <text:p text:style-name="P11"><text:tab/><text:tab/></text:p>
      <text:p text:style-name="P8"><text:span text:style-name="T18"><text:tab/><text:tab/> </text:span><text:span text:style-name="T25">a</text:span><text:span text:style-name="T18">=</text:span><text:span text:style-name="T25">sc</text:span><text:span text:style-name="T18">.nextInt();</text:span></text:p>
      <text:p text:style-name="P11"><text:tab/><text:tab/></text:p>
      <text:p text:style-name="P8"><text:span text:style-name="T18"><text:tab/><text:tab/>System.</text:span><text:span text:style-name="T33">out</text:span><text:span text:style-name="T18">.println(</text:span><text:span text:style-name="T38">"Enter the Number:"</text:span><text:span text:style-name="T18">);</text:span></text:p>
      <text:p text:style-name="P8"><text:span text:style-name="T18"><text:tab/><text:tab/></text:span><text:span text:style-name="T25">b</text:span><text:span text:style-name="T18">=</text:span><text:span text:style-name="T25">sc</text:span><text:span text:style-name="T18">.nextInt();</text:span></text:p>
      <text:p text:style-name="P11"><text:tab/><text:tab/></text:p>
      <text:p text:style-name="P8"><text:span text:style-name="T18"><text:tab/><text:tab/></text:span><text:span text:style-name="T5">//use for loop for iterarte </text:span></text:p>
      <text:p text:style-name="P11"><text:tab/><text:tab/></text:p>
      <text:p text:style-name="P8"><text:span text:style-name="T18"><text:tab/><text:tab/></text:span><text:span text:style-name="T14">for</text:span><text:span text:style-name="T18">(</text:span><text:span text:style-name="T25">i</text:span><text:span text:style-name="T18">=0;</text:span><text:span text:style-name="T25">i</text:span><text:span text:style-name="T18">&lt;=10;</text:span><text:span text:style-name="T25">i</text:span><text:span text:style-name="T18">++) {</text:span></text:p>
      <text:p text:style-name="P8"><text:span text:style-name="T18"><text:tab/><text:tab/><text:tab/></text:span><text:span text:style-name="T5">//calculating c value </text:span></text:p>
      <text:p text:style-name="P8"><text:span text:style-name="T18"><text:tab/><text:tab/><text:tab/></text:span><text:span text:style-name="T25">c</text:span><text:span text:style-name="T18">=</text:span><text:span text:style-name="T25">a</text:span><text:span text:style-name="T18">+</text:span><text:span text:style-name="T25">b</text:span><text:span text:style-name="T18">;</text:span></text:p>
      <text:p text:style-name="P8"><text:span text:style-name="T18"><text:tab/><text:tab/><text:tab/>System.</text:span><text:span text:style-name="T33">out</text:span><text:span text:style-name="T18">.println(</text:span><text:span text:style-name="T25">c</text:span><text:span text:style-name="T18">);</text:span></text:p>
      <text:p text:style-name="P11"><text:soft-page-break/><text:tab/><text:tab/><text:tab/></text:p>
      <text:p text:style-name="P8"><text:span text:style-name="T18"><text:tab/><text:tab/></text:span><text:span text:style-name="T5">//Here we are exchanging variables each other...</text:span></text:p>
      <text:p text:style-name="P8"><text:span text:style-name="T18"><text:tab/><text:tab/></text:span><text:span text:style-name="T25">a</text:span><text:span text:style-name="T18">=</text:span><text:span text:style-name="T25">b</text:span><text:span text:style-name="T18">;</text:span></text:p>
      <text:p text:style-name="P8"><text:span text:style-name="T18"><text:tab/><text:tab/></text:span><text:span text:style-name="T25">b</text:span><text:span text:style-name="T18">=</text:span><text:span text:style-name="T25">c</text:span><text:span text:style-name="T18">;</text:span></text:p>
      <text:p text:style-name="P11"><text:tab/><text:tab/><text:tab/></text:p>
      <text:p text:style-name="P11"><text:tab/><text:tab/>}</text:p>
      <text:p text:style-name="P11"><text:tab/><text:tab/></text:p>
      <text:p text:style-name="P11"><text:tab/><text:tab/></text:p>
      <text:p text:style-name="P11"><text:tab/>}</text:p>
      <text:p text:style-name="P7"/>
      <text:p text:style-name="P11">}</text:p>
      <text:p text:style-name="P23"/>
      <text:p text:style-name="P32"><text:span text:style-name="T41">11 a. </text:span><text:span text:style-name="T8">/*</text:span></text:p>
      <text:p text:style-name="P3"><text:s/>* Write code for the following two programs based on a number: </text:p>
      <text:p text:style-name="P3"><text:s/>* (1) Reverse the digits of a number, </text:p>
      <text:p text:style-name="P3"><text:s/>* (2) find sum of the digits</text:p>
      <text:p text:style-name="P3"><text:s/>* <text:s/>using (a) loop, (b) recursion.</text:p>
      <text:p text:style-name="P17"><text:s/>*/</text:p>
      <text:p text:style-name="P45"/>
      <text:p text:style-name="P45"/>
      <text:p text:style-name="P32"><text:span text:style-name="T14">import</text:span><text:span text:style-name="T18"> java.util.Scanner;</text:span></text:p>
      <text:p text:style-name="P7"/>
      <text:p text:style-name="P8"><text:span text:style-name="T14">public</text:span><text:span text:style-name="T18"> </text:span><text:span text:style-name="T14">class</text:span><text:span text:style-name="T18"> ReveseDigitNumbers {</text:span></text:p>
      <text:p text:style-name="P11"><text:tab/></text:p>
      <text:p text:style-name="P8"><text:span text:style-name="T18"><text:tab/></text:span><text:span text:style-name="T5">//start main method</text:span></text:p>
      <text:p text:style-name="P11"><text:tab/></text:p>
      <text:p text:style-name="P8"><text:span text:style-name="T18"><text:tab/></text:span><text:span text:style-name="T14">public</text:span><text:span text:style-name="T18"> </text:span><text:span text:style-name="T14">static</text:span><text:span text:style-name="T18"> </text:span><text:span text:style-name="T14">void</text:span><text:span text:style-name="T18"> main(String[] </text:span><text:span text:style-name="T25">args</text:span><text:span text:style-name="T18">) {</text:span></text:p>
      <text:p text:style-name="P11"><text:soft-page-break/><text:tab/><text:tab/></text:p>
      <text:p text:style-name="P8"><text:span text:style-name="T18"><text:tab/><text:tab/></text:span><text:span text:style-name="T5">/*</text:span></text:p>
      <text:p text:style-name="P2"><text:tab/><text:tab/> * Use this logic is work properly</text:p>
      <text:p text:style-name="P2"><text:tab/><text:tab/> * int n=0,revnum=0,rem;</text:p>
      <text:p text:style-name="P2"><text:tab/><text:tab/> * //logic is <text:s/>begin</text:p>
      <text:p text:style-name="P2"><text:tab/><text:tab/></text:p>
      <text:p text:style-name="P2"><text:tab/><text:tab/>for(;n!=0;) {</text:p>
      <text:p text:style-name="P2"><text:tab/><text:tab/><text:tab/></text:p>
      <text:p text:style-name="P2"><text:tab/><text:tab/><text:tab/>rem=n%10;</text:p>
      <text:p text:style-name="P2"><text:tab/><text:tab/><text:tab/>revnum=revnum*10+rem;</text:p>
      <text:p text:style-name="P2"><text:tab/><text:tab/><text:tab/>n=n/10;</text:p>
      <text:p text:style-name="P2"><text:tab/><text:tab/><text:tab/></text:p>
      <text:p text:style-name="P2"><text:tab/><text:tab/>}</text:p>
      <text:p text:style-name="P2"><text:tab/><text:tab/> */</text:p>
      <text:p text:style-name="P11"><text:tab/><text:tab/></text:p>
      <text:p text:style-name="P11"><text:tab/><text:tab/></text:p>
      <text:p text:style-name="P8"><text:span text:style-name="T18"><text:tab/><text:tab/> <text:s/></text:span><text:span text:style-name="T14">int</text:span><text:span text:style-name="T18"> </text:span><text:span text:style-name="T25">num</text:span><text:span text:style-name="T18">=0;</text:span></text:p>
      <text:p text:style-name="P8"><text:span text:style-name="T18"><text:tab/> <text:s text:c="5"/></text:span><text:span text:style-name="T14">int</text:span><text:span text:style-name="T18"> </text:span><text:span text:style-name="T25">reversenum</text:span><text:span text:style-name="T18"> =0;</text:span></text:p>
      <text:p text:style-name="P11"><text:tab/> <text:s text:c="5"/></text:p>
      <text:p text:style-name="P8"><text:span text:style-name="T18"><text:tab/> <text:s text:c="5"/>System.</text:span><text:span text:style-name="T33">out</text:span><text:span text:style-name="T18">.println(</text:span><text:span text:style-name="T38">"Input your number and press enter: "</text:span><text:span text:style-name="T18">);</text:span></text:p>
      <text:p text:style-name="P8"><text:span text:style-name="T18"><text:tab/> <text:s text:c="5"/></text:span><text:span text:style-name="T5">//This statement will capture the user input</text:span></text:p>
      <text:p text:style-name="P11"><text:tab/> <text:s text:c="5"/></text:p>
      <text:p text:style-name="P8"><text:span text:style-name="T18"><text:tab/> <text:s text:c="5"/>Scanner </text:span><text:span text:style-name="T26">in</text:span><text:span text:style-name="T18"> = </text:span><text:span text:style-name="T14">new</text:span><text:span text:style-name="T18"> Scanner(System.</text:span><text:span text:style-name="T33">in</text:span><text:span text:style-name="T18">);</text:span></text:p>
      <text:p text:style-name="P11"><text:tab/> <text:s text:c="5"/></text:p>
      <text:p text:style-name="P8"><text:span text:style-name="T18"><text:tab/> <text:s text:c="5"/></text:span><text:span text:style-name="T5">//Captured input would be stored in number num</text:span></text:p>
      <text:p text:style-name="P11"><text:tab/> <text:s text:c="5"/></text:p>
      <text:p text:style-name="P8"><text:span text:style-name="T18"><text:tab/> <text:s text:c="5"/></text:span><text:span text:style-name="T25">num</text:span><text:span text:style-name="T18"> = </text:span><text:span text:style-name="T25">in</text:span><text:span text:style-name="T18">.nextInt();</text:span></text:p>
      <text:p text:style-name="P11"><text:tab/> <text:s text:c="5"/></text:p>
      <text:p text:style-name="P11"><text:soft-page-break/><text:tab/> <text:s text:c="5"/></text:p>
      <text:p text:style-name="P8"><text:span text:style-name="T18"><text:tab/> <text:s text:c="5"/></text:span><text:span text:style-name="T5">/* for loop: No initialization part as num is already</text:span></text:p>
      <text:p text:style-name="P2"><text:tab/> <text:s text:c="6"/>* initialized and no increment/decrement part as logic</text:p>
      <text:p text:style-name="P2"><text:tab/> <text:s text:c="6"/>* num = num/10 already decrements the value of num</text:p>
      <text:p text:style-name="P2"><text:tab/> <text:s text:c="6"/>*/</text:p>
      <text:p text:style-name="P11"><text:tab/> <text:s text:c="5"/></text:p>
      <text:p text:style-name="P8"><text:span text:style-name="T18"><text:tab/> <text:s text:c="5"/></text:span><text:span text:style-name="T5">//LOGIC IS BEGIN.....</text:span></text:p>
      <text:p text:style-name="P11"><text:tab/> <text:s text:c="5"/></text:p>
      <text:p text:style-name="P8"><text:span text:style-name="T18"><text:tab/> <text:s text:c="5"/></text:span><text:span text:style-name="T14">for</text:span><text:span text:style-name="T18">( ;</text:span><text:span text:style-name="T25">num</text:span><text:span text:style-name="T18"> != 0; )</text:span></text:p>
      <text:p text:style-name="P11"><text:tab/> <text:s text:c="5"/>{</text:p>
      <text:p text:style-name="P8"><text:span text:style-name="T18"><text:tab/> <text:s text:c="9"/></text:span><text:span text:style-name="T25">reversenum</text:span><text:span text:style-name="T18"> = </text:span><text:span text:style-name="T25">reversenum</text:span><text:span text:style-name="T18"> * 10;</text:span></text:p>
      <text:p text:style-name="P8"><text:span text:style-name="T18"><text:tab/> <text:s text:c="9"/></text:span><text:span text:style-name="T25">reversenum</text:span><text:span text:style-name="T18"> = </text:span><text:span text:style-name="T25">reversenum</text:span><text:span text:style-name="T18"> + </text:span><text:span text:style-name="T25">num</text:span><text:span text:style-name="T18">%10;</text:span></text:p>
      <text:p text:style-name="P8"><text:span text:style-name="T18"><text:tab/> <text:s text:c="9"/></text:span><text:span text:style-name="T25">num</text:span><text:span text:style-name="T18"> = </text:span><text:span text:style-name="T25">num</text:span><text:span text:style-name="T18">/10;</text:span></text:p>
      <text:p text:style-name="P11"><text:tab/> <text:s text:c="5"/>}</text:p>
      <text:p text:style-name="P7"/>
      <text:p text:style-name="P8"><text:span text:style-name="T18"><text:tab/> <text:s text:c="5"/>System.</text:span><text:span text:style-name="T33">out</text:span><text:span text:style-name="T18">.println(</text:span><text:span text:style-name="T38">"Reverse of specified number is: "</text:span><text:span text:style-name="T18">+</text:span><text:span text:style-name="T25">reversenum</text:span><text:span text:style-name="T18">);</text:span></text:p>
      <text:p text:style-name="P11"><text:tab/></text:p>
      <text:p text:style-name="P11"><text:tab/>}</text:p>
      <text:p text:style-name="P11"><text:tab/></text:p>
      <text:p text:style-name="P11"><text:tab/></text:p>
      <text:p text:style-name="P11">}</text:p>
      <text:p text:style-name="P23"/>
      <text:p text:style-name="P35"><text:span text:style-name="T41">11 b.</text:span><text:span text:style-name="T14">import</text:span><text:span text:style-name="T18"> java.util.Scanner;</text:span></text:p>
      <text:p text:style-name="P7"/>
      <text:p text:style-name="P2">//(2) find sum of the digits using recursion...</text:p>
      <text:p text:style-name="P7"/>
      <text:p text:style-name="P8"><text:span text:style-name="T14">public</text:span><text:span text:style-name="T18"> </text:span><text:span text:style-name="T14">class</text:span><text:span text:style-name="T18"> SumOfDigitsRecursion {</text:span></text:p>
      <text:p text:style-name="P11"><text:tab/></text:p>
      <text:p text:style-name="P11"><text:soft-page-break/><text:tab/></text:p>
      <text:p text:style-name="P8"><text:span text:style-name="T18"><text:tab/></text:span><text:span text:style-name="T5">//Here we provide a method</text:span></text:p>
      <text:p text:style-name="P11"><text:tab/></text:p>
      <text:p text:style-name="P8"><text:span text:style-name="T18"><text:tab/></text:span><text:span text:style-name="T14">static</text:span><text:span text:style-name="T18"> </text:span><text:span text:style-name="T14">int</text:span><text:span text:style-name="T18"> SumOfDigits(</text:span><text:span text:style-name="T14">int</text:span><text:span text:style-name="T18"> </text:span><text:span text:style-name="T25">num</text:span><text:span text:style-name="T18">) {</text:span></text:p>
      <text:p text:style-name="P11"><text:tab/><text:tab/></text:p>
      <text:p text:style-name="P8"><text:span text:style-name="T18"><text:tab/><text:tab/></text:span><text:span text:style-name="T14">if</text:span><text:span text:style-name="T18">(</text:span><text:span text:style-name="T25">num</text:span><text:span text:style-name="T18">==0) {</text:span></text:p>
      <text:p text:style-name="P8"><text:span text:style-name="T18"><text:tab/><text:tab/></text:span><text:span text:style-name="T14">return</text:span><text:span text:style-name="T18"> 0;</text:span></text:p>
      <text:p text:style-name="P11"><text:tab/><text:tab/>}</text:p>
      <text:p text:style-name="P8"><text:span text:style-name="T18"><text:tab/><text:tab/></text:span><text:span text:style-name="T14">return</text:span><text:span text:style-name="T18">(</text:span><text:span text:style-name="T25">num</text:span><text:span text:style-name="T18">%10+</text:span><text:span text:style-name="T20">SumOfDigits</text:span><text:span text:style-name="T18">(</text:span><text:span text:style-name="T25">num</text:span><text:span text:style-name="T18">/10));</text:span></text:p>
      <text:p text:style-name="P11"><text:tab/><text:tab/></text:p>
      <text:p text:style-name="P11"><text:tab/>}</text:p>
      <text:p text:style-name="P11"><text:tab/></text:p>
      <text:p text:style-name="P8"><text:span text:style-name="T18"><text:tab/></text:span><text:span text:style-name="T14">public</text:span><text:span text:style-name="T18"> </text:span><text:span text:style-name="T14">static</text:span><text:span text:style-name="T18"> </text:span><text:span text:style-name="T14">void</text:span><text:span text:style-name="T18"> main(String[] </text:span><text:span text:style-name="T25">args</text:span><text:span text:style-name="T18">) {</text:span></text:p>
      <text:p text:style-name="P11"><text:tab/><text:tab/></text:p>
      <text:p text:style-name="P8"><text:span text:style-name="T18"><text:tab/><text:tab/></text:span><text:span text:style-name="T5">//take input from <text:s/>users with the help of these syntax</text:span></text:p>
      <text:p text:style-name="P11"><text:tab/><text:tab/></text:p>
      <text:p text:style-name="P8"><text:span text:style-name="T18"><text:tab/><text:tab/>Scanner </text:span><text:span text:style-name="T26">s</text:span><text:span text:style-name="T18">=</text:span><text:span text:style-name="T14">new</text:span><text:span text:style-name="T18"> Scanner(System.</text:span><text:span text:style-name="T33">in</text:span><text:span text:style-name="T18">);</text:span></text:p>
      <text:p text:style-name="P8"><text:span text:style-name="T18"><text:tab/><text:tab/>System.</text:span><text:span text:style-name="T33">out</text:span><text:span text:style-name="T18">.println(</text:span><text:span text:style-name="T38">"Enter the number :"</text:span><text:span text:style-name="T18">);</text:span></text:p>
      <text:p text:style-name="P8"><text:span text:style-name="T18"><text:tab/><text:tab/></text:span><text:span text:style-name="T14">int</text:span><text:span text:style-name="T18"> </text:span><text:span text:style-name="T25">num</text:span><text:span text:style-name="T18">=</text:span><text:span text:style-name="T25">s</text:span><text:span text:style-name="T18">.nextInt();</text:span></text:p>
      <text:p text:style-name="P11"><text:tab/><text:tab/></text:p>
      <text:p text:style-name="P8"><text:span text:style-name="T18"><text:tab/><text:tab/></text:span><text:span text:style-name="T14">int</text:span><text:span text:style-name="T18"> </text:span><text:span text:style-name="T25">result</text:span><text:span text:style-name="T18">=</text:span><text:span text:style-name="T20">SumOfDigits</text:span><text:span text:style-name="T18">(</text:span><text:span text:style-name="T25">num</text:span><text:span text:style-name="T18">);</text:span></text:p>
      <text:p text:style-name="P11"><text:tab/><text:tab/></text:p>
      <text:p text:style-name="P8"><text:span text:style-name="T18"><text:tab/><text:tab/>System.</text:span><text:span text:style-name="T33">out</text:span><text:span text:style-name="T18">.println(</text:span><text:span text:style-name="T38">"Sum Of Digits <text:s/>"</text:span><text:span text:style-name="T18">+</text:span><text:span text:style-name="T25">num</text:span><text:span text:style-name="T18">+</text:span><text:span text:style-name="T38">" is "</text:span><text:span text:style-name="T18">+</text:span><text:span text:style-name="T25">result</text:span><text:span text:style-name="T18">);</text:span></text:p>
      <text:p text:style-name="P11"><text:tab/><text:tab/></text:p>
      <text:p text:style-name="P11"><text:tab/><text:tab/></text:p>
      <text:p text:style-name="P11"><text:tab/><text:tab/></text:p>
      <text:p text:style-name="P11"><text:tab/>}</text:p>
      <text:p text:style-name="P7"/>
      <text:p text:style-name="P11"><text:soft-page-break/>}</text:p>
      <text:p text:style-name="P23"/>
      <text:p text:style-name="P23"/>
      <text:p text:style-name="P35"><text:span text:style-name="T41">12.</text:span><text:span text:style-name="T5">/write a program to find missing number</text:span></text:p>
      <text:p text:style-name="P2">//here two way to solve this type of problem 1.straight way 2. using XOR operation</text:p>
      <text:p text:style-name="P7"/>
      <text:p text:style-name="P8"><text:span text:style-name="T14">public</text:span><text:span text:style-name="T18"> </text:span><text:span text:style-name="T14">class</text:span><text:span text:style-name="T18"> FindMissingNumber {</text:span></text:p>
      <text:p text:style-name="P11"><text:tab/></text:p>
      <text:p text:style-name="P8"><text:span text:style-name="T18"><text:tab/></text:span><text:span text:style-name="T5">//start main</text:span></text:p>
      <text:p text:style-name="P8"><text:span text:style-name="T18"><text:tab/></text:span><text:span text:style-name="T14">public</text:span><text:span text:style-name="T18"> </text:span><text:span text:style-name="T14">static</text:span><text:span text:style-name="T18"> </text:span><text:span text:style-name="T14">void</text:span><text:span text:style-name="T18"> main(String[] </text:span><text:span text:style-name="T25">args</text:span><text:span text:style-name="T18">) {</text:span></text:p>
      <text:p text:style-name="P11"><text:tab/><text:tab/></text:p>
      <text:p text:style-name="P8"><text:span text:style-name="T18"><text:tab/><text:tab/></text:span><text:span text:style-name="T5">//using first option</text:span></text:p>
      <text:p text:style-name="P11"><text:tab/><text:tab/></text:p>
      <text:p text:style-name="P8"><text:span text:style-name="T18"><text:tab/><text:tab/></text:span><text:span text:style-name="T5">//first we create array and intialize the variable</text:span></text:p>
      <text:p text:style-name="P11"><text:tab/><text:tab/></text:p>
      <text:p text:style-name="P8"><text:span text:style-name="T18"><text:tab/><text:tab/></text:span><text:span text:style-name="T14">int</text:span><text:span text:style-name="T18">[] </text:span><text:span text:style-name="T25">a</text:span><text:span text:style-name="T18">= {1,2,3,4,6};</text:span></text:p>
      <text:p text:style-name="P11"><text:tab/><text:tab/></text:p>
      <text:p text:style-name="P8"><text:span text:style-name="T18"><text:tab/><text:tab/></text:span><text:span text:style-name="T5">//calculate expexted length of array</text:span></text:p>
      <text:p text:style-name="P11"><text:tab/><text:tab/></text:p>
      <text:p text:style-name="P8"><text:span text:style-name="T18"><text:tab/><text:tab/></text:span><text:span text:style-name="T14">int</text:span><text:span text:style-name="T18"> </text:span><text:span text:style-name="T25">Expected_length_of_element</text:span><text:span text:style-name="T18"> = </text:span><text:span text:style-name="T25">a</text:span><text:span text:style-name="T18">.</text:span><text:span text:style-name="T35">length</text:span><text:span text:style-name="T18">+1;</text:span></text:p>
      <text:p text:style-name="P11"><text:tab/><text:tab/></text:p>
      <text:p text:style-name="P8"><text:span text:style-name="T18"><text:tab/><text:tab/></text:span><text:span text:style-name="T5">/*</text:span></text:p>
      <text:p text:style-name="P2"><text:tab/><text:tab/> * now here we are finding missing element 5 and we expected array is a-&gt;{1,2,3,4,5,6},</text:p>
      <text:p text:style-name="P2"><text:tab/><text:tab/> * <text:s/>so we calculate expected array operation</text:p>
      <text:p text:style-name="P2"><text:tab/><text:tab/> * <text:s/>first find total_sum_of_elements means=1+2+3+4+5+6=21</text:p>
      <text:p text:style-name="P2"><text:tab/><text:tab/> * <text:s/>next we calculate actual array which is intialize above</text:p>
      <text:p text:style-name="P2"><text:tab/><text:tab/> * <text:s/>and caluclate the sum of this array also ,so a-&gt;1+2+3+4+6=16</text:p>
      <text:p text:style-name="P2"><text:tab/><text:tab/> * <text:s/>next step is we have substract and than find missing number 21-16=5</text:p>
      <text:p text:style-name="P2"><text:soft-page-break/><text:tab/><text:tab/> * <text:s/>so we get the missing number </text:p>
      <text:p text:style-name="P2"><text:tab/><text:tab/> * <text:s/>this meathod used for small operations</text:p>
      <text:p text:style-name="P2"><text:tab/><text:tab/> */</text:p>
      <text:p text:style-name="P11"><text:tab/><text:tab/></text:p>
      <text:p text:style-name="P8"><text:span text:style-name="T18"><text:tab/><text:tab/></text:span><text:span text:style-name="T5">//using formula to find <text:s/>this total_sum_of_elements</text:span></text:p>
      <text:p text:style-name="P11"><text:tab/><text:tab/></text:p>
      <text:p text:style-name="P8"><text:span text:style-name="T18"><text:tab/><text:tab/></text:span><text:span text:style-name="T14">int</text:span><text:span text:style-name="T18"> </text:span><text:span text:style-name="T25">total_sum_of_elements</text:span><text:span text:style-name="T18">= </text:span><text:span text:style-name="T25">Expected_length_of_element</text:span><text:span text:style-name="T18">*(</text:span><text:span text:style-name="T25">Expected_length_of_element</text:span><text:span text:style-name="T18">+1)/2;</text:span></text:p>
      <text:p text:style-name="P11"><text:tab/><text:tab/></text:p>
      <text:p text:style-name="P8"><text:span text:style-name="T18"><text:tab/><text:tab/>System.</text:span><text:span text:style-name="T33">out</text:span><text:span text:style-name="T18">.println(</text:span><text:span text:style-name="T38">"this is checking above logic is worked are not:"</text:span><text:span text:style-name="T18">+</text:span><text:span text:style-name="T25">total_sum_of_elements</text:span><text:span text:style-name="T18">);</text:span></text:p>
      <text:p text:style-name="P11"><text:tab/><text:tab/></text:p>
      <text:p text:style-name="P11"><text:tab/><text:tab/></text:p>
      <text:p text:style-name="P8"><text:span text:style-name="T18"><text:tab/><text:tab/>System.</text:span><text:span text:style-name="T33">out</text:span><text:span text:style-name="T18">.println(</text:span><text:span text:style-name="T38">"------------------------------"</text:span><text:span text:style-name="T18">);</text:span></text:p>
      <text:p text:style-name="P11"><text:tab/><text:tab/></text:p>
      <text:p text:style-name="P8"><text:span text:style-name="T18"><text:tab/><text:tab/></text:span><text:span text:style-name="T5">//now we are calculating actual array is given in this program.</text:span></text:p>
      <text:p text:style-name="P11"><text:tab/><text:tab/></text:p>
      <text:p text:style-name="P8"><text:span text:style-name="T18"><text:tab/><text:tab/></text:span><text:span text:style-name="T14">int</text:span><text:span text:style-name="T18"> </text:span><text:span text:style-name="T25">sum</text:span><text:span text:style-name="T18">=0;</text:span></text:p>
      <text:p text:style-name="P11"><text:tab/><text:tab/></text:p>
      <text:p text:style-name="P8"><text:span text:style-name="T18"><text:tab/><text:tab/></text:span><text:span text:style-name="T5">//use for loop for travelsing</text:span></text:p>
      <text:p text:style-name="P11"><text:tab/><text:tab/></text:p>
      <text:p text:style-name="P8"><text:span text:style-name="T18"><text:tab/><text:tab/></text:span><text:span text:style-name="T14">for</text:span><text:span text:style-name="T18">(</text:span><text:span text:style-name="T14">int</text:span><text:span text:style-name="T18"> </text:span><text:span text:style-name="T25">i</text:span><text:span text:style-name="T18">=0;</text:span><text:span text:style-name="T25">i</text:span><text:span text:style-name="T18">&lt;</text:span><text:span text:style-name="T25">a</text:span><text:span text:style-name="T18">.</text:span><text:span text:style-name="T35">length</text:span><text:span text:style-name="T18">;</text:span><text:span text:style-name="T25">i</text:span><text:span text:style-name="T18">++) {</text:span></text:p>
      <text:p text:style-name="P11"><text:tab/><text:tab/><text:tab/></text:p>
      <text:p text:style-name="P8"><text:span text:style-name="T18"><text:tab/><text:tab/><text:tab/></text:span><text:span text:style-name="T25">sum</text:span><text:span text:style-name="T18">=</text:span><text:span text:style-name="T25">sum</text:span><text:span text:style-name="T18">+</text:span><text:span text:style-name="T25">a</text:span><text:span text:style-name="T18">[</text:span><text:span text:style-name="T25">i</text:span><text:span text:style-name="T18">];</text:span></text:p>
      <text:p text:style-name="P11"><text:tab/><text:tab/>}</text:p>
      <text:p text:style-name="P8"><text:span text:style-name="T18"><text:tab/><text:tab/>System.</text:span><text:span text:style-name="T33">out</text:span><text:span text:style-name="T18">.println(</text:span><text:span text:style-name="T38">"Missing Number is :"</text:span><text:span text:style-name="T18">+(</text:span><text:span text:style-name="T25">total_sum_of_elements</text:span><text:span text:style-name="T18">-</text:span><text:span text:style-name="T25">sum</text:span><text:span text:style-name="T18">));</text:span></text:p>
      <text:p text:style-name="P11"><text:tab/>}</text:p>
      <text:p text:style-name="P7"/>
      <text:p text:style-name="P11">}</text:p>
      <text:p text:style-name="P23"><text:soft-page-break/></text:p>
      <text:p text:style-name="P23"/>
      <text:p text:style-name="P35"><text:span text:style-name="T41">12 b.</text:span><text:span text:style-name="T5">/using xor operation we find out missing elements</text:span></text:p>
      <text:p text:style-name="P2">//this is used for large scale of program.</text:p>
      <text:p text:style-name="P7"/>
      <text:p text:style-name="P8"><text:span text:style-name="T14">public</text:span><text:span text:style-name="T18"> </text:span><text:span text:style-name="T14">class</text:span><text:span text:style-name="T18"> UsingXorOperaion {</text:span></text:p>
      <text:p text:style-name="P11"><text:tab/></text:p>
      <text:p text:style-name="P8"><text:span text:style-name="T18"><text:tab/></text:span><text:span text:style-name="T14">public</text:span><text:span text:style-name="T18"> </text:span><text:span text:style-name="T14">static</text:span><text:span text:style-name="T18"> </text:span><text:span text:style-name="T14">void</text:span><text:span text:style-name="T18"> main(String[] </text:span><text:span text:style-name="T25">args</text:span><text:span text:style-name="T18">) {</text:span></text:p>
      <text:p text:style-name="P11"><text:tab/><text:tab/></text:p>
      <text:p text:style-name="P8"><text:span text:style-name="T18"><text:tab/><text:tab/></text:span><text:span text:style-name="T5">//first we create array and intialize the variable</text:span></text:p>
      <text:p text:style-name="P11"><text:tab/><text:tab/></text:p>
      <text:p text:style-name="P8"><text:span text:style-name="T18"><text:tab/><text:tab/><text:tab/><text:tab/></text:span><text:span text:style-name="T14">int</text:span><text:span text:style-name="T18">[] </text:span><text:span text:style-name="T25">a</text:span><text:span text:style-name="T18">= {1,2,3,4,5,6,7,8,9,11,12};</text:span></text:p>
      <text:p text:style-name="P11"><text:tab/><text:tab/><text:tab/><text:tab/></text:p>
      <text:p text:style-name="P8"><text:span text:style-name="T18"><text:tab/><text:tab/><text:tab/><text:tab/></text:span><text:span text:style-name="T5">/*</text:span></text:p>
      <text:p text:style-name="P2"><text:tab/><text:tab/><text:tab/><text:tab/> * Here we perform XOR operation so that we need to know about xor rules.</text:p>
      <text:p text:style-name="P2"><text:tab/><text:tab/><text:tab/><text:tab/> * 1.it is COMMUTATIVE.</text:p>
      <text:p text:style-name="P2"><text:tab/><text:tab/><text:tab/><text:tab/> * 2.it is ASSOCIATIVE.</text:p>
      <text:p text:style-name="P2"><text:tab/><text:tab/><text:tab/><text:tab/> * TABLES IN BELOW ,it shows how both the value is same it is 0 if one value o and another 1</text:p>
      <text:p text:style-name="P2"><text:tab/><text:tab/><text:tab/><text:tab/> * is 1.</text:p>
      <text:p text:style-name="P2"><text:tab/><text:tab/><text:tab/><text:tab/> * 1^1-&gt;0</text:p>
      <text:p text:style-name="P2"><text:tab/><text:tab/><text:tab/><text:tab/> * 0^0-&gt;0;</text:p>
      <text:p text:style-name="P2"><text:tab/><text:tab/><text:tab/><text:tab/> * 1^0-&gt;1;</text:p>
      <text:p text:style-name="P2"><text:tab/><text:tab/><text:tab/><text:tab/> * 0^1-&gt;1;</text:p>
      <text:p text:style-name="P2"><text:tab/><text:tab/><text:tab/><text:tab/> * actual array is above we intialize as you see that.</text:p>
      <text:p text:style-name="P2"><text:tab/><text:tab/><text:tab/><text:tab/> * expected array is a= {1,2,3,4,5,6,7,8,9,10,11,12};</text:p>
      <text:p text:style-name="P2"><text:tab/><text:tab/><text:tab/><text:tab/> */</text:p>
      <text:p text:style-name="P11"><text:tab/><text:tab/><text:tab/><text:tab/></text:p>
      <text:p text:style-name="P8"><text:soft-page-break/><text:span text:style-name="T18"><text:tab/><text:tab/><text:tab/></text:span><text:span text:style-name="T5">//now we find missing elements in this actual array logic s begin right here<text:tab/></text:span></text:p>
      <text:p text:style-name="P11"><text:tab/><text:tab/><text:tab/><text:tab/></text:p>
      <text:p text:style-name="P8"><text:span text:style-name="T18"><text:tab/><text:tab/><text:tab/><text:tab/></text:span><text:span text:style-name="T14">int</text:span><text:span text:style-name="T18"> </text:span><text:span text:style-name="T25">XOR1</text:span><text:span text:style-name="T18">=</text:span><text:span text:style-name="T25">a</text:span><text:span text:style-name="T18">[0];</text:span></text:p>
      <text:p text:style-name="P11"><text:tab/><text:tab/><text:tab/><text:tab/></text:p>
      <text:p text:style-name="P8"><text:span text:style-name="T18"><text:tab/><text:tab/><text:tab/><text:tab/></text:span><text:span text:style-name="T14">for</text:span><text:span text:style-name="T18">(</text:span><text:span text:style-name="T14">int</text:span><text:span text:style-name="T18"> </text:span><text:span text:style-name="T25">i</text:span><text:span text:style-name="T18">=1;</text:span><text:span text:style-name="T25">i</text:span><text:span text:style-name="T18">&lt;</text:span><text:span text:style-name="T25">a</text:span><text:span text:style-name="T18">.</text:span><text:span text:style-name="T35">length</text:span><text:span text:style-name="T18">;</text:span><text:span text:style-name="T25">i</text:span><text:span text:style-name="T18">++) {</text:span></text:p>
      <text:p text:style-name="P11"><text:tab/><text:tab/><text:tab/><text:tab/><text:tab/></text:p>
      <text:p text:style-name="P8"><text:span text:style-name="T18"><text:tab/><text:tab/><text:tab/><text:tab/><text:tab/></text:span><text:span text:style-name="T25">XOR1</text:span><text:span text:style-name="T18">=</text:span><text:span text:style-name="T25">XOR1</text:span><text:span text:style-name="T18">^</text:span><text:span text:style-name="T25">a</text:span><text:span text:style-name="T18">[</text:span><text:span text:style-name="T25">i</text:span><text:span text:style-name="T18">];</text:span></text:p>
      <text:p text:style-name="P11"><text:tab/><text:tab/><text:tab/><text:tab/>}</text:p>
      <text:p text:style-name="P11"><text:tab/><text:tab/><text:tab/><text:tab/></text:p>
      <text:p text:style-name="P11"><text:tab/><text:tab/><text:tab/><text:tab/></text:p>
      <text:p text:style-name="P8"><text:span text:style-name="T18"><text:tab/><text:tab/><text:tab/><text:tab/></text:span><text:span text:style-name="T5">//if you wanna check this logic is correct working are not so you can print and see that.</text:span></text:p>
      <text:p text:style-name="P11"><text:tab/><text:tab/><text:tab/><text:tab/></text:p>
      <text:p text:style-name="P8"><text:span text:style-name="T18"><text:tab/><text:tab/><text:tab/><text:tab/>System.</text:span><text:span text:style-name="T33">out</text:span><text:span text:style-name="T18">.println(</text:span><text:span text:style-name="T38">"The actual array value is:"</text:span><text:span text:style-name="T18">+</text:span><text:span text:style-name="T25">XOR1</text:span><text:span text:style-name="T18">);</text:span></text:p>
      <text:p text:style-name="P11"><text:tab/><text:tab/><text:tab/><text:tab/></text:p>
      <text:p text:style-name="P8"><text:span text:style-name="T18"><text:tab/><text:tab/><text:tab/><text:tab/>System.</text:span><text:span text:style-name="T33">out</text:span><text:span text:style-name="T18">.println(</text:span><text:span text:style-name="T38">"------------------------------------"</text:span><text:span text:style-name="T18">);</text:span></text:p>
      <text:p text:style-name="P11"><text:tab/><text:tab/><text:tab/><text:tab/></text:p>
      <text:p text:style-name="P11"><text:tab/><text:tab/><text:tab/><text:tab/></text:p>
      <text:p text:style-name="P8"><text:span text:style-name="T18"><text:tab/><text:tab/><text:tab/><text:tab/></text:span><text:span text:style-name="T5">//this Exepected array logic s begin right here</text:span></text:p>
      <text:p text:style-name="P11"><text:tab/><text:tab/><text:tab/><text:tab/></text:p>
      <text:p text:style-name="P8"><text:span text:style-name="T18"><text:tab/><text:tab/><text:tab/><text:tab/></text:span><text:span text:style-name="T14">int</text:span><text:span text:style-name="T18"> </text:span><text:span text:style-name="T25">XOR2</text:span><text:span text:style-name="T18">=1;</text:span></text:p>
      <text:p text:style-name="P11"><text:tab/><text:tab/><text:tab/><text:tab/></text:p>
      <text:p text:style-name="P8"><text:span text:style-name="T18"><text:tab/><text:tab/><text:tab/><text:tab/></text:span><text:span text:style-name="T14">for</text:span><text:span text:style-name="T18">(</text:span><text:span text:style-name="T14">int</text:span><text:span text:style-name="T18"> </text:span><text:span text:style-name="T25">i</text:span><text:span text:style-name="T18">=2;</text:span><text:span text:style-name="T25">i</text:span><text:span text:style-name="T18">&lt;=</text:span><text:span text:style-name="T25">a</text:span><text:span text:style-name="T18">.</text:span><text:span text:style-name="T35">length</text:span><text:span text:style-name="T18">+1;</text:span><text:span text:style-name="T25">i</text:span><text:span text:style-name="T18">++) {</text:span></text:p>
      <text:p text:style-name="P11"><text:tab/><text:tab/><text:tab/><text:tab/><text:tab/></text:p>
      <text:p text:style-name="P8"><text:span text:style-name="T18"><text:tab/><text:tab/><text:tab/><text:tab/><text:tab/></text:span><text:span text:style-name="T25">XOR2</text:span><text:span text:style-name="T18">=</text:span><text:span text:style-name="T25">XOR2</text:span><text:span text:style-name="T18">^</text:span><text:span text:style-name="T25">i</text:span><text:span text:style-name="T18">;</text:span></text:p>
      <text:p text:style-name="P11"><text:tab/><text:tab/><text:tab/><text:tab/>}</text:p>
      <text:p text:style-name="P11"><text:tab/><text:tab/><text:tab/><text:tab/></text:p>
      <text:p text:style-name="P8"><text:span text:style-name="T18"><text:tab/><text:tab/><text:tab/><text:tab/>System.</text:span><text:span text:style-name="T33">out</text:span><text:span text:style-name="T18">.println(</text:span><text:span text:style-name="T38">"Missing Element is:"</text:span><text:span text:style-name="T18">+(</text:span><text:span text:style-name="T25">XOR1</text:span><text:span text:style-name="T18">^</text:span><text:span text:style-name="T25">XOR2</text:span><text:span text:style-name="T18">));</text:span></text:p>
      <text:p text:style-name="P11"><text:tab/>}</text:p>
      <text:p text:style-name="P7"><text:soft-page-break/></text:p>
      <text:p text:style-name="P11">}</text:p>
      <text:p text:style-name="P23"/>
      <text:p text:style-name="P23"/>
      <text:p text:style-name="P23"/>
      <text:p text:style-name="P23">13.</text:p>
      <text:p text:style-name="P2">//Find the smallest and highest elements of an integer array.</text:p>
      <text:p text:style-name="P7"/>
      <text:p text:style-name="P8"><text:span text:style-name="T14">public</text:span><text:span text:style-name="T18"> </text:span><text:span text:style-name="T14">class</text:span><text:span text:style-name="T18"> FindSmallestAndHighestNumberInArray {</text:span></text:p>
      <text:p text:style-name="P7"/>
      <text:p text:style-name="P8"><text:span text:style-name="T18"><text:tab/></text:span><text:span text:style-name="T14">public</text:span><text:span text:style-name="T18"> </text:span><text:span text:style-name="T14">static</text:span><text:span text:style-name="T18"> </text:span><text:span text:style-name="T14">void</text:span><text:span text:style-name="T18"> main(String[] </text:span><text:span text:style-name="T25">args</text:span><text:span text:style-name="T18">) {</text:span></text:p>
      <text:p text:style-name="P11"><text:tab/><text:tab/></text:p>
      <text:p text:style-name="P8"><text:span text:style-name="T18"><text:tab/><text:tab/></text:span><text:span text:style-name="T5">//create Arraylist</text:span></text:p>
      <text:p text:style-name="P11"><text:tab/><text:tab/></text:p>
      <text:p text:style-name="P8"><text:span text:style-name="T18"><text:tab/><text:tab/></text:span><text:span text:style-name="T14">int</text:span><text:span text:style-name="T18">[] </text:span><text:span text:style-name="T25">a</text:span><text:span text:style-name="T18">= </text:span><text:span text:style-name="T14">new</text:span><text:span text:style-name="T18"> </text:span><text:span text:style-name="T14">int</text:span><text:span text:style-name="T18">[]{1,15,16,20,35,43,529,66,75};</text:span></text:p>
      <text:p text:style-name="P11"><text:tab/><text:tab/></text:p>
      <text:p text:style-name="P8"><text:span text:style-name="T18"><text:tab/><text:tab/></text:span><text:span text:style-name="T5">/*</text:span></text:p>
      <text:p text:style-name="P2"><text:tab/><text:tab/> * find largest and smallest value in given arraylist so follow few steps</text:p>
      <text:p text:style-name="P2"><text:tab/><text:tab/> * create arraylist and intialize value than</text:p>
      <text:p text:style-name="P2"><text:tab/><text:tab/> * Take Integer variable largest and intialize smallest value</text:p>
      <text:p text:style-name="P2"><text:tab/><text:tab/> * Take Integer variable smallest and intialize largest value</text:p>
      <text:p text:style-name="P2"><text:tab/><text:tab/> * comapre each elements in array with largest value,if number is largest than value </text:p>
      <text:p text:style-name="P2"><text:tab/><text:tab/> * assign that number to largest value</text:p>
      <text:p text:style-name="P2"><text:tab/><text:tab/> * comapre each elements in array with smallest value,if number is smallest than value </text:p>
      <text:p text:style-name="P2"><text:tab/><text:tab/> * assign that number to smallest value.</text:p>
      <text:p text:style-name="P2"><text:tab/><text:tab/> * finally print</text:p>
      <text:p text:style-name="P2"><text:tab/><text:tab/> * </text:p>
      <text:p text:style-name="P2"><text:soft-page-break/><text:tab/><text:tab/> */</text:p>
      <text:p text:style-name="P11"><text:tab/><text:tab/></text:p>
      <text:p text:style-name="P11"><text:tab/><text:tab/></text:p>
      <text:p text:style-name="P8"><text:span text:style-name="T18"><text:tab/><text:tab/></text:span><text:span text:style-name="T5">//Take Integer variable largest and intialize smallest value</text:span></text:p>
      <text:p text:style-name="P11"><text:tab/><text:tab/></text:p>
      <text:p text:style-name="P8"><text:span text:style-name="T18"><text:tab/><text:tab/></text:span><text:span text:style-name="T14">int</text:span><text:span text:style-name="T18"> </text:span><text:span text:style-name="T25">largest</text:span><text:span text:style-name="T18">=Integer.</text:span><text:span text:style-name="T33">MIN_VALUE</text:span><text:span text:style-name="T18">;</text:span></text:p>
      <text:p text:style-name="P11"><text:tab/><text:tab/></text:p>
      <text:p text:style-name="P8"><text:span text:style-name="T18"><text:tab/><text:tab/></text:span><text:span text:style-name="T5">//Take Integer variable smallest and intialize largest value</text:span></text:p>
      <text:p text:style-name="P11"><text:tab/><text:tab/></text:p>
      <text:p text:style-name="P8"><text:span text:style-name="T18"><text:tab/><text:tab/></text:span><text:span text:style-name="T14">int</text:span><text:span text:style-name="T18"> </text:span><text:span text:style-name="T25">smallest</text:span><text:span text:style-name="T18">=Integer.</text:span><text:span text:style-name="T33">MAX_VALUE</text:span><text:span text:style-name="T18">;</text:span></text:p>
      <text:p text:style-name="P11"><text:tab/><text:tab/></text:p>
      <text:p text:style-name="P11"><text:tab/><text:tab/></text:p>
      <text:p text:style-name="P8"><text:span text:style-name="T18"><text:tab/><text:tab/></text:span><text:span text:style-name="T5">//using for each</text:span></text:p>
      <text:p text:style-name="P11"><text:tab/><text:tab/></text:p>
      <text:p text:style-name="P8"><text:span text:style-name="T18"><text:tab/><text:tab/></text:span><text:span text:style-name="T14">for</text:span><text:span text:style-name="T18">(</text:span><text:span text:style-name="T14">int</text:span><text:span text:style-name="T18"> </text:span><text:span text:style-name="T25">number</text:span><text:span text:style-name="T18">:</text:span><text:span text:style-name="T25">a</text:span><text:span text:style-name="T18">) {</text:span></text:p>
      <text:p text:style-name="P11"><text:tab/><text:tab/><text:tab/></text:p>
      <text:p text:style-name="P8"><text:span text:style-name="T18"><text:tab/><text:tab/><text:tab/></text:span><text:span text:style-name="T14">if</text:span><text:span text:style-name="T18">(</text:span><text:span text:style-name="T25">number</text:span><text:span text:style-name="T18">&gt;</text:span><text:span text:style-name="T25">largest</text:span><text:span text:style-name="T18">) {</text:span></text:p>
      <text:p text:style-name="P11"><text:tab/><text:tab/><text:tab/><text:tab/></text:p>
      <text:p text:style-name="P8"><text:span text:style-name="T18"><text:tab/><text:tab/><text:tab/><text:tab/></text:span><text:span text:style-name="T25">largest</text:span><text:span text:style-name="T18">=</text:span><text:span text:style-name="T25">number</text:span><text:span text:style-name="T18">;</text:span></text:p>
      <text:p text:style-name="P11"><text:tab/><text:tab/><text:tab/>}</text:p>
      <text:p text:style-name="P11"><text:tab/><text:tab/><text:tab/></text:p>
      <text:p text:style-name="P11"><text:tab/><text:tab/>}</text:p>
      <text:p text:style-name="P11"><text:tab/><text:tab/></text:p>
      <text:p text:style-name="P8"><text:span text:style-name="T18"><text:tab/><text:tab/>System.</text:span><text:span text:style-name="T33">out</text:span><text:span text:style-name="T18">.println(</text:span><text:span text:style-name="T38">"The largest value in given Array is:"</text:span><text:span text:style-name="T18">+</text:span><text:span text:style-name="T25">largest</text:span><text:span text:style-name="T18">);</text:span></text:p>
      <text:p text:style-name="P11"><text:tab/><text:tab/></text:p>
      <text:p text:style-name="P11"><text:tab/><text:tab/></text:p>
      <text:p text:style-name="P8"><text:span text:style-name="T18"><text:tab/><text:tab/></text:span><text:span text:style-name="T14">for</text:span><text:span text:style-name="T18">(</text:span><text:span text:style-name="T14">int</text:span><text:span text:style-name="T18"> </text:span><text:span text:style-name="T25">number</text:span><text:span text:style-name="T18">:</text:span><text:span text:style-name="T25">a</text:span><text:span text:style-name="T18">) {</text:span></text:p>
      <text:p text:style-name="P8"><text:span text:style-name="T18"><text:tab/><text:tab/><text:tab/></text:span><text:span text:style-name="T14">if</text:span><text:span text:style-name="T18">(</text:span><text:span text:style-name="T25">smallest</text:span><text:span text:style-name="T18">&lt;</text:span><text:span text:style-name="T25">number</text:span><text:span text:style-name="T18">) {</text:span></text:p>
      <text:p text:style-name="P11"><text:soft-page-break/><text:tab/><text:tab/><text:tab/><text:tab/></text:p>
      <text:p text:style-name="P8"><text:span text:style-name="T18"><text:tab/><text:tab/><text:tab/><text:tab/></text:span><text:span text:style-name="T25">smallest</text:span><text:span text:style-name="T18">=</text:span><text:span text:style-name="T25">number</text:span><text:span text:style-name="T18">;</text:span></text:p>
      <text:p text:style-name="P11"><text:tab/><text:tab/><text:tab/>}</text:p>
      <text:p text:style-name="P11"><text:tab/><text:tab/>}</text:p>
      <text:p text:style-name="P8"><text:span text:style-name="T18"><text:tab/><text:tab/>System.</text:span><text:span text:style-name="T33">out</text:span><text:span text:style-name="T18">.println(</text:span><text:span text:style-name="T38">"The smallest value is given Array is:"</text:span><text:span text:style-name="T18">+</text:span><text:span text:style-name="T25">smallest</text:span><text:span text:style-name="T18">);</text:span></text:p>
      <text:p text:style-name="P11"><text:tab/>}</text:p>
      <text:p text:style-name="P7"/>
      <text:p text:style-name="P11">}</text:p>
      <text:p text:style-name="P23"/>
      <text:p text:style-name="P23"/>
      <text:p text:style-name="P35"><text:span text:style-name="T41">14.</text:span><text:span text:style-name="T5">//Remove duplicates in an integer array.</text:span></text:p>
      <text:p text:style-name="P7"/>
      <text:p text:style-name="P8"><text:span text:style-name="T14">public</text:span><text:span text:style-name="T18"> </text:span><text:span text:style-name="T14">class</text:span><text:span text:style-name="T18"> RemoveDuplicates {</text:span></text:p>
      <text:p text:style-name="P7"/>
      <text:p text:style-name="P8"><text:span text:style-name="T18"><text:tab/></text:span><text:span text:style-name="T14">public</text:span><text:span text:style-name="T18"> </text:span><text:span text:style-name="T14">static</text:span><text:span text:style-name="T18"> </text:span><text:span text:style-name="T14">void</text:span><text:span text:style-name="T18"> main(String[] </text:span><text:span text:style-name="T25">args</text:span><text:span text:style-name="T18">) {</text:span></text:p>
      <text:p text:style-name="P11"><text:tab/><text:tab/></text:p>
      <text:p text:style-name="P8"><text:span text:style-name="T18"><text:tab/><text:tab/></text:span><text:span text:style-name="T5">/*</text:span></text:p>
      <text:p text:style-name="P2"><text:tab/><text:tab/> * remove duplicate values into given arraylist so follow few steps</text:p>
      <text:p text:style-name="P2"><text:tab/><text:tab/> * 1.create Arraylist</text:p>
      <text:p text:style-name="P2"><text:tab/><text:tab/> * 2.create temporary Arraylist</text:p>
      <text:p text:style-name="P2"><text:tab/><text:tab/> * use loop</text:p>
      <text:p text:style-name="P2"><text:tab/><text:tab/> * check condition</text:p>
      <text:p text:style-name="P2"><text:tab/><text:tab/> * finally print after remove duplicate value in given arraylist</text:p>
      <text:p text:style-name="P2"><text:tab/><text:tab/> */</text:p>
      <text:p text:style-name="P11"><text:tab/><text:tab/></text:p>
      <text:p text:style-name="P8"><text:span text:style-name="T18"><text:tab/><text:tab/></text:span><text:span text:style-name="T5">//create ArrayList</text:span></text:p>
      <text:p text:style-name="P11"><text:tab/><text:tab/></text:p>
      <text:p text:style-name="P8"><text:span text:style-name="T18"><text:tab/><text:tab/></text:span><text:span text:style-name="T14">int</text:span><text:span text:style-name="T18">[] </text:span><text:span text:style-name="T25">a</text:span><text:span text:style-name="T18">= {1,2,2,3,4,5,5};</text:span></text:p>
      <text:p text:style-name="P11"><text:soft-page-break/><text:tab/><text:tab/></text:p>
      <text:p text:style-name="P11"><text:tab/><text:tab/></text:p>
      <text:p text:style-name="P8"><text:span text:style-name="T18"><text:tab/><text:tab/></text:span><text:span text:style-name="T5">//create temporary Arraylist</text:span></text:p>
      <text:p text:style-name="P11"><text:tab/><text:tab/></text:p>
      <text:p text:style-name="P8"><text:span text:style-name="T18"><text:tab/><text:tab/></text:span><text:span text:style-name="T14">int</text:span><text:span text:style-name="T18">[] </text:span><text:span text:style-name="T25">temp</text:span><text:span text:style-name="T18">=</text:span><text:span text:style-name="T14">new</text:span><text:span text:style-name="T18"> </text:span><text:span text:style-name="T14">int</text:span><text:span text:style-name="T18">[7];</text:span></text:p>
      <text:p text:style-name="P11"><text:tab/><text:tab/></text:p>
      <text:p text:style-name="P8"><text:span text:style-name="T18"><text:tab/><text:tab/></text:span><text:span text:style-name="T14">int</text:span><text:span text:style-name="T18"> </text:span><text:span text:style-name="T25">j</text:span><text:span text:style-name="T18">=0;</text:span></text:p>
      <text:p text:style-name="P11"><text:tab/><text:tab/></text:p>
      <text:p text:style-name="P8"><text:span text:style-name="T18"><text:tab/><text:tab/></text:span><text:span text:style-name="T5">/*</text:span></text:p>
      <text:p text:style-name="P2"><text:tab/><text:tab/> * Here use for loop for travelsing above Arraylist a;</text:p>
      <text:p text:style-name="P2"><text:tab/><text:tab/> * Here special note if you are using a.length it will thrown Exceptions like below</text:p>
      <text:p text:style-name="P2"><text:tab/><text:tab/> * Exception in thread "main" java.lang.ArrayIndexOutOfBoundsException: </text:p>
      <text:p text:style-name="P2"><text:tab/><text:tab/> * Index 7 out of bounds for length 7at RemoveDuplicates.main(RemoveDuplicates.java:38)</text:p>
      <text:p text:style-name="P2"><text:tab/><text:tab/> * <text:s/></text:p>
      <text:p text:style-name="P2"><text:tab/><text:tab/> */</text:p>
      <text:p text:style-name="P11"><text:tab/><text:tab/></text:p>
      <text:p text:style-name="P8"><text:span text:style-name="T18"><text:tab/><text:tab/></text:span><text:span text:style-name="T14">for</text:span><text:span text:style-name="T18">(</text:span><text:span text:style-name="T14">int</text:span><text:span text:style-name="T18"> </text:span><text:span text:style-name="T25">i</text:span><text:span text:style-name="T18">=0;</text:span><text:span text:style-name="T25">i</text:span><text:span text:style-name="T18">&lt;</text:span><text:span text:style-name="T25">a</text:span><text:span text:style-name="T18">.</text:span><text:span text:style-name="T35">length</text:span><text:span text:style-name="T18">-1;</text:span><text:span text:style-name="T25">i</text:span><text:span text:style-name="T18">++) {</text:span></text:p>
      <text:p text:style-name="P11"><text:tab/><text:tab/><text:tab/></text:p>
      <text:p text:style-name="P8"><text:span text:style-name="T18"><text:tab/><text:tab/><text:tab/></text:span><text:span text:style-name="T5">//use condition a[i]!=a[i+1] if it is true <text:s/>than go next steps</text:span></text:p>
      <text:p text:style-name="P11"><text:tab/><text:tab/><text:tab/></text:p>
      <text:p text:style-name="P8"><text:span text:style-name="T18"><text:tab/><text:tab/><text:tab/></text:span><text:span text:style-name="T14">if</text:span><text:span text:style-name="T18">(</text:span><text:span text:style-name="T25">a</text:span><text:span text:style-name="T18">[</text:span><text:span text:style-name="T25">i</text:span><text:span text:style-name="T18">]!=</text:span><text:span text:style-name="T25">a</text:span><text:span text:style-name="T18">[</text:span><text:span text:style-name="T25">i</text:span><text:span text:style-name="T18">+1]) {</text:span></text:p>
      <text:p text:style-name="P11"><text:tab/><text:tab/><text:tab/><text:tab/></text:p>
      <text:p text:style-name="P8"><text:span text:style-name="T18"><text:tab/><text:tab/><text:tab/><text:tab/></text:span><text:span text:style-name="T5">//here we inserting value into the temporary Arraylist</text:span></text:p>
      <text:p text:style-name="P11"><text:tab/><text:tab/><text:tab/><text:tab/></text:p>
      <text:p text:style-name="P8"><text:span text:style-name="T18"><text:tab/><text:tab/><text:tab/><text:tab/></text:span><text:span text:style-name="T25">temp</text:span><text:span text:style-name="T18">[</text:span><text:span text:style-name="T25">j</text:span><text:span text:style-name="T18">]=</text:span><text:span text:style-name="T25">a</text:span><text:span text:style-name="T18">[</text:span><text:span text:style-name="T25">i</text:span><text:span text:style-name="T18">];</text:span></text:p>
      <text:p text:style-name="P11"><text:tab/><text:tab/><text:tab/><text:tab/></text:p>
      <text:p text:style-name="P8"><text:span text:style-name="T18"><text:tab/><text:tab/><text:tab/><text:tab/></text:span><text:span text:style-name="T5">//after insert it will increment after each iterartion</text:span></text:p>
      <text:p text:style-name="P11"><text:tab/><text:tab/><text:tab/><text:tab/></text:p>
      <text:p text:style-name="P8"><text:soft-page-break/><text:span text:style-name="T18"><text:tab/><text:tab/><text:tab/><text:tab/></text:span><text:span text:style-name="T25">j</text:span><text:span text:style-name="T18">++;</text:span></text:p>
      <text:p text:style-name="P11"><text:tab/><text:tab/><text:tab/><text:tab/></text:p>
      <text:p text:style-name="P11"><text:tab/><text:tab/><text:tab/>}</text:p>
      <text:p text:style-name="P11"><text:tab/><text:tab/><text:tab/></text:p>
      <text:p text:style-name="P11"><text:tab/><text:tab/>}</text:p>
      <text:p text:style-name="P8"><text:span text:style-name="T18"><text:tab/><text:tab/> </text:span><text:span text:style-name="T5">// for printing temporary Arraylist so follw that steps</text:span></text:p>
      <text:p text:style-name="P11"><text:tab/><text:tab/></text:p>
      <text:p text:style-name="P8"><text:span text:style-name="T18"><text:tab/><text:tab/></text:span><text:span text:style-name="T14">for</text:span><text:span text:style-name="T18">(</text:span><text:span text:style-name="T14">int</text:span><text:span text:style-name="T18"> </text:span><text:span text:style-name="T25">i</text:span><text:span text:style-name="T18">=0;</text:span><text:span text:style-name="T25">i</text:span><text:span text:style-name="T18">&lt;</text:span><text:span text:style-name="T25">temp</text:span><text:span text:style-name="T18">.</text:span><text:span text:style-name="T35">length</text:span><text:span text:style-name="T18">;</text:span><text:span text:style-name="T25">i</text:span><text:span text:style-name="T18">++) {</text:span></text:p>
      <text:p text:style-name="P11"><text:tab/><text:tab/><text:tab/></text:p>
      <text:p text:style-name="P8"><text:span text:style-name="T18"><text:tab/><text:tab/><text:tab/>System.</text:span><text:span text:style-name="T33">out</text:span><text:span text:style-name="T18">.println(</text:span><text:span text:style-name="T25">temp</text:span><text:span text:style-name="T18">[</text:span><text:span text:style-name="T25">i</text:span><text:span text:style-name="T18">]+ </text:span><text:span text:style-name="T38">""</text:span><text:span text:style-name="T18">);</text:span></text:p>
      <text:p text:style-name="P11"><text:tab/><text:tab/>}</text:p>
      <text:p text:style-name="P11"><text:tab/><text:tab/></text:p>
      <text:p text:style-name="P11"><text:tab/><text:tab/></text:p>
      <text:p text:style-name="P11"><text:tab/>}</text:p>
      <text:p text:style-name="P7"/>
      <text:p text:style-name="P11">}</text:p>
      <text:p text:style-name="P23"/>
      <text:p text:style-name="P23"/>
      <text:p text:style-name="P32"><text:span text:style-name="T41">15. </text:span><text:span text:style-name="T8">//write a program to print a leap year...</text:span></text:p>
      <text:p text:style-name="P45"/>
      <text:p text:style-name="P45"/>
      <text:p text:style-name="P32"><text:span text:style-name="T14">import</text:span><text:span text:style-name="T18"> java.util.Scanner;</text:span></text:p>
      <text:p text:style-name="P2"/>
      <text:p text:style-name="P7"/>
      <text:p text:style-name="P8"><text:span text:style-name="T14">public</text:span><text:span text:style-name="T18"> </text:span><text:span text:style-name="T14">class</text:span><text:span text:style-name="T18"> LeapYear {</text:span></text:p>
      <text:p text:style-name="P11"><text:tab/></text:p>
      <text:p text:style-name="P8"><text:span text:style-name="T18"><text:tab/></text:span><text:span text:style-name="T14">public</text:span><text:span text:style-name="T18"> </text:span><text:span text:style-name="T14">static</text:span><text:span text:style-name="T18"> </text:span><text:span text:style-name="T14">void</text:span><text:span text:style-name="T18"> main(String[] </text:span><text:span text:style-name="T25">args</text:span><text:span text:style-name="T18">) {</text:span></text:p>
      <text:p text:style-name="P11"><text:soft-page-break/><text:tab/><text:tab/></text:p>
      <text:p text:style-name="P8"><text:span text:style-name="T18"><text:tab/><text:tab/></text:span><text:span text:style-name="T5">/*</text:span></text:p>
      <text:p text:style-name="P2"><text:tab/><text:tab/> * whwn you write a leap year program you must know two conditions as shown in below.</text:p>
      <text:p text:style-name="P2"><text:tab/><text:tab/> * 1.year must be divisible by 400.</text:p>
      <text:p text:style-name="P2"><text:tab/><text:tab/> * 2.it will divisible by 4 but not 100.</text:p>
      <text:p text:style-name="P2"><text:tab/><text:tab/> */</text:p>
      <text:p text:style-name="P11"><text:tab/><text:tab/></text:p>
      <text:p text:style-name="P8"><text:span text:style-name="T18"><text:tab/><text:tab/></text:span><text:span text:style-name="T5">//to take the input from the users and check this year is leap year are not see..</text:span></text:p>
      <text:p text:style-name="P11"><text:tab/><text:tab/></text:p>
      <text:p text:style-name="P8"><text:span text:style-name="T18"><text:tab/><text:tab/>Scanner </text:span><text:span text:style-name="T26">sc</text:span><text:span text:style-name="T18">=</text:span><text:span text:style-name="T14">new</text:span><text:span text:style-name="T18"> Scanner(System.</text:span><text:span text:style-name="T33">in</text:span><text:span text:style-name="T18">);</text:span></text:p>
      <text:p text:style-name="P8"><text:span text:style-name="T18"><text:tab/><text:tab/>System.</text:span><text:span text:style-name="T33">out</text:span><text:span text:style-name="T18">.println(</text:span><text:span text:style-name="T38">"Enter the Year Which You Wanna Check:"</text:span><text:span text:style-name="T18">);</text:span></text:p>
      <text:p text:style-name="P8"><text:span text:style-name="T18"><text:tab/><text:tab/></text:span><text:span text:style-name="T14">int</text:span><text:span text:style-name="T18"> </text:span><text:span text:style-name="T25">year</text:span><text:span text:style-name="T18">=</text:span><text:span text:style-name="T25">sc</text:span><text:span text:style-name="T18">.nextInt();</text:span></text:p>
      <text:p text:style-name="P11"><text:tab/><text:tab/></text:p>
      <text:p text:style-name="P8"><text:span text:style-name="T18"><text:tab/><text:tab/></text:span><text:span text:style-name="T5">//now logic is begin..</text:span></text:p>
      <text:p text:style-name="P11"><text:tab/><text:tab/></text:p>
      <text:p text:style-name="P8"><text:span text:style-name="T18"><text:tab/><text:tab/></text:span><text:span text:style-name="T14">if</text:span><text:span text:style-name="T18">(</text:span><text:span text:style-name="T25">year</text:span><text:span text:style-name="T18">%400==0 ||(</text:span><text:span text:style-name="T25">year</text:span><text:span text:style-name="T18">%4==0 &amp;&amp; </text:span><text:span text:style-name="T25">year</text:span><text:span text:style-name="T18">%100!=0)){</text:span></text:p>
      <text:p text:style-name="P11"><text:tab/><text:tab/><text:tab/></text:p>
      <text:p text:style-name="P8"><text:span text:style-name="T18"><text:tab/><text:tab/><text:tab/>System.</text:span><text:span text:style-name="T33">out</text:span><text:span text:style-name="T18">.println(</text:span><text:span text:style-name="T25">year</text:span><text:span text:style-name="T18">+</text:span><text:span text:style-name="T38">" is a leap year...."</text:span><text:span text:style-name="T18">);</text:span></text:p>
      <text:p text:style-name="P11"><text:tab/><text:tab/><text:tab/></text:p>
      <text:p text:style-name="P11"><text:tab/><text:tab/>}</text:p>
      <text:p text:style-name="P8"><text:span text:style-name="T18"><text:tab/><text:tab/></text:span><text:span text:style-name="T14">else</text:span><text:span text:style-name="T18"> {</text:span></text:p>
      <text:p text:style-name="P8"><text:span text:style-name="T18"><text:tab/><text:tab/><text:tab/>System.</text:span><text:span text:style-name="T33">out</text:span><text:span text:style-name="T18">.println(</text:span><text:span text:style-name="T25">year</text:span><text:span text:style-name="T18">+</text:span><text:span text:style-name="T38">" is not a leap year...."</text:span><text:span text:style-name="T18">);</text:span></text:p>
      <text:p text:style-name="P11"><text:tab/><text:tab/>}</text:p>
      <text:p text:style-name="P11"><text:tab/><text:tab/></text:p>
      <text:p text:style-name="P11"><text:tab/><text:tab/></text:p>
      <text:p text:style-name="P11"><text:tab/><text:tab/></text:p>
      <text:p text:style-name="P11"><text:tab/><text:tab/></text:p>
      <text:p text:style-name="P11"><text:soft-page-break/><text:tab/>}</text:p>
      <text:p text:style-name="P7"/>
      <text:p text:style-name="P11">}</text:p>
      <text:p text:style-name="P23"/>
      <text:p text:style-name="P23"/>
      <text:p text:style-name="P32"><text:span text:style-name="T41">16. </text:span><text:span text:style-name="T47">write a program to print a String palidromne.</text:span></text:p>
      <text:p text:style-name="P45"/>
      <text:p text:style-name="P32"><text:span text:style-name="T14">import</text:span><text:span text:style-name="T18"> java.util.Scanner;</text:span></text:p>
      <text:p text:style-name="P7"/>
      <text:p text:style-name="P8"><text:span text:style-name="T14">public</text:span><text:span text:style-name="T18"> </text:span><text:span text:style-name="T14">class</text:span><text:span text:style-name="T18"> StringPalidrome {</text:span></text:p>
      <text:p text:style-name="P7"/>
      <text:p text:style-name="P8"><text:span text:style-name="T18"><text:tab/></text:span><text:span text:style-name="T14">public</text:span><text:span text:style-name="T18"> </text:span><text:span text:style-name="T14">static</text:span><text:span text:style-name="T18"> </text:span><text:span text:style-name="T14">void</text:span><text:span text:style-name="T18"> main(String[] </text:span><text:span text:style-name="T25">args</text:span><text:span text:style-name="T18">) {</text:span></text:p>
      <text:p text:style-name="P8"><text:span text:style-name="T18"><text:tab/><text:tab/></text:span><text:span text:style-name="T5">// </text:span><text:span text:style-name="T48">TODO</text:span><text:span text:style-name="T5"> Auto-generated method stub</text:span></text:p>
      <text:p text:style-name="P7"/>
      <text:p text:style-name="P8"><text:span text:style-name="T18"><text:tab/><text:tab/></text:span><text:span text:style-name="T5">//declare string here</text:span></text:p>
      <text:p text:style-name="P11"><text:tab/><text:tab/></text:p>
      <text:p text:style-name="P8"><text:span text:style-name="T18"><text:tab/><text:tab/>String </text:span><text:span text:style-name="T25">a</text:span><text:span text:style-name="T18">,</text:span><text:span text:style-name="T25">b</text:span><text:span text:style-name="T18">=</text:span><text:span text:style-name="T38">""</text:span><text:span text:style-name="T18">;</text:span></text:p>
      <text:p text:style-name="P11"><text:tab/><text:tab/></text:p>
      <text:p text:style-name="P8"><text:span text:style-name="T18"><text:tab/><text:tab/></text:span><text:span text:style-name="T5">//here we take the input through users,so we have write this syntax</text:span></text:p>
      <text:p text:style-name="P8"><text:span text:style-name="T18"><text:tab/><text:tab/><text:tab/><text:tab/>Scanner </text:span><text:span text:style-name="T26">sc</text:span><text:span text:style-name="T18">=</text:span><text:span text:style-name="T14">new</text:span><text:span text:style-name="T18"> Scanner(System.</text:span><text:span text:style-name="T33">in</text:span><text:span text:style-name="T18">);</text:span></text:p>
      <text:p text:style-name="P11"><text:tab/><text:tab/><text:tab/><text:tab/></text:p>
      <text:p text:style-name="P8"><text:span text:style-name="T18"><text:tab/><text:tab/><text:tab/><text:tab/>System.</text:span><text:span text:style-name="T33">out</text:span><text:span text:style-name="T18">.println(</text:span><text:span text:style-name="T38">"Enter the String which You want to check palidrome:"</text:span><text:span text:style-name="T18">);</text:span></text:p>
      <text:p text:style-name="P11"><text:tab/><text:tab/><text:tab/><text:tab/></text:p>
      <text:p text:style-name="P8"><text:span text:style-name="T18"><text:tab/><text:tab/><text:tab/><text:tab/></text:span><text:span text:style-name="T5">//Here we have to write the code to read above statement.so</text:span></text:p>
      <text:p text:style-name="P11"><text:tab/><text:tab/><text:tab/><text:tab/></text:p>
      <text:p text:style-name="P8"><text:span text:style-name="T18"><text:tab/><text:tab/><text:tab/><text:tab/> </text:span><text:span text:style-name="T25">a</text:span><text:span text:style-name="T18">=</text:span><text:span text:style-name="T25">sc</text:span><text:span text:style-name="T18">.nextLine();</text:span></text:p>
      <text:p text:style-name="P11"><text:s text:c="12"/></text:p>
      <text:p text:style-name="P8"><text:soft-page-break/><text:span text:style-name="T18"><text:tab/><text:tab/><text:tab/><text:tab/> <text:s/></text:span><text:span text:style-name="T5">//calculate length of the string</text:span></text:p>
      <text:p text:style-name="P11"><text:tab/><text:tab/><text:tab/><text:tab/> </text:p>
      <text:p text:style-name="P8"><text:span text:style-name="T18"><text:tab/><text:tab/><text:tab/><text:tab/> </text:span><text:span text:style-name="T14">int</text:span><text:span text:style-name="T18"> </text:span><text:span text:style-name="T25">n</text:span><text:span text:style-name="T18">=</text:span><text:span text:style-name="T25">a</text:span><text:span text:style-name="T18">.length();</text:span></text:p>
      <text:p text:style-name="P11"><text:tab/><text:tab/><text:tab/><text:tab/> </text:p>
      <text:p text:style-name="P8"><text:span text:style-name="T18"><text:tab/><text:tab/><text:tab/><text:tab/> </text:span><text:span text:style-name="T5">//use for loop for repeating this process</text:span></text:p>
      <text:p text:style-name="P11"><text:tab/><text:tab/><text:tab/><text:tab/> </text:p>
      <text:p text:style-name="P8"><text:span text:style-name="T18"><text:tab/><text:tab/><text:tab/><text:tab/> </text:span><text:span text:style-name="T14">for</text:span><text:span text:style-name="T18">(</text:span><text:span text:style-name="T14">int</text:span><text:span text:style-name="T18"> </text:span><text:span text:style-name="T25">i</text:span><text:span text:style-name="T18">=</text:span><text:span text:style-name="T25">n</text:span><text:span text:style-name="T18">-1;</text:span><text:span text:style-name="T25">i</text:span><text:span text:style-name="T18">&gt;=0;</text:span><text:span text:style-name="T25">i</text:span><text:span text:style-name="T18">--) {</text:span></text:p>
      <text:p text:style-name="P8"><text:span text:style-name="T18"><text:tab/><text:tab/><text:tab/><text:tab/><text:tab/> </text:span><text:span text:style-name="T25">b</text:span><text:span text:style-name="T18">=</text:span><text:span text:style-name="T25">b</text:span><text:span text:style-name="T18">+</text:span><text:span text:style-name="T25">a</text:span><text:span text:style-name="T18">.charAt(</text:span><text:span text:style-name="T25">i</text:span><text:span text:style-name="T18">);</text:span></text:p>
      <text:p text:style-name="P11"><text:tab/><text:tab/><text:tab/><text:tab/><text:tab/> </text:p>
      <text:p text:style-name="P11"><text:tab/><text:tab/><text:tab/><text:tab/> }</text:p>
      <text:p text:style-name="P11"><text:tab/><text:tab/><text:tab/><text:tab/> </text:p>
      <text:p text:style-name="P8"><text:span text:style-name="T18"><text:tab/><text:tab/><text:tab/><text:tab/> </text:span><text:span text:style-name="T5">//here we check the condition</text:span></text:p>
      <text:p text:style-name="P11"><text:tab/><text:tab/><text:tab/><text:tab/> </text:p>
      <text:p text:style-name="P8"><text:span text:style-name="T18"><text:tab/><text:tab/><text:tab/><text:tab/> </text:span><text:span text:style-name="T14">if</text:span><text:span text:style-name="T18">(</text:span><text:span text:style-name="T25">a</text:span><text:span text:style-name="T18">.equalsIgnoreCase(</text:span><text:span text:style-name="T25">b</text:span><text:span text:style-name="T18">)) {</text:span></text:p>
      <text:p text:style-name="P8"><text:span text:style-name="T18"><text:tab/><text:tab/><text:tab/><text:tab/><text:tab/> System.</text:span><text:span text:style-name="T33">out</text:span><text:span text:style-name="T18">.println(</text:span><text:span text:style-name="T38">"String is a palidrome...."</text:span><text:span text:style-name="T18">);</text:span></text:p>
      <text:p text:style-name="P11"><text:tab/><text:tab/><text:tab/><text:tab/> }</text:p>
      <text:p text:style-name="P8"><text:span text:style-name="T18"><text:tab/><text:tab/><text:tab/><text:tab/> </text:span><text:span text:style-name="T14">else</text:span><text:span text:style-name="T18"> {</text:span></text:p>
      <text:p text:style-name="P8"><text:span text:style-name="T18"><text:tab/><text:tab/><text:tab/><text:tab/><text:tab/> System.</text:span><text:span text:style-name="T33">out</text:span><text:span text:style-name="T18">.println(</text:span><text:span text:style-name="T38">"String is not palidrome....."</text:span><text:span text:style-name="T18">);</text:span></text:p>
      <text:p text:style-name="P11"><text:tab/><text:tab/><text:tab/><text:tab/> }</text:p>
      <text:p text:style-name="P11"><text:tab/><text:tab/><text:tab/><text:tab/> </text:p>
      <text:p text:style-name="P11"><text:tab/><text:tab/></text:p>
      <text:p text:style-name="P11"><text:tab/><text:tab/></text:p>
      <text:p text:style-name="P11"><text:tab/><text:tab/></text:p>
      <text:p text:style-name="P11"><text:tab/>}</text:p>
      <text:p text:style-name="P7"/>
      <text:p text:style-name="P12">}</text:p>
      <text:p text:style-name="P12"/>
      <text:p text:style-name="P12"/>
      <text:p text:style-name="P12"><text:soft-page-break/></text:p>
      <text:p text:style-name="P12"/>
      <text:p text:style-name="P12"/>
      <text:p text:style-name="P9"><text:span text:style-name="T19">17.</text:span><text:span text:style-name="T5">//Q:Check if a tree is a BST (Binary Search Tree)</text:span></text:p>
      <text:p text:style-name="P7"/>
      <text:p text:style-name="P8"><text:span text:style-name="T14">class</text:span><text:span text:style-name="T18"> Node{</text:span></text:p>
      <text:p text:style-name="P11"><text:tab/></text:p>
      <text:p text:style-name="P8"><text:span text:style-name="T18"><text:tab/> </text:span><text:span text:style-name="T14">int</text:span><text:span text:style-name="T18"> </text:span><text:span text:style-name="T35">data</text:span><text:span text:style-name="T18">;</text:span></text:p>
      <text:p text:style-name="P8"><text:span text:style-name="T18"><text:tab/> Node </text:span><text:span text:style-name="T35">left</text:span><text:span text:style-name="T18">,</text:span><text:span text:style-name="T35">right</text:span><text:span text:style-name="T18">;</text:span></text:p>
      <text:p text:style-name="P11"><text:tab/> </text:p>
      <text:p text:style-name="P8"><text:span text:style-name="T18"><text:tab/> </text:span><text:span text:style-name="T5">//using constructor for intializing value</text:span></text:p>
      <text:p text:style-name="P11"><text:tab/> </text:p>
      <text:p text:style-name="P8"><text:span text:style-name="T18"><text:tab/> </text:span><text:span text:style-name="T14">public</text:span><text:span text:style-name="T18"> Node(</text:span><text:span text:style-name="T14">int</text:span><text:span text:style-name="T18"> </text:span><text:span text:style-name="T25">item</text:span><text:span text:style-name="T18">) {</text:span></text:p>
      <text:p text:style-name="P11"><text:tab/><text:tab/> </text:p>
      <text:p text:style-name="P8"><text:span text:style-name="T18"><text:tab/><text:tab/> </text:span><text:span text:style-name="T35">data</text:span><text:span text:style-name="T18">=</text:span><text:span text:style-name="T25">item</text:span><text:span text:style-name="T18">;</text:span></text:p>
      <text:p text:style-name="P8"><text:span text:style-name="T18"><text:tab/><text:tab/> </text:span><text:span text:style-name="T35">left</text:span><text:span text:style-name="T18">=</text:span><text:span text:style-name="T35">right</text:span><text:span text:style-name="T18">=</text:span><text:span text:style-name="T14">null</text:span><text:span text:style-name="T18">;</text:span></text:p>
      <text:p text:style-name="P11"><text:tab/> }</text:p>
      <text:p text:style-name="P11">}</text:p>
      <text:p text:style-name="P7"/>
      <text:p text:style-name="P8"><text:span text:style-name="T14">public</text:span><text:span text:style-name="T18"> </text:span><text:span text:style-name="T14">class</text:span><text:span text:style-name="T18"> CheckBstTree {</text:span></text:p>
      <text:p text:style-name="P11"><text:tab/></text:p>
      <text:p text:style-name="P8"><text:span text:style-name="T18"><text:tab/> </text:span><text:span text:style-name="T5">//Root of the Binary Tree </text:span></text:p>
      <text:p text:style-name="P8"><text:span text:style-name="T18"><text:s text:c="4"/>Node </text:span><text:span text:style-name="T35">root</text:span><text:span text:style-name="T18">; </text:span></text:p>
      <text:p text:style-name="P11"><text:s text:c="4"/></text:p>
      <text:p text:style-name="P8"><text:span text:style-name="T18"><text:s text:c="4"/></text:span><text:span text:style-name="T5">/* can give min and max value according to your code or </text:span></text:p>
      <text:p text:style-name="P2"><text:s text:c="4"/>can write a function to find min and max value of tree. yess */</text:p>
      <text:p text:style-name="P11"><text:s text:c="4"/></text:p>
      <text:p text:style-name="P8"><text:span text:style-name="T18"><text:s text:c="4"/></text:span><text:span text:style-name="T14">boolean</text:span><text:span text:style-name="T18"> isBST() {</text:span></text:p>
      <text:p text:style-name="P11"><text:soft-page-break/><text:s text:c="4"/><text:tab/></text:p>
      <text:p text:style-name="P8"><text:span text:style-name="T18"><text:s text:c="4"/><text:tab/></text:span><text:span text:style-name="T14">return</text:span><text:span text:style-name="T18"> isBSTUtil(</text:span><text:span text:style-name="T35">root</text:span><text:span text:style-name="T18">,Integer.</text:span><text:span text:style-name="T33">MIN_VALUE</text:span><text:span text:style-name="T18">,Integer.</text:span><text:span text:style-name="T33">MAX_VALUE</text:span><text:span text:style-name="T18">);</text:span></text:p>
      <text:p text:style-name="P11"><text:s text:c="4"/>}</text:p>
      <text:p text:style-name="P11"><text:s text:c="4"/></text:p>
      <text:p text:style-name="P8"><text:span text:style-name="T18"><text:s text:c="4"/></text:span><text:span text:style-name="T5">/* Returns true if the given tree is a BST and its </text:span></text:p>
      <text:p text:style-name="P2"><text:s text:c="4"/>values are &gt;= min and &lt;= max. </text:p>
      <text:p text:style-name="P2"><text:s text:c="4"/></text:p>
      <text:p text:style-name="P2"><text:s text:c="4"/>*/</text:p>
      <text:p text:style-name="P11"><text:s text:c="4"/></text:p>
      <text:p text:style-name="P23"/>
      <text:p text:style-name="P23"/>
      <text:p text:style-name="P31"><text:span text:style-name="T49">1</text:span><text:span text:style-name="T50">8. </text:span><text:span text:style-name="T5">//Write a program of binary search</text:span></text:p>
      <text:p text:style-name="P7"/>
      <text:p text:style-name="P8"><text:span text:style-name="T14">public</text:span><text:span text:style-name="T18"> </text:span><text:span text:style-name="T14">class</text:span><text:span text:style-name="T18"> BinarSearch {</text:span></text:p>
      <text:p text:style-name="P11"><text:tab/></text:p>
      <text:p text:style-name="P8"><text:span text:style-name="T18"><text:tab/></text:span><text:span text:style-name="T14">public</text:span><text:span text:style-name="T18"> </text:span><text:span text:style-name="T14">static</text:span><text:span text:style-name="T18"> </text:span><text:span text:style-name="T14">void</text:span><text:span text:style-name="T18"> main(String[] </text:span><text:span text:style-name="T25">args</text:span><text:span text:style-name="T18">) {</text:span></text:p>
      <text:p text:style-name="P11"><text:tab/><text:tab/></text:p>
      <text:p text:style-name="P8"><text:span text:style-name="T18"><text:tab/><text:tab/></text:span><text:span text:style-name="T5">//we create Arraylist with value..</text:span></text:p>
      <text:p text:style-name="P11"><text:tab/><text:tab/></text:p>
      <text:p text:style-name="P8"><text:span text:style-name="T18"><text:tab/><text:tab/></text:span><text:span text:style-name="T14">int</text:span><text:span text:style-name="T18">[] </text:span><text:span text:style-name="T25">a</text:span><text:span text:style-name="T18">= {12,15,16,25,28,30,49,50,60,65,69,74};</text:span></text:p>
      <text:p text:style-name="P11"><text:tab/><text:tab/></text:p>
      <text:p text:style-name="P8"><text:span text:style-name="T18"><text:tab/><text:tab/></text:span><text:span text:style-name="T5">//Here we intialize variables</text:span></text:p>
      <text:p text:style-name="P11"><text:tab/><text:tab/></text:p>
      <text:p text:style-name="P8"><text:span text:style-name="T18"><text:tab/><text:tab/></text:span><text:span text:style-name="T14">int</text:span><text:span text:style-name="T18"> </text:span><text:span text:style-name="T25">srch</text:span><text:span text:style-name="T18">=60;</text:span></text:p>
      <text:p text:style-name="P8"><text:span text:style-name="T18"><text:tab/><text:tab/></text:span><text:span text:style-name="T14">int</text:span><text:span text:style-name="T18"> </text:span><text:span text:style-name="T25">li</text:span><text:span text:style-name="T18">=0;</text:span></text:p>
      <text:p text:style-name="P8"><text:span text:style-name="T18"><text:tab/><text:tab/></text:span><text:span text:style-name="T14">int</text:span><text:span text:style-name="T18"> </text:span><text:span text:style-name="T25">hi</text:span><text:span text:style-name="T18">=</text:span><text:span text:style-name="T25">a</text:span><text:span text:style-name="T18">.</text:span><text:span text:style-name="T35">length</text:span><text:span text:style-name="T18">-1;</text:span></text:p>
      <text:p text:style-name="P8"><text:span text:style-name="T18"><text:tab/><text:tab/></text:span><text:span text:style-name="T14">int</text:span><text:span text:style-name="T18"> </text:span><text:span text:style-name="T25">mi</text:span><text:span text:style-name="T18">=(</text:span><text:span text:style-name="T25">li</text:span><text:span text:style-name="T18">+</text:span><text:span text:style-name="T25">hi</text:span><text:span text:style-name="T18">)/2;</text:span></text:p>
      <text:p text:style-name="P11"><text:tab/><text:tab/></text:p>
      <text:p text:style-name="P11"><text:soft-page-break/><text:tab/><text:tab/></text:p>
      <text:p text:style-name="P8"><text:span text:style-name="T18"><text:tab/><text:tab/></text:span><text:span text:style-name="T5">//now logic is begin Here ,this while loop is used for </text:span></text:p>
      <text:p text:style-name="P11"><text:tab/><text:tab/></text:p>
      <text:p text:style-name="P8"><text:span text:style-name="T18"><text:tab/><text:tab/></text:span><text:span text:style-name="T14">while</text:span><text:span text:style-name="T18">(</text:span><text:span text:style-name="T25">li</text:span><text:span text:style-name="T18">&lt;=</text:span><text:span text:style-name="T25">hi</text:span><text:span text:style-name="T18">) {</text:span></text:p>
      <text:p text:style-name="P11"><text:tab/><text:tab/><text:tab/></text:p>
      <text:p text:style-name="P8"><text:span text:style-name="T18"><text:tab/><text:tab/><text:tab/></text:span><text:span text:style-name="T5">//here we are using if condition for checking value is true than it will print index position</text:span></text:p>
      <text:p text:style-name="P11"><text:tab/><text:tab/><text:tab/></text:p>
      <text:p text:style-name="P8"><text:span text:style-name="T18"><text:tab/><text:tab/><text:tab/></text:span><text:span text:style-name="T14">if</text:span><text:span text:style-name="T18">(</text:span><text:span text:style-name="T25">a</text:span><text:span text:style-name="T18">[</text:span><text:span text:style-name="T25">mi</text:span><text:span text:style-name="T18">]==</text:span><text:span text:style-name="T25">srch</text:span><text:span text:style-name="T18">) {</text:span></text:p>
      <text:p text:style-name="P11"><text:tab/><text:tab/><text:tab/><text:tab/></text:p>
      <text:p text:style-name="P8"><text:span text:style-name="T18"><text:tab/><text:tab/><text:tab/><text:tab/>System.</text:span><text:span text:style-name="T33">out</text:span><text:span text:style-name="T18">.println(</text:span><text:span text:style-name="T38">"Welcome your output is below..."</text:span><text:span text:style-name="T18">);</text:span></text:p>
      <text:p text:style-name="P8"><text:span text:style-name="T18"><text:tab/><text:tab/><text:tab/><text:tab/>System.</text:span><text:span text:style-name="T33">out</text:span><text:span text:style-name="T18">.println(</text:span><text:span text:style-name="T38">"-------------------------------------"</text:span><text:span text:style-name="T18">);</text:span></text:p>
      <text:p text:style-name="P8"><text:span text:style-name="T18"><text:tab/><text:tab/><text:tab/><text:tab/>System.</text:span><text:span text:style-name="T33">out</text:span><text:span text:style-name="T18">.println(</text:span><text:span text:style-name="T38">"It is at "</text:span><text:span text:style-name="T18">+</text:span><text:span text:style-name="T25">mi</text:span><text:span text:style-name="T18">+</text:span><text:span text:style-name="T38">" index position....."</text:span><text:span text:style-name="T18">);</text:span></text:p>
      <text:p text:style-name="P8"><text:span text:style-name="T18"><text:tab/><text:tab/><text:tab/><text:tab/></text:span><text:span text:style-name="T14">break</text:span><text:span text:style-name="T18">;</text:span></text:p>
      <text:p text:style-name="P11"><text:tab/><text:tab/><text:tab/>}</text:p>
      <text:p text:style-name="P11"><text:tab/><text:tab/><text:tab/></text:p>
      <text:p text:style-name="P8"><text:span text:style-name="T18"><text:tab/><text:tab/><text:tab/></text:span><text:span text:style-name="T5">//Here if array of mi value less than search value,so mi increment by one and it will store li.</text:span></text:p>
      <text:p text:style-name="P11"><text:tab/><text:tab/><text:tab/></text:p>
      <text:p text:style-name="P8"><text:span text:style-name="T18"><text:tab/><text:tab/><text:tab/></text:span><text:span text:style-name="T14">else</text:span><text:span text:style-name="T18"> </text:span><text:span text:style-name="T14">if</text:span><text:span text:style-name="T18">(</text:span><text:span text:style-name="T25">a</text:span><text:span text:style-name="T18">[</text:span><text:span text:style-name="T25">mi</text:span><text:span text:style-name="T18">]&lt;</text:span><text:span text:style-name="T25">srch</text:span><text:span text:style-name="T18">) {</text:span></text:p>
      <text:p text:style-name="P11"><text:tab/><text:tab/><text:tab/><text:tab/></text:p>
      <text:p text:style-name="P8"><text:span text:style-name="T18"><text:tab/><text:tab/><text:tab/><text:tab/></text:span><text:span text:style-name="T25">li</text:span><text:span text:style-name="T18">=</text:span><text:span text:style-name="T25">mi</text:span><text:span text:style-name="T18">+1;</text:span></text:p>
      <text:p text:style-name="P11"><text:tab/><text:tab/><text:tab/>}</text:p>
      <text:p text:style-name="P11"><text:tab/><text:tab/><text:tab/></text:p>
      <text:p text:style-name="P8"><text:span text:style-name="T18"><text:tab/><text:tab/><text:tab/></text:span><text:span text:style-name="T5">//If it is not satisfied above two <text:s/>condition than it will used.. </text:span></text:p>
      <text:p text:style-name="P8"><text:span text:style-name="T18"><text:tab/><text:tab/><text:tab/></text:span><text:span text:style-name="T14">else</text:span><text:span text:style-name="T18"> {</text:span></text:p>
      <text:p text:style-name="P11"><text:tab/><text:tab/><text:tab/><text:tab/></text:p>
      <text:p text:style-name="P8"><text:span text:style-name="T18"><text:tab/><text:tab/><text:tab/><text:tab/></text:span><text:span text:style-name="T25">hi</text:span><text:span text:style-name="T18">=</text:span><text:span text:style-name="T25">mi</text:span><text:span text:style-name="T18">-1;</text:span></text:p>
      <text:p text:style-name="P11"><text:tab/><text:tab/><text:tab/>}</text:p>
      <text:p text:style-name="P11"><text:soft-page-break/><text:tab/><text:tab/><text:tab/></text:p>
      <text:p text:style-name="P8"><text:span text:style-name="T18"><text:tab/><text:tab/><text:tab/></text:span><text:span text:style-name="T5">/*</text:span></text:p>
      <text:p text:style-name="P2"><text:tab/><text:tab/><text:tab/> * after completing these steps if condition is not equal than check two condition and </text:p>
      <text:p text:style-name="P2"><text:tab/><text:tab/><text:tab/> * both of them condition one is true than it will comes here mi=li+hi/2;</text:p>
      <text:p text:style-name="P2"><text:tab/><text:tab/><text:tab/> * and than again check first condition is true <text:s/>than it will print above statements.</text:p>
      <text:p text:style-name="P2"><text:tab/><text:tab/><text:tab/> */</text:p>
      <text:p text:style-name="P8"><text:span text:style-name="T18"><text:tab/><text:tab/><text:tab/></text:span><text:span text:style-name="T25">mi</text:span><text:span text:style-name="T18">=(</text:span><text:span text:style-name="T25">li</text:span><text:span text:style-name="T18">+</text:span><text:span text:style-name="T25">hi</text:span><text:span text:style-name="T18">)/2;</text:span></text:p>
      <text:p text:style-name="P11"><text:tab/><text:tab/>}</text:p>
      <text:p text:style-name="P11"><text:tab/><text:tab/></text:p>
      <text:p text:style-name="P8"><text:span text:style-name="T18"><text:tab/><text:tab/></text:span><text:span text:style-name="T5">//Here we use if condition because if serch element is not present in Arraylist print below sataement</text:span></text:p>
      <text:p text:style-name="P11"><text:tab/><text:tab/></text:p>
      <text:p text:style-name="P8"><text:span text:style-name="T18"><text:tab/><text:tab/></text:span><text:span text:style-name="T14">if</text:span><text:span text:style-name="T18">(</text:span><text:span text:style-name="T25">li</text:span><text:span text:style-name="T18">&gt;</text:span><text:span text:style-name="T25">hi</text:span><text:span text:style-name="T18">) {</text:span></text:p>
      <text:p text:style-name="P11"><text:tab/><text:tab/><text:tab/></text:p>
      <text:p text:style-name="P8"><text:span text:style-name="T18"><text:tab/><text:tab/><text:tab/>System.</text:span><text:span text:style-name="T33">out</text:span><text:span text:style-name="T18">.println(</text:span><text:span text:style-name="T38">"Element is not found in this given list...."</text:span><text:span text:style-name="T18">);</text:span></text:p>
      <text:p text:style-name="P11"><text:tab/><text:tab/><text:tab/></text:p>
      <text:p text:style-name="P8"><text:span text:style-name="T18"><text:tab/><text:tab/><text:tab/>System.</text:span><text:span text:style-name="T33">out</text:span><text:span text:style-name="T18">.println(</text:span><text:span text:style-name="T38">"SORRY!!!"</text:span><text:span text:style-name="T18">);</text:span></text:p>
      <text:p text:style-name="P11"><text:tab/><text:tab/><text:tab/></text:p>
      <text:p text:style-name="P8"><text:span text:style-name="T18"><text:tab/><text:tab/><text:tab/>System.</text:span><text:span text:style-name="T33">out</text:span><text:span text:style-name="T18">.println(</text:span><text:span text:style-name="T38">"Please Enter Appropriate number which is present in ArrayList...."</text:span><text:span text:style-name="T18">);</text:span></text:p>
      <text:p text:style-name="P11"><text:tab/><text:tab/>}</text:p>
      <text:p text:style-name="P11"><text:tab/>}</text:p>
      <text:p text:style-name="P7"/>
      <text:p text:style-name="P11">}</text:p>
      <text:p text:style-name="P23"/>
      <text:p text:style-name="P23"/>
      <text:p text:style-name="P36"><text:span text:style-name="T42">19.</text:span><text:span text:style-name="T5">//find height of the tree</text:span></text:p>
      <text:p text:style-name="P7"/>
      <text:p text:style-name="P2">/*</text:p>
      <text:p text:style-name="P2"><text:soft-page-break/><text:s/>* formula is</text:p>
      <text:p text:style-name="P2"><text:s/>* height of the tree=1+Number of edges on the longest path from root to leaf. </text:p>
      <text:p text:style-name="P2"><text:s/>*/</text:p>
      <text:p text:style-name="P7"/>
      <text:p text:style-name="P8"><text:span text:style-name="T14">class</text:span><text:span text:style-name="T18"> Node1{</text:span></text:p>
      <text:p text:style-name="P11"><text:tab/></text:p>
      <text:p text:style-name="P8"><text:span text:style-name="T18"><text:tab/> </text:span><text:span text:style-name="T14">int</text:span><text:span text:style-name="T18"> </text:span><text:span text:style-name="T35">data</text:span><text:span text:style-name="T18">;</text:span></text:p>
      <text:p text:style-name="P8"><text:span text:style-name="T18"><text:tab/> Node1 </text:span><text:span text:style-name="T35">left</text:span><text:span text:style-name="T18">,</text:span><text:span text:style-name="T35">right</text:span><text:span text:style-name="T18">;</text:span></text:p>
      <text:p text:style-name="P11"><text:tab/> </text:p>
      <text:p text:style-name="P8"><text:span text:style-name="T18"><text:tab/> </text:span><text:span text:style-name="T5">//using constructor for intializing value</text:span></text:p>
      <text:p text:style-name="P11"><text:tab/> </text:p>
      <text:p text:style-name="P8"><text:span text:style-name="T18"><text:tab/> </text:span><text:span text:style-name="T14">public</text:span><text:span text:style-name="T18"> Node1(</text:span><text:span text:style-name="T14">int</text:span><text:span text:style-name="T18"> </text:span><text:span text:style-name="T25">item</text:span><text:span text:style-name="T18">) {</text:span></text:p>
      <text:p text:style-name="P11"><text:tab/><text:tab/> </text:p>
      <text:p text:style-name="P8"><text:span text:style-name="T18"><text:tab/><text:tab/> </text:span><text:span text:style-name="T35">data</text:span><text:span text:style-name="T18">=</text:span><text:span text:style-name="T25">item</text:span><text:span text:style-name="T18">;</text:span></text:p>
      <text:p text:style-name="P8"><text:span text:style-name="T18"><text:tab/><text:tab/> </text:span><text:span text:style-name="T35">left</text:span><text:span text:style-name="T18">=</text:span><text:span text:style-name="T35">right</text:span><text:span text:style-name="T18">=</text:span><text:span text:style-name="T14">null</text:span><text:span text:style-name="T18">;</text:span></text:p>
      <text:p text:style-name="P11"><text:tab/> }</text:p>
      <text:p text:style-name="P11">}</text:p>
      <text:p text:style-name="P7"/>
      <text:p text:style-name="P7"/>
      <text:p text:style-name="P7"/>
      <text:p text:style-name="P8"><text:span text:style-name="T14">public</text:span><text:span text:style-name="T18"> </text:span><text:span text:style-name="T14">class</text:span><text:span text:style-name="T18"> HeightOfTree {</text:span></text:p>
      <text:p text:style-name="P11"><text:tab/></text:p>
      <text:p text:style-name="P11"><text:tab/></text:p>
      <text:p text:style-name="P8"><text:span text:style-name="T18"><text:tab/>Node1 </text:span><text:span text:style-name="T35">root</text:span><text:span text:style-name="T18">;</text:span></text:p>
      <text:p text:style-name="P8"><text:span text:style-name="T18"><text:tab/></text:span><text:span text:style-name="T14">public</text:span><text:span text:style-name="T18"> </text:span><text:span text:style-name="T14">int</text:span><text:span text:style-name="T18"> </text:span><text:span text:style-name="T35">h</text:span><text:span text:style-name="T18">; </text:span></text:p>
      <text:p text:style-name="P11"><text:tab/></text:p>
      <text:p text:style-name="P8"><text:span text:style-name="T18"><text:tab/></text:span><text:span text:style-name="T14">int</text:span><text:span text:style-name="T18"> height(Node1 </text:span><text:span text:style-name="T25">node</text:span><text:span text:style-name="T18">) {</text:span></text:p>
      <text:p text:style-name="P11"><text:tab/><text:tab/></text:p>
      <text:p text:style-name="P8"><text:soft-page-break/><text:span text:style-name="T18"><text:tab/><text:tab/></text:span><text:span text:style-name="T14">if</text:span><text:span text:style-name="T18">(</text:span><text:span text:style-name="T25">node</text:span><text:span text:style-name="T18">==</text:span><text:span text:style-name="T14">null</text:span><text:span text:style-name="T18">)</text:span></text:p>
      <text:p text:style-name="P8"><text:span text:style-name="T18"><text:tab/><text:tab/></text:span><text:span text:style-name="T14">return</text:span><text:span text:style-name="T18"> 0;</text:span></text:p>
      <text:p text:style-name="P11"><text:tab/><text:tab/></text:p>
      <text:p text:style-name="P11"><text:tab/><text:tab/></text:p>
      <text:p text:style-name="P8"><text:span text:style-name="T18"><text:tab/><text:tab/></text:span><text:span text:style-name="T14">else</text:span><text:span text:style-name="T18">{</text:span></text:p>
      <text:p text:style-name="P8"><text:span text:style-name="T18"><text:tab/><text:tab/><text:tab/> <text:s/></text:span><text:span text:style-name="T5">/* compute the depth of each subtree */</text:span></text:p>
      <text:p text:style-name="P11"><text:tab/><text:tab/><text:tab/></text:p>
      <text:p text:style-name="P8"><text:span text:style-name="T18"><text:tab/><text:tab/></text:span><text:span text:style-name="T14">int</text:span><text:span text:style-name="T18"> </text:span><text:span text:style-name="T25">left</text:span><text:span text:style-name="T18">=height(</text:span><text:span text:style-name="T25">node</text:span><text:span text:style-name="T18">.</text:span><text:span text:style-name="T35">left</text:span><text:span text:style-name="T18">);</text:span></text:p>
      <text:p text:style-name="P8"><text:span text:style-name="T18"><text:tab/><text:tab/></text:span><text:span text:style-name="T14">int</text:span><text:span text:style-name="T18"> </text:span><text:span text:style-name="T25">right</text:span><text:span text:style-name="T18">=height(</text:span><text:span text:style-name="T25">node</text:span><text:span text:style-name="T18">.</text:span><text:span text:style-name="T35">right</text:span><text:span text:style-name="T18">);</text:span></text:p>
      <text:p text:style-name="P11"><text:tab/><text:tab/></text:p>
      <text:p text:style-name="P8"><text:span text:style-name="T18"><text:tab/><text:tab/></text:span><text:span text:style-name="T5">/* use the larger one */</text:span></text:p>
      <text:p text:style-name="P11"><text:tab/><text:tab/></text:p>
      <text:p text:style-name="P8"><text:span text:style-name="T18"><text:tab/><text:tab/></text:span><text:span text:style-name="T14">if</text:span><text:span text:style-name="T18">(</text:span><text:span text:style-name="T25">left</text:span><text:span text:style-name="T18">&gt;</text:span><text:span text:style-name="T25">right</text:span><text:span text:style-name="T18">) </text:span></text:p>
      <text:p text:style-name="P11"><text:tab/><text:tab/><text:tab/></text:p>
      <text:p text:style-name="P8"><text:span text:style-name="T18"><text:tab/><text:tab/><text:tab/></text:span><text:span text:style-name="T14">return</text:span><text:span text:style-name="T18"> (1+</text:span><text:span text:style-name="T25">left</text:span><text:span text:style-name="T18">);</text:span></text:p>
      <text:p text:style-name="P11"><text:tab/><text:tab/></text:p>
      <text:p text:style-name="P8"><text:span text:style-name="T18"><text:tab/><text:tab/></text:span><text:span text:style-name="T14">else</text:span><text:span text:style-name="T18"> </text:span></text:p>
      <text:p text:style-name="P11"><text:tab/><text:tab/><text:tab/></text:p>
      <text:p text:style-name="P8"><text:span text:style-name="T18"><text:tab/><text:tab/><text:tab/></text:span><text:span text:style-name="T14">return</text:span><text:span text:style-name="T18">(1+</text:span><text:span text:style-name="T25">right</text:span><text:span text:style-name="T18">);</text:span></text:p>
      <text:p text:style-name="P11"><text:tab/><text:tab/>}</text:p>
      <text:p text:style-name="P11"><text:tab/><text:tab/></text:p>
      <text:p text:style-name="P11"><text:tab/><text:tab/></text:p>
      <text:p text:style-name="P11"><text:tab/><text:tab/>}</text:p>
      <text:p text:style-name="P8"><text:span text:style-name="T18"><text:tab/></text:span><text:span text:style-name="T5">/*</text:span></text:p>
      <text:p text:style-name="P2"><text:tab/> * <text:s/>Driver program to test above functions</text:p>
      <text:p text:style-name="P2"><text:tab/> */</text:p>
      <text:p text:style-name="P7"/>
      <text:p text:style-name="P8"><text:span text:style-name="T18"><text:tab/></text:span><text:span text:style-name="T14">public</text:span><text:span text:style-name="T18"> </text:span><text:span text:style-name="T14">static</text:span><text:span text:style-name="T18"> </text:span><text:span text:style-name="T14">void</text:span><text:span text:style-name="T18"> main(String[] </text:span><text:span text:style-name="T25">args</text:span><text:span text:style-name="T18">) {</text:span></text:p>
      <text:p text:style-name="P11"><text:soft-page-break/><text:tab/><text:tab/></text:p>
      <text:p text:style-name="P8"><text:span text:style-name="T18"><text:tab/><text:tab/>HeightOfTree </text:span><text:span text:style-name="T25">h</text:span><text:span text:style-name="T18">=</text:span><text:span text:style-name="T14">new</text:span><text:span text:style-name="T18"> HeightOfTree();</text:span></text:p>
      <text:p text:style-name="P11"><text:tab/><text:tab/> </text:p>
      <text:p text:style-name="P8"><text:span text:style-name="T18"><text:tab/><text:tab/></text:span><text:span text:style-name="T25">h</text:span><text:span text:style-name="T18">.</text:span><text:span text:style-name="T35">root</text:span><text:span text:style-name="T18"> = </text:span><text:span text:style-name="T14">new</text:span><text:span text:style-name="T18"> Node1(1); </text:span></text:p>
      <text:p text:style-name="P8"><text:span text:style-name="T18"><text:s text:c="8"/></text:span><text:span text:style-name="T25">h</text:span><text:span text:style-name="T18">.</text:span><text:span text:style-name="T35">root</text:span><text:span text:style-name="T18">.</text:span><text:span text:style-name="T35">left</text:span><text:span text:style-name="T18"> = </text:span><text:span text:style-name="T14">new</text:span><text:span text:style-name="T18"> Node1(2); </text:span></text:p>
      <text:p text:style-name="P8"><text:span text:style-name="T18"><text:s text:c="8"/></text:span><text:span text:style-name="T25">h</text:span><text:span text:style-name="T18">.</text:span><text:span text:style-name="T35">root</text:span><text:span text:style-name="T18">.</text:span><text:span text:style-name="T35">right</text:span><text:span text:style-name="T18"> = </text:span><text:span text:style-name="T14">new</text:span><text:span text:style-name="T18"> Node1(3); </text:span></text:p>
      <text:p text:style-name="P8"><text:span text:style-name="T18"><text:s text:c="8"/></text:span><text:span text:style-name="T25">h</text:span><text:span text:style-name="T18">.</text:span><text:span text:style-name="T35">root</text:span><text:span text:style-name="T18">.</text:span><text:span text:style-name="T35">left</text:span><text:span text:style-name="T18">.</text:span><text:span text:style-name="T35">left</text:span><text:span text:style-name="T18"> = </text:span><text:span text:style-name="T14">new</text:span><text:span text:style-name="T18"> Node1(4); </text:span></text:p>
      <text:p text:style-name="P8"><text:span text:style-name="T18"><text:s text:c="8"/></text:span><text:span text:style-name="T25">h</text:span><text:span text:style-name="T18">.</text:span><text:span text:style-name="T35">root</text:span><text:span text:style-name="T18">.</text:span><text:span text:style-name="T35">left</text:span><text:span text:style-name="T18">.</text:span><text:span text:style-name="T35">right</text:span><text:span text:style-name="T18"> = </text:span><text:span text:style-name="T14">new</text:span><text:span text:style-name="T18"> Node1(5); </text:span></text:p>
      <text:p text:style-name="P11"><text:s text:c="3"/></text:p>
      <text:p text:style-name="P8"><text:span text:style-name="T18"><text:s text:c="8"/>System.</text:span><text:span text:style-name="T33">out</text:span><text:span text:style-name="T18">.println(</text:span><text:span text:style-name="T38">"Height of tree is : "</text:span><text:span text:style-name="T18"> + <text:s/></text:span></text:p>
      <text:p text:style-name="P8"><text:span text:style-name="T18"><text:s text:c="38"/></text:span><text:span text:style-name="T25">h</text:span><text:span text:style-name="T18">.height(</text:span><text:span text:style-name="T25">h</text:span><text:span text:style-name="T18">.</text:span><text:span text:style-name="T35">root</text:span><text:span text:style-name="T18">)); </text:span></text:p>
      <text:p text:style-name="P7"/>
      <text:p text:style-name="P11"><text:tab/>}</text:p>
      <text:p text:style-name="P7"/>
      <text:p text:style-name="P11">}</text:p>
      <text:p text:style-name="P24"/>
      <text:p text:style-name="P24"/>
      <text:p text:style-name="P24"/>
      <text:p text:style-name="P37"><text:span text:style-name="T42">20. </text:span><text:span text:style-name="T9">//write a program check number is Armstrong are not...</text:span></text:p>
      <text:p text:style-name="P42"/>
      <text:p text:style-name="P37"><text:span text:style-name="T14">import</text:span><text:span text:style-name="T18"> java.util.Scanner;</text:span></text:p>
      <text:p text:style-name="P7"/>
      <text:p text:style-name="P8"><text:span text:style-name="T14">public</text:span><text:span text:style-name="T18"> </text:span><text:span text:style-name="T14">class</text:span><text:span text:style-name="T18"> CheckArmstrongNumber {</text:span></text:p>
      <text:p text:style-name="P7"/>
      <text:p text:style-name="P8"><text:span text:style-name="T18"><text:tab/></text:span><text:span text:style-name="T14">public</text:span><text:span text:style-name="T18"> </text:span><text:span text:style-name="T14">static</text:span><text:span text:style-name="T18"> </text:span><text:span text:style-name="T14">void</text:span><text:span text:style-name="T18"> main(String[] </text:span><text:span text:style-name="T25">args</text:span><text:span text:style-name="T18">) {</text:span></text:p>
      <text:p text:style-name="P11"><text:tab/></text:p>
      <text:p text:style-name="P8"><text:span text:style-name="T18"><text:tab/><text:tab/></text:span><text:span text:style-name="T5">/*</text:span></text:p>
      <text:p text:style-name="P2"><text:soft-page-break/><text:tab/><text:tab/> * first we know about Armstrong number let see in following steps</text:p>
      <text:p text:style-name="P2"><text:tab/><text:tab/> * th powers of their digits (a finite sequence) are called Armstrong numbers or plus </text:p>
      <text:p text:style-name="P2"><text:tab/><text:tab/> * below example you can test weather this number is Armstrong number are notperfect number and </text:p>
      <text:p text:style-name="P2"><text:tab/><text:tab/> * are given by 1, 2, 3, 4, 5, 6, 7, 8, 9, 153, 370, 371, 407, 1634, 8208, 9474, 54748, </text:p>
      <text:p text:style-name="P2"><text:tab/><text:tab/> * </text:p>
      <text:p text:style-name="P2"><text:tab/><text:tab/> * example looks like here pow means power like one power three ..</text:p>
      <text:p text:style-name="P2"><text:tab/><text:tab/> * Hence, 153 because 1 pow3 + 5 pow3 + 3 pow3 = 1 + 125 + 27 = 153.</text:p>
      <text:p text:style-name="P2"><text:tab/><text:tab/> */</text:p>
      <text:p text:style-name="P11"><text:tab/><text:tab/></text:p>
      <text:p text:style-name="P11"><text:tab/><text:tab/></text:p>
      <text:p text:style-name="P11"><text:tab/><text:tab/></text:p>
      <text:p text:style-name="P8"><text:span text:style-name="T18"><text:tab/><text:tab/></text:span><text:span text:style-name="T5">//intialize variables </text:span></text:p>
      <text:p text:style-name="P11"><text:tab/><text:tab/></text:p>
      <text:p text:style-name="P8"><text:span text:style-name="T18"><text:tab/><text:tab/></text:span><text:span text:style-name="T14">int</text:span><text:span text:style-name="T18"> </text:span><text:span text:style-name="T25">OrgNo</text:span><text:span text:style-name="T18">,</text:span><text:span text:style-name="T25">rem</text:span><text:span text:style-name="T18">,</text:span><text:span text:style-name="T25">res</text:span><text:span text:style-name="T18">=0;</text:span></text:p>
      <text:p text:style-name="P11"><text:tab/><text:tab/></text:p>
      <text:p text:style-name="P8"><text:span text:style-name="T18"><text:tab/><text:tab/></text:span><text:span text:style-name="T5">//here we take the input through users,so we have write this syntax</text:span></text:p>
      <text:p text:style-name="P8"><text:span text:style-name="T18"><text:tab/><text:tab/>Scanner </text:span><text:span text:style-name="T26">sc</text:span><text:span text:style-name="T18">=</text:span><text:span text:style-name="T14">new</text:span><text:span text:style-name="T18"> Scanner(System.</text:span><text:span text:style-name="T33">in</text:span><text:span text:style-name="T18">);</text:span></text:p>
      <text:p text:style-name="P11"><text:tab/><text:tab/></text:p>
      <text:p text:style-name="P8"><text:span text:style-name="T18"><text:tab/><text:tab/>System.</text:span><text:span text:style-name="T33">out</text:span><text:span text:style-name="T18">.println(</text:span><text:span text:style-name="T38">"Enter the Number Which you want to check:"</text:span><text:span text:style-name="T18">);</text:span></text:p>
      <text:p text:style-name="P11"><text:tab/><text:tab/></text:p>
      <text:p text:style-name="P8"><text:span text:style-name="T18"><text:tab/><text:tab/></text:span><text:span text:style-name="T5">//Here we have to write the code to read above statement.so</text:span></text:p>
      <text:p text:style-name="P11"><text:tab/><text:tab/></text:p>
      <text:p text:style-name="P8"><text:span text:style-name="T18"><text:tab/><text:tab/></text:span><text:span text:style-name="T14">int</text:span><text:span text:style-name="T18"> </text:span><text:span text:style-name="T25">n</text:span><text:span text:style-name="T18">=</text:span><text:span text:style-name="T25">sc</text:span><text:span text:style-name="T18">.nextInt();</text:span></text:p>
      <text:p text:style-name="P11"><text:tab/><text:tab/></text:p>
      <text:p text:style-name="P8"><text:span text:style-name="T18"><text:tab/><text:tab/></text:span><text:span text:style-name="T5">//Here we insert value in new variable and than go for while loop </text:span></text:p>
      <text:p text:style-name="P8"><text:span text:style-name="T18"><text:tab/><text:tab/></text:span><text:span text:style-name="T25">OrgNo</text:span><text:span text:style-name="T18"> = </text:span><text:span text:style-name="T25">n</text:span><text:span text:style-name="T18">;</text:span></text:p>
      <text:p text:style-name="P11"><text:tab/><text:tab/></text:p>
      <text:p text:style-name="P8"><text:soft-page-break/><text:span text:style-name="T18"><text:tab/><text:tab/></text:span><text:span text:style-name="T14">while</text:span><text:span text:style-name="T18">(</text:span><text:span text:style-name="T25">OrgNo</text:span><text:span text:style-name="T18">!=0) {</text:span></text:p>
      <text:p text:style-name="P11"><text:tab/><text:tab/><text:tab/></text:p>
      <text:p text:style-name="P11"><text:tab/><text:tab/><text:tab/></text:p>
      <text:p text:style-name="P8"><text:span text:style-name="T18"><text:tab/><text:tab/><text:tab/></text:span><text:span text:style-name="T25">rem</text:span><text:span text:style-name="T18">=</text:span><text:span text:style-name="T25">OrgNo</text:span><text:span text:style-name="T18">%10;</text:span></text:p>
      <text:p text:style-name="P8"><text:span text:style-name="T18"><text:tab/><text:tab/><text:tab/></text:span><text:span text:style-name="T25">res</text:span><text:span text:style-name="T18">+=Math.</text:span><text:span text:style-name="T20">pow</text:span><text:span text:style-name="T18">(</text:span><text:span text:style-name="T25">rem</text:span><text:span text:style-name="T18">, 3);</text:span></text:p>
      <text:p text:style-name="P8"><text:span text:style-name="T18"><text:tab/><text:tab/><text:tab/></text:span><text:span text:style-name="T25">OrgNo</text:span><text:span text:style-name="T18">/=10;</text:span></text:p>
      <text:p text:style-name="P11"><text:tab/><text:tab/><text:tab/></text:p>
      <text:p text:style-name="P11"><text:tab/><text:tab/>}</text:p>
      <text:p text:style-name="P11"><text:tab/><text:tab/></text:p>
      <text:p text:style-name="P8"><text:span text:style-name="T18"><text:tab/><text:tab/></text:span><text:span text:style-name="T5">//comapring value</text:span></text:p>
      <text:p text:style-name="P11"><text:tab/><text:tab/></text:p>
      <text:p text:style-name="P8"><text:span text:style-name="T18"><text:tab/><text:tab/></text:span><text:span text:style-name="T14">if</text:span><text:span text:style-name="T18">(</text:span><text:span text:style-name="T25">res</text:span><text:span text:style-name="T18">==</text:span><text:span text:style-name="T25">n</text:span><text:span text:style-name="T18">) {</text:span></text:p>
      <text:p text:style-name="P8"><text:span text:style-name="T18"><text:tab/><text:tab/><text:tab/>System.</text:span><text:span text:style-name="T33">out</text:span><text:span text:style-name="T18">.println(</text:span><text:span text:style-name="T25">n</text:span><text:span text:style-name="T18">+</text:span><text:span text:style-name="T38">" is a Armstrong Number..."</text:span><text:span text:style-name="T18">);</text:span></text:p>
      <text:p text:style-name="P11"><text:tab/><text:tab/>}</text:p>
      <text:p text:style-name="P8"><text:span text:style-name="T18"><text:tab/><text:tab/></text:span><text:span text:style-name="T14">else</text:span><text:span text:style-name="T18"> {</text:span></text:p>
      <text:p text:style-name="P8"><text:span text:style-name="T18"><text:tab/><text:tab/><text:tab/>System.</text:span><text:span text:style-name="T33">out</text:span><text:span text:style-name="T18">.println(</text:span><text:span text:style-name="T25">n</text:span><text:span text:style-name="T18">+</text:span><text:span text:style-name="T38">" is not a Armstrong Number..."</text:span><text:span text:style-name="T18">);</text:span></text:p>
      <text:p text:style-name="P11"><text:tab/><text:tab/>}</text:p>
      <text:p text:style-name="P7"/>
      <text:p text:style-name="P11"><text:tab/>}</text:p>
      <text:p text:style-name="P7"/>
      <text:p text:style-name="P11">}</text:p>
      <text:p text:style-name="P24"/>
      <text:p text:style-name="P24"/>
      <text:p text:style-name="P38"><text:span text:style-name="T42">21.</text:span><text:span text:style-name="T9">//write a program to sum of two matrices</text:span></text:p>
      <text:p text:style-name="P16"/>
      <text:p text:style-name="P16"/>
      <text:p text:style-name="P38"><text:span text:style-name="T14">import</text:span><text:span text:style-name="T18"> java.util.Scanner;</text:span></text:p>
      <text:p text:style-name="P13"/>
      <text:p text:style-name="P8"><text:soft-page-break/><text:span text:style-name="T14">public</text:span><text:span text:style-name="T18"> </text:span><text:span text:style-name="T14">class</text:span><text:span text:style-name="T18"> SumOfTwoMatrices {</text:span></text:p>
      <text:p text:style-name="P7"/>
      <text:p text:style-name="P8"><text:span text:style-name="T18"><text:tab/></text:span><text:span text:style-name="T14">public</text:span><text:span text:style-name="T18"> </text:span><text:span text:style-name="T14">static</text:span><text:span text:style-name="T18"> </text:span><text:span text:style-name="T14">void</text:span><text:span text:style-name="T18"> main(String[] </text:span><text:span text:style-name="T25">args</text:span><text:span text:style-name="T18">) {</text:span></text:p>
      <text:p text:style-name="P11"><text:tab/><text:tab/></text:p>
      <text:p text:style-name="P8"><text:span text:style-name="T18"><text:tab/><text:tab/></text:span><text:span text:style-name="T5">/*</text:span></text:p>
      <text:p text:style-name="P2"><text:tab/><text:tab/> * main rule is both the matrices is equal rows and column value.</text:p>
      <text:p text:style-name="P2"><text:tab/><text:tab/> *</text:p>
      <text:p text:style-name="P2"><text:tab/><text:tab/> */</text:p>
      <text:p text:style-name="P11"><text:tab/><text:tab/></text:p>
      <text:p text:style-name="P8"><text:span text:style-name="T18"><text:tab/><text:tab/></text:span><text:span text:style-name="T14">int</text:span><text:span text:style-name="T18"> </text:span><text:span text:style-name="T25">first</text:span><text:span text:style-name="T18">[][]=</text:span><text:span text:style-name="T14">new</text:span><text:span text:style-name="T18"> </text:span><text:span text:style-name="T14">int</text:span><text:span text:style-name="T18">[3][3];</text:span></text:p>
      <text:p text:style-name="P8"><text:span text:style-name="T18"><text:tab/><text:tab/></text:span><text:span text:style-name="T14">int</text:span><text:span text:style-name="T18"> </text:span><text:span text:style-name="T25">second</text:span><text:span text:style-name="T18">[][]=</text:span><text:span text:style-name="T14">new</text:span><text:span text:style-name="T18"> </text:span><text:span text:style-name="T14">int</text:span><text:span text:style-name="T18">[3][3];</text:span></text:p>
      <text:p text:style-name="P8"><text:span text:style-name="T18"><text:tab/><text:tab/></text:span><text:span text:style-name="T14">int</text:span><text:span text:style-name="T18"> </text:span><text:span text:style-name="T25">sum</text:span><text:span text:style-name="T18">[][]=</text:span><text:span text:style-name="T14">new</text:span><text:span text:style-name="T18"> </text:span><text:span text:style-name="T14">int</text:span><text:span text:style-name="T18">[3][3];</text:span></text:p>
      <text:p text:style-name="P11"><text:tab/><text:tab/></text:p>
      <text:p text:style-name="P8"><text:span text:style-name="T18"><text:tab/><text:tab/></text:span><text:span text:style-name="T5">//take the input from the user input..</text:span></text:p>
      <text:p text:style-name="P11"><text:tab/><text:tab/></text:p>
      <text:p text:style-name="P8"><text:span text:style-name="T18"><text:tab/><text:tab/>Scanner </text:span><text:span text:style-name="T26">sc</text:span><text:span text:style-name="T18">=</text:span><text:span text:style-name="T14">new</text:span><text:span text:style-name="T18"> Scanner(System.</text:span><text:span text:style-name="T33">in</text:span><text:span text:style-name="T18">);</text:span></text:p>
      <text:p text:style-name="P8"><text:span text:style-name="T18"><text:tab/><text:tab/>System.</text:span><text:span text:style-name="T33">out</text:span><text:span text:style-name="T18">.println(</text:span><text:span text:style-name="T38">"Enter the 3x3 matrices value:"</text:span><text:span text:style-name="T18">);</text:span></text:p>
      <text:p text:style-name="P11"><text:tab/><text:tab/></text:p>
      <text:p text:style-name="P8"><text:span text:style-name="T18"><text:tab/><text:tab/></text:span><text:span text:style-name="T5">//first matrices logic</text:span></text:p>
      <text:p text:style-name="P11"><text:tab/><text:tab/></text:p>
      <text:p text:style-name="P8"><text:span text:style-name="T18"><text:tab/><text:tab/></text:span><text:span text:style-name="T14">for</text:span><text:span text:style-name="T18">(</text:span><text:span text:style-name="T14">int</text:span><text:span text:style-name="T18"> </text:span><text:span text:style-name="T25">i</text:span><text:span text:style-name="T18">=0;</text:span><text:span text:style-name="T25">i</text:span><text:span text:style-name="T18">&lt;3;</text:span><text:span text:style-name="T25">i</text:span><text:span text:style-name="T18">++) {</text:span></text:p>
      <text:p text:style-name="P8"><text:span text:style-name="T18"><text:tab/><text:tab/><text:tab/></text:span><text:span text:style-name="T14">for</text:span><text:span text:style-name="T18">(</text:span><text:span text:style-name="T14">int</text:span><text:span text:style-name="T18"> </text:span><text:span text:style-name="T25">j</text:span><text:span text:style-name="T18">=0;</text:span><text:span text:style-name="T25">j</text:span><text:span text:style-name="T18">&lt;3;</text:span><text:span text:style-name="T25">j</text:span><text:span text:style-name="T18">++) {</text:span></text:p>
      <text:p text:style-name="P11"><text:tab/><text:tab/><text:tab/><text:tab/></text:p>
      <text:p text:style-name="P8"><text:span text:style-name="T18"><text:tab/><text:tab/><text:tab/><text:tab/></text:span><text:span text:style-name="T25">first</text:span><text:span text:style-name="T18">[</text:span><text:span text:style-name="T25">i</text:span><text:span text:style-name="T18">][</text:span><text:span text:style-name="T25">j</text:span><text:span text:style-name="T18">]=</text:span><text:span text:style-name="T25">sc</text:span><text:span text:style-name="T18">.nextInt();</text:span></text:p>
      <text:p text:style-name="P11"><text:tab/><text:tab/><text:tab/><text:tab/></text:p>
      <text:p text:style-name="P11"><text:tab/><text:tab/><text:tab/>}</text:p>
      <text:p text:style-name="P11"><text:tab/><text:tab/>}</text:p>
      <text:p text:style-name="P11"><text:tab/><text:tab/></text:p>
      <text:p text:style-name="P8"><text:soft-page-break/><text:span text:style-name="T18"><text:tab/><text:tab/></text:span><text:span text:style-name="T5">//display first matrices</text:span></text:p>
      <text:p text:style-name="P11"><text:tab/><text:tab/></text:p>
      <text:p text:style-name="P8"><text:span text:style-name="T18"><text:tab/>System.</text:span><text:span text:style-name="T33">out</text:span><text:span text:style-name="T18">.println(</text:span><text:span text:style-name="T38">"first matrix:"</text:span><text:span text:style-name="T18">);</text:span></text:p>
      <text:p text:style-name="P11"><text:tab/><text:tab/></text:p>
      <text:p text:style-name="P8"><text:span text:style-name="T18"><text:tab/><text:tab/></text:span><text:span text:style-name="T14">for</text:span><text:span text:style-name="T18">(</text:span><text:span text:style-name="T14">int</text:span><text:span text:style-name="T18"> </text:span><text:span text:style-name="T25">i</text:span><text:span text:style-name="T18">=0;</text:span><text:span text:style-name="T25">i</text:span><text:span text:style-name="T18">&lt;3;</text:span><text:span text:style-name="T25">i</text:span><text:span text:style-name="T18">++) {</text:span></text:p>
      <text:p text:style-name="P8"><text:span text:style-name="T18"><text:tab/><text:tab/><text:tab/></text:span><text:span text:style-name="T14">for</text:span><text:span text:style-name="T18">(</text:span><text:span text:style-name="T14">int</text:span><text:span text:style-name="T18"> </text:span><text:span text:style-name="T25">j</text:span><text:span text:style-name="T18">=0;</text:span><text:span text:style-name="T25">j</text:span><text:span text:style-name="T18">&lt;3;</text:span><text:span text:style-name="T25">j</text:span><text:span text:style-name="T18">++) {</text:span></text:p>
      <text:p text:style-name="P11"><text:tab/><text:tab/><text:tab/><text:tab/></text:p>
      <text:p text:style-name="P8"><text:span text:style-name="T18"><text:tab/><text:tab/><text:tab/><text:tab/>System.</text:span><text:span text:style-name="T33">out</text:span><text:span text:style-name="T18">.print(</text:span><text:span text:style-name="T25">first</text:span><text:span text:style-name="T18">[</text:span><text:span text:style-name="T25">i</text:span><text:span text:style-name="T18">][</text:span><text:span text:style-name="T25">j</text:span><text:span text:style-name="T18">]+ </text:span><text:span text:style-name="T38">""</text:span><text:span text:style-name="T18">);</text:span></text:p>
      <text:p text:style-name="P11"><text:tab/><text:tab/><text:tab/><text:tab/></text:p>
      <text:p text:style-name="P11"><text:tab/><text:tab/><text:tab/>}</text:p>
      <text:p text:style-name="P8"><text:span text:style-name="T18"><text:tab/><text:tab/><text:tab/>System.</text:span><text:span text:style-name="T33">out</text:span><text:span text:style-name="T18">.println();</text:span></text:p>
      <text:p text:style-name="P11"><text:tab/><text:tab/>}</text:p>
      <text:p text:style-name="P7"/>
      <text:p text:style-name="P7"/>
      <text:p text:style-name="P7"/>
      <text:p text:style-name="P8"><text:span text:style-name="T18"><text:tab/><text:tab/></text:span><text:span text:style-name="T5">//second matrices</text:span></text:p>
      <text:p text:style-name="P8"><text:span text:style-name="T18"><text:tab/><text:tab/>System.</text:span><text:span text:style-name="T33">out</text:span><text:span text:style-name="T18">.println(</text:span><text:span text:style-name="T38">"Enter the 3x3 matrices value:"</text:span><text:span text:style-name="T18">);</text:span></text:p>
      <text:p text:style-name="P8"><text:span text:style-name="T18"><text:tab/><text:tab/></text:span><text:span text:style-name="T14">for</text:span><text:span text:style-name="T18">(</text:span><text:span text:style-name="T14">int</text:span><text:span text:style-name="T18"> </text:span><text:span text:style-name="T25">i</text:span><text:span text:style-name="T18">=0;</text:span><text:span text:style-name="T25">i</text:span><text:span text:style-name="T18">&lt;3;</text:span><text:span text:style-name="T25">i</text:span><text:span text:style-name="T18">++) {</text:span></text:p>
      <text:p text:style-name="P8"><text:span text:style-name="T18"><text:tab/><text:tab/><text:tab/></text:span><text:span text:style-name="T14">for</text:span><text:span text:style-name="T18">(</text:span><text:span text:style-name="T14">int</text:span><text:span text:style-name="T18"> </text:span><text:span text:style-name="T25">j</text:span><text:span text:style-name="T18">=0;</text:span><text:span text:style-name="T25">j</text:span><text:span text:style-name="T18">&lt;3;</text:span><text:span text:style-name="T25">j</text:span><text:span text:style-name="T18">++) {</text:span></text:p>
      <text:p text:style-name="P11"><text:tab/><text:tab/><text:tab/><text:tab/></text:p>
      <text:p text:style-name="P8"><text:span text:style-name="T18"><text:tab/><text:tab/><text:tab/><text:tab/></text:span><text:span text:style-name="T25">second</text:span><text:span text:style-name="T18">[</text:span><text:span text:style-name="T25">i</text:span><text:span text:style-name="T18">][</text:span><text:span text:style-name="T25">j</text:span><text:span text:style-name="T18">]=</text:span><text:span text:style-name="T25">sc</text:span><text:span text:style-name="T18">.nextInt();</text:span></text:p>
      <text:p text:style-name="P11"><text:tab/><text:tab/><text:tab/><text:tab/></text:p>
      <text:p text:style-name="P11"><text:tab/><text:tab/><text:tab/>}</text:p>
      <text:p text:style-name="P11"><text:tab/><text:tab/>}</text:p>
      <text:p text:style-name="P8"><text:span text:style-name="T18"><text:tab/><text:tab/></text:span><text:span text:style-name="T5">//display second matrices</text:span></text:p>
      <text:p text:style-name="P11"><text:tab/><text:tab/></text:p>
      <text:p text:style-name="P8"><text:span text:style-name="T18"><text:tab/>System.</text:span><text:span text:style-name="T33">out</text:span><text:span text:style-name="T18">.println(</text:span><text:span text:style-name="T38">"second matrix:"</text:span><text:span text:style-name="T18">);</text:span></text:p>
      <text:p text:style-name="P11"><text:tab/><text:tab/></text:p>
      <text:p text:style-name="P8"><text:soft-page-break/><text:span text:style-name="T18"><text:tab/><text:tab/></text:span><text:span text:style-name="T14">for</text:span><text:span text:style-name="T18">(</text:span><text:span text:style-name="T14">int</text:span><text:span text:style-name="T18"> </text:span><text:span text:style-name="T25">i</text:span><text:span text:style-name="T18">=0;</text:span><text:span text:style-name="T25">i</text:span><text:span text:style-name="T18">&lt;3;</text:span><text:span text:style-name="T25">i</text:span><text:span text:style-name="T18">++) {</text:span></text:p>
      <text:p text:style-name="P8"><text:span text:style-name="T18"><text:tab/><text:tab/><text:tab/></text:span><text:span text:style-name="T14">for</text:span><text:span text:style-name="T18">(</text:span><text:span text:style-name="T14">int</text:span><text:span text:style-name="T18"> </text:span><text:span text:style-name="T25">j</text:span><text:span text:style-name="T18">=0;</text:span><text:span text:style-name="T25">j</text:span><text:span text:style-name="T18">&lt;3;</text:span><text:span text:style-name="T25">j</text:span><text:span text:style-name="T18">++) {</text:span></text:p>
      <text:p text:style-name="P11"><text:tab/><text:tab/><text:tab/><text:tab/></text:p>
      <text:p text:style-name="P8"><text:span text:style-name="T18"><text:tab/><text:tab/><text:tab/><text:tab/>System.</text:span><text:span text:style-name="T33">out</text:span><text:span text:style-name="T18">.print(</text:span><text:span text:style-name="T25">second</text:span><text:span text:style-name="T18">[</text:span><text:span text:style-name="T25">i</text:span><text:span text:style-name="T18">][</text:span><text:span text:style-name="T25">j</text:span><text:span text:style-name="T18">]+ </text:span><text:span text:style-name="T38">" "</text:span><text:span text:style-name="T18">);</text:span></text:p>
      <text:p text:style-name="P11"><text:tab/><text:tab/><text:tab/><text:tab/></text:p>
      <text:p text:style-name="P11"><text:tab/><text:tab/><text:tab/>}</text:p>
      <text:p text:style-name="P8"><text:span text:style-name="T18"><text:tab/><text:tab/><text:tab/>System.</text:span><text:span text:style-name="T33">out</text:span><text:span text:style-name="T18">.println();</text:span></text:p>
      <text:p text:style-name="P11"><text:tab/><text:tab/>}</text:p>
      <text:p text:style-name="P7"/>
      <text:p text:style-name="P11"><text:tab/><text:tab/><text:tab/></text:p>
      <text:p text:style-name="P8"><text:span text:style-name="T18"><text:tab/><text:tab/></text:span><text:span text:style-name="T5">//sum for two matrices</text:span></text:p>
      <text:p text:style-name="P11"><text:tab/><text:tab/></text:p>
      <text:p text:style-name="P8"><text:span text:style-name="T18"><text:tab/><text:tab/></text:span><text:span text:style-name="T14">for</text:span><text:span text:style-name="T18">(</text:span><text:span text:style-name="T14">int</text:span><text:span text:style-name="T18"> </text:span><text:span text:style-name="T25">i</text:span><text:span text:style-name="T18">=0;</text:span><text:span text:style-name="T25">i</text:span><text:span text:style-name="T18">&lt;3;</text:span><text:span text:style-name="T25">i</text:span><text:span text:style-name="T18">++) {</text:span></text:p>
      <text:p text:style-name="P8"><text:span text:style-name="T18"><text:tab/><text:tab/><text:tab/></text:span><text:span text:style-name="T14">for</text:span><text:span text:style-name="T18">(</text:span><text:span text:style-name="T14">int</text:span><text:span text:style-name="T18"> </text:span><text:span text:style-name="T25">j</text:span><text:span text:style-name="T18">=0;</text:span><text:span text:style-name="T25">j</text:span><text:span text:style-name="T18">&lt;3;</text:span><text:span text:style-name="T25">j</text:span><text:span text:style-name="T18">++) {</text:span></text:p>
      <text:p text:style-name="P11"><text:tab/><text:tab/><text:tab/><text:tab/></text:p>
      <text:p text:style-name="P8"><text:span text:style-name="T18"><text:tab/><text:tab/><text:tab/><text:tab/></text:span><text:span text:style-name="T25">sum</text:span><text:span text:style-name="T18">[</text:span><text:span text:style-name="T25">i</text:span><text:span text:style-name="T18">][</text:span><text:span text:style-name="T25">j</text:span><text:span text:style-name="T18">]=</text:span><text:span text:style-name="T25">first</text:span><text:span text:style-name="T18">[</text:span><text:span text:style-name="T25">i</text:span><text:span text:style-name="T18">][</text:span><text:span text:style-name="T25">j</text:span><text:span text:style-name="T18">]+</text:span><text:span text:style-name="T25">second</text:span><text:span text:style-name="T18">[</text:span><text:span text:style-name="T25">i</text:span><text:span text:style-name="T18">][</text:span><text:span text:style-name="T25">j</text:span><text:span text:style-name="T18">];</text:span></text:p>
      <text:p text:style-name="P11"><text:tab/><text:tab/><text:tab/><text:tab/></text:p>
      <text:p text:style-name="P11"><text:tab/><text:tab/><text:tab/>}</text:p>
      <text:p text:style-name="P11"><text:tab/><text:tab/>}</text:p>
      <text:p text:style-name="P7"/>
      <text:p text:style-name="P8"><text:span text:style-name="T18"><text:tab/><text:tab/></text:span><text:span text:style-name="T5">//display the statement</text:span></text:p>
      <text:p text:style-name="P11"><text:tab/><text:tab/></text:p>
      <text:p text:style-name="P8"><text:span text:style-name="T18"><text:tab/><text:tab/>System.</text:span><text:span text:style-name="T33">out</text:span><text:span text:style-name="T18">.println(</text:span><text:span text:style-name="T38">"The sum of two matrix:"</text:span><text:span text:style-name="T18">);</text:span></text:p>
      <text:p text:style-name="P11"><text:tab/><text:tab/></text:p>
      <text:p text:style-name="P8"><text:span text:style-name="T18"><text:tab/><text:tab/></text:span><text:span text:style-name="T14">for</text:span><text:span text:style-name="T18">(</text:span><text:span text:style-name="T14">int</text:span><text:span text:style-name="T18"> </text:span><text:span text:style-name="T25">i</text:span><text:span text:style-name="T18">=0;</text:span><text:span text:style-name="T25">i</text:span><text:span text:style-name="T18">&lt;3;</text:span><text:span text:style-name="T25">i</text:span><text:span text:style-name="T18">++) {</text:span></text:p>
      <text:p text:style-name="P8"><text:span text:style-name="T18"><text:tab/><text:tab/><text:tab/></text:span><text:span text:style-name="T14">for</text:span><text:span text:style-name="T18">(</text:span><text:span text:style-name="T14">int</text:span><text:span text:style-name="T18"> </text:span><text:span text:style-name="T25">j</text:span><text:span text:style-name="T18">=0;</text:span><text:span text:style-name="T25">j</text:span><text:span text:style-name="T18">&lt;3;</text:span><text:span text:style-name="T25">j</text:span><text:span text:style-name="T18">++) {</text:span></text:p>
      <text:p text:style-name="P11"><text:tab/><text:tab/><text:tab/><text:tab/></text:p>
      <text:p text:style-name="P8"><text:span text:style-name="T18"><text:tab/><text:tab/><text:tab/><text:tab/>System.</text:span><text:span text:style-name="T33">out</text:span><text:span text:style-name="T18">.print(</text:span><text:span text:style-name="T25">sum</text:span><text:span text:style-name="T18">[</text:span><text:span text:style-name="T25">i</text:span><text:span text:style-name="T18">][</text:span><text:span text:style-name="T25">j</text:span><text:span text:style-name="T18">]+ </text:span><text:span text:style-name="T38">""</text:span><text:span text:style-name="T18">);</text:span></text:p>
      <text:p text:style-name="P11"><text:soft-page-break/><text:tab/><text:tab/><text:tab/><text:tab/></text:p>
      <text:p text:style-name="P11"><text:tab/><text:tab/><text:tab/>}</text:p>
      <text:p text:style-name="P8"><text:span text:style-name="T18"><text:tab/><text:tab/><text:tab/>System.</text:span><text:span text:style-name="T33">out</text:span><text:span text:style-name="T18">.println();</text:span></text:p>
      <text:p text:style-name="P11"><text:tab/><text:tab/>}</text:p>
      <text:p text:style-name="P7"/>
      <text:p text:style-name="P7"/>
      <text:p text:style-name="P11"><text:tab/><text:tab/></text:p>
      <text:p text:style-name="P11"><text:tab/><text:tab/></text:p>
      <text:p text:style-name="P11"><text:tab/>}</text:p>
      <text:p text:style-name="P7"/>
      <text:p text:style-name="P11">}</text:p>
      <text:p text:style-name="P24"/>
      <text:p text:style-name="P24"/>
      <text:p text:style-name="P37"><text:span text:style-name="T43">22. </text:span><text:span text:style-name="T5">//Count duplicate words in a given string</text:span></text:p>
      <text:p text:style-name="P7"/>
      <text:p text:style-name="P8"><text:span text:style-name="T14">import</text:span><text:span text:style-name="T18"> java.util.HashMap;</text:span></text:p>
      <text:p text:style-name="P8"><text:span text:style-name="T14">import</text:span><text:span text:style-name="T18"> java.util.Scanner;</text:span></text:p>
      <text:p text:style-name="P8"><text:span text:style-name="T14">import</text:span><text:span text:style-name="T18"> java.util.Set;</text:span></text:p>
      <text:p text:style-name="P7"/>
      <text:p text:style-name="P8"><text:span text:style-name="T14">public</text:span><text:span text:style-name="T18"> </text:span><text:span text:style-name="T14">class</text:span><text:span text:style-name="T18"> DuplicateWordsCount {</text:span></text:p>
      <text:p text:style-name="P7"/>
      <text:p text:style-name="P8"><text:span text:style-name="T18"><text:tab/></text:span><text:span text:style-name="T14">public</text:span><text:span text:style-name="T18"> </text:span><text:span text:style-name="T14">static</text:span><text:span text:style-name="T18"> </text:span><text:span text:style-name="T14">void</text:span><text:span text:style-name="T18"> main(String[] </text:span><text:span text:style-name="T25">args</text:span><text:span text:style-name="T18">) {</text:span></text:p>
      <text:p text:style-name="P11"><text:tab/><text:tab/></text:p>
      <text:p text:style-name="P8"><text:span text:style-name="T18"><text:tab/><text:tab/></text:span><text:span text:style-name="T5">//take input from the users..</text:span></text:p>
      <text:p text:style-name="P11"><text:tab/><text:tab/></text:p>
      <text:p text:style-name="P8"><text:span text:style-name="T18"><text:tab/><text:tab/>Scanner </text:span><text:span text:style-name="T26">sc</text:span><text:span text:style-name="T18">=</text:span><text:span text:style-name="T14">new</text:span><text:span text:style-name="T18"> Scanner(System.</text:span><text:span text:style-name="T33">in</text:span><text:span text:style-name="T18">);</text:span></text:p>
      <text:p text:style-name="P8"><text:span text:style-name="T18"><text:tab/><text:tab/>System.</text:span><text:span text:style-name="T33">out</text:span><text:span text:style-name="T18">.println(</text:span><text:span text:style-name="T38">"Enter the string:"</text:span><text:span text:style-name="T18">);</text:span></text:p>
      <text:p text:style-name="P8"><text:span text:style-name="T18"><text:tab/><text:tab/>String </text:span><text:span text:style-name="T25">input</text:span><text:span text:style-name="T18">=</text:span><text:span text:style-name="T25">sc</text:span><text:span text:style-name="T18">.nextLine();</text:span></text:p>
      <text:p text:style-name="P11"><text:soft-page-break/><text:tab/><text:tab/></text:p>
      <text:p text:style-name="P8"><text:span text:style-name="T18"><text:tab/><text:tab/></text:span><text:span text:style-name="T5">//FIRST SPLIT THE ABOVE INPUT STRING INTO THE WORDS WE CAN ITERATE EACH</text:span></text:p>
      <text:p text:style-name="P11"><text:tab/><text:tab/></text:p>
      <text:p text:style-name="P8"><text:span text:style-name="T18"><text:tab/><text:tab/>String[] </text:span><text:span text:style-name="T25">words</text:span><text:span text:style-name="T18">=</text:span><text:span text:style-name="T25">input</text:span><text:span text:style-name="T18">.split(</text:span><text:span text:style-name="T38">""</text:span><text:span text:style-name="T18">);</text:span></text:p>
      <text:p text:style-name="P11"><text:tab/><text:tab/></text:p>
      <text:p text:style-name="P8"><text:span text:style-name="T18"><text:tab/><text:tab/>HashMap&lt;String, Integer&gt; </text:span><text:span text:style-name="T25">wordmap</text:span><text:span text:style-name="T18">=</text:span><text:span text:style-name="T14">new</text:span><text:span text:style-name="T18"> HashMap&lt;String,Integer&gt;();</text:span></text:p>
      <text:p text:style-name="P11"><text:tab/><text:tab/></text:p>
      <text:p text:style-name="P8"><text:span text:style-name="T18"><text:tab/><text:tab/></text:span><text:span text:style-name="T5">/*</text:span></text:p>
      <text:p text:style-name="P2"><text:tab/><text:tab/> * ADD ALL WORDS INTO MAP</text:p>
      <text:p text:style-name="P2"><text:tab/><text:tab/> * IF WORD IS ALREADY THAN INCREMENT it's by +1.</text:p>
      <text:p text:style-name="P2"><text:tab/><text:tab/> * or else just put 1 int its value.</text:p>
      <text:p text:style-name="P2"><text:tab/><text:tab/> */</text:p>
      <text:p text:style-name="P11"><text:tab/><text:tab/></text:p>
      <text:p text:style-name="P8"><text:span text:style-name="T18"><text:tab/><text:tab/></text:span><text:span text:style-name="T14">for</text:span><text:span text:style-name="T18">(String </text:span><text:span text:style-name="T25">str</text:span><text:span text:style-name="T18">:</text:span><text:span text:style-name="T25">words</text:span><text:span text:style-name="T18">) {</text:span></text:p>
      <text:p text:style-name="P11"><text:tab/><text:tab/><text:tab/></text:p>
      <text:p text:style-name="P8"><text:span text:style-name="T18"><text:tab/><text:tab/><text:tab/></text:span><text:span text:style-name="T14">if</text:span><text:span text:style-name="T18">(</text:span><text:span text:style-name="T25">wordmap</text:span><text:span text:style-name="T18">.get(</text:span><text:span text:style-name="T25">str</text:span><text:span text:style-name="T18">)!=</text:span><text:span text:style-name="T14">null</text:span><text:span text:style-name="T18">) {</text:span></text:p>
      <text:p text:style-name="P11"><text:tab/><text:tab/><text:tab/><text:tab/></text:p>
      <text:p text:style-name="P8"><text:span text:style-name="T18"><text:tab/><text:tab/><text:tab/><text:tab/></text:span><text:span text:style-name="T25">wordmap</text:span><text:span text:style-name="T18">.put(</text:span><text:span text:style-name="T25">input</text:span><text:span text:style-name="T18">,</text:span><text:span text:style-name="T25">wordmap</text:span><text:span text:style-name="T18">.get(</text:span><text:span text:style-name="T25">str</text:span><text:span text:style-name="T18">)+1);</text:span></text:p>
      <text:p text:style-name="P11"><text:tab/><text:tab/><text:tab/>}</text:p>
      <text:p text:style-name="P8"><text:span text:style-name="T18"><text:tab/><text:tab/><text:tab/></text:span><text:span text:style-name="T14">else</text:span><text:span text:style-name="T18"> {</text:span></text:p>
      <text:p text:style-name="P11"><text:tab/><text:tab/><text:tab/><text:tab/></text:p>
      <text:p text:style-name="P8"><text:span text:style-name="T18"><text:tab/><text:tab/><text:tab/><text:tab/></text:span><text:span text:style-name="T25">wordmap</text:span><text:span text:style-name="T18">.put(</text:span><text:span text:style-name="T25">str</text:span><text:span text:style-name="T18">, 1);</text:span></text:p>
      <text:p text:style-name="P11"><text:tab/><text:tab/><text:tab/>}</text:p>
      <text:p text:style-name="P11"><text:tab/><text:tab/>}</text:p>
      <text:p text:style-name="P11"><text:tab/><text:tab/></text:p>
      <text:p text:style-name="P8"><text:span text:style-name="T18"><text:tab/><text:tab/></text:span><text:span text:style-name="T5">//now we move on to display the statement</text:span></text:p>
      <text:p text:style-name="P11"><text:tab/><text:tab/></text:p>
      <text:p text:style-name="P8"><text:span text:style-name="T18"><text:tab/><text:tab/>Set&lt;String&gt; </text:span><text:span text:style-name="T25">str2</text:span><text:span text:style-name="T18">=</text:span><text:span text:style-name="T25">wordmap</text:span><text:span text:style-name="T18">.keySet();</text:span></text:p>
      <text:p text:style-name="P11"><text:soft-page-break/><text:tab/><text:tab/></text:p>
      <text:p text:style-name="P8"><text:span text:style-name="T18"><text:tab/><text:tab/></text:span><text:span text:style-name="T14">for</text:span><text:span text:style-name="T18">(String </text:span><text:span text:style-name="T25">str</text:span><text:span text:style-name="T18">:</text:span><text:span text:style-name="T25">str2</text:span><text:span text:style-name="T18">) {</text:span></text:p>
      <text:p text:style-name="P11"><text:tab/><text:tab/><text:tab/></text:p>
      <text:p text:style-name="P8"><text:span text:style-name="T18"><text:tab/><text:tab/><text:tab/>System.</text:span><text:span text:style-name="T33">out</text:span><text:span text:style-name="T18">.println(</text:span><text:span text:style-name="T38">" words:"</text:span><text:span text:style-name="T18"> +</text:span><text:span text:style-name="T25">str</text:span><text:span text:style-name="T18">+ </text:span><text:span text:style-name="T38">" :repated "</text:span><text:span text:style-name="T18">+</text:span><text:span text:style-name="T25">wordmap</text:span><text:span text:style-name="T18">.get(</text:span><text:span text:style-name="T25">str</text:span><text:span text:style-name="T18">)+</text:span><text:span text:style-name="T38">" time... "</text:span><text:span text:style-name="T18">);</text:span></text:p>
      <text:p text:style-name="P11"><text:tab/><text:tab/>}</text:p>
      <text:p text:style-name="P11"><text:tab/><text:tab/></text:p>
      <text:p text:style-name="P11"><text:tab/><text:tab/></text:p>
      <text:p text:style-name="P11"><text:tab/><text:tab/></text:p>
      <text:p text:style-name="P11"><text:tab/><text:tab/></text:p>
      <text:p text:style-name="P11"><text:tab/>}</text:p>
      <text:p text:style-name="P11">}</text:p>
      <text:p text:style-name="P25"/>
      <text:p text:style-name="P25"/>
      <text:p text:style-name="P39"><text:span text:style-name="T44">23. <text:s/></text:span><text:span text:style-name="T5">//Find common elements from two integer array</text:span></text:p>
      <text:p text:style-name="P7"/>
      <text:p text:style-name="P8"><text:span text:style-name="T14">import</text:span><text:span text:style-name="T18"> java.util.HashSet;</text:span></text:p>
      <text:p text:style-name="P7"/>
      <text:p text:style-name="P8"><text:span text:style-name="T14">public</text:span><text:span text:style-name="T18"> </text:span><text:span text:style-name="T14">class</text:span><text:span text:style-name="T18"> CommonElementfromTwoArrayList {</text:span></text:p>
      <text:p text:style-name="P7"/>
      <text:p text:style-name="P8"><text:span text:style-name="T18"><text:tab/></text:span><text:span text:style-name="T14">public</text:span><text:span text:style-name="T18"> </text:span><text:span text:style-name="T14">static</text:span><text:span text:style-name="T18"> </text:span><text:span text:style-name="T14">void</text:span><text:span text:style-name="T18"> main(String[] </text:span><text:span text:style-name="T25">args</text:span><text:span text:style-name="T18">) {</text:span></text:p>
      <text:p text:style-name="P11"><text:tab/><text:tab/></text:p>
      <text:p text:style-name="P8"><text:span text:style-name="T18"><text:tab/><text:tab/></text:span><text:span text:style-name="T5">//crete Two Arraylist in appropriate way..</text:span></text:p>
      <text:p text:style-name="P11"><text:tab/><text:tab/></text:p>
      <text:p text:style-name="P8"><text:span text:style-name="T18"><text:tab/></text:span><text:span text:style-name="T5">//<text:tab/>int[] arr1= {4,3,7,9,2};</text:span></text:p>
      <text:p text:style-name="P8"><text:span text:style-name="T18"><text:tab/></text:span><text:span text:style-name="T5">//<text:tab/>int[] arr2= {5,1,4,8,3};</text:span></text:p>
      <text:p text:style-name="P11"><text:tab/><text:tab/></text:p>
      <text:p text:style-name="P8"><text:span text:style-name="T18"><text:tab/><text:tab/></text:span><text:span text:style-name="T5">/*</text:span></text:p>
      <text:p text:style-name="P2"><text:soft-page-break/><text:tab/><text:tab/> * IF ONE ARRAYLIST VALUE ARE ONLY ONE TIME BUT IT IS NOT REPATED SO THAT </text:p>
      <text:p text:style-name="P2"><text:tab/><text:tab/> * BELOW IN COMMENT LOGIC IS WORK APPROPRIATELY</text:p>
      <text:p text:style-name="P2"><text:tab/><text:tab/> * YOU WANNA CHECK THIS LOGIC TO UNCOMMENT BELOW LOGIC....</text:p>
      <text:p text:style-name="P2"><text:tab/><text:tab/> */</text:p>
      <text:p text:style-name="P8"><text:span text:style-name="T18"><text:tab/><text:tab/></text:span><text:span text:style-name="T5">/*for(int i=0;i&lt;arr1.length;i++) {</text:span></text:p>
      <text:p text:style-name="P2"><text:tab/><text:tab/><text:tab/>for(int j=0;j&lt;arr2.length;j++) {</text:p>
      <text:p text:style-name="P2"><text:tab/><text:tab/><text:tab/><text:tab/></text:p>
      <text:p text:style-name="P2"><text:tab/><text:tab/><text:tab/><text:tab/>//use the condition here so it will comapre each value </text:p>
      <text:p text:style-name="P2"><text:tab/><text:tab/><text:tab/><text:tab/></text:p>
      <text:p text:style-name="P2"><text:tab/><text:tab/><text:tab/><text:tab/>if(arr1[i]==arr2[j]) {</text:p>
      <text:p text:style-name="P2"><text:tab/><text:tab/><text:tab/><text:tab/><text:tab/></text:p>
      <text:p text:style-name="P2"><text:tab/><text:tab/><text:tab/><text:tab/><text:tab/>System.out.println("The common value is above two list is:"+arr1[i]+",");</text:p>
      <text:p text:style-name="P2"><text:tab/><text:tab/><text:tab/><text:tab/>}</text:p>
      <text:p text:style-name="P2"><text:tab/><text:tab/><text:tab/><text:tab/></text:p>
      <text:p text:style-name="P2"><text:tab/><text:tab/><text:tab/>}</text:p>
      <text:p text:style-name="P2"><text:tab/><text:tab/>}</text:p>
      <text:p text:style-name="P2"><text:tab/><text:tab/></text:p>
      <text:p text:style-name="P2"><text:tab/><text:tab/>*/</text:p>
      <text:p text:style-name="P11"><text:tab/><text:tab/></text:p>
      <text:p text:style-name="P11"><text:tab/><text:tab/></text:p>
      <text:p text:style-name="P8"><text:span text:style-name="T18"><text:tab/><text:tab/></text:span><text:span text:style-name="T5">/*</text:span></text:p>
      <text:p text:style-name="P2"><text:tab/><text:tab/> * IF ARRAYLIST LOOKS LIKE BELOW SO THAT</text:p>
      <text:p text:style-name="P2"><text:tab/><text:tab/> * arr1{4,3,7,9,2,4}</text:p>
      <text:p text:style-name="P2"><text:tab/><text:tab/> * arr2{5,1,4,8,3}</text:p>
      <text:p text:style-name="P2"><text:tab/><text:tab/> * than above logic not work appropriately so that we use for set function.</text:p>
      <text:p text:style-name="P2"><text:tab/><text:tab/> */</text:p>
      <text:p text:style-name="P11"><text:tab/><text:tab/></text:p>
      <text:p text:style-name="P8"><text:soft-page-break/><text:span text:style-name="T18"><text:tab/><text:tab/></text:span><text:span text:style-name="T14">int</text:span><text:span text:style-name="T18">[] </text:span><text:span text:style-name="T25">arr1</text:span><text:span text:style-name="T18">= {4,3,7,9,2,4};</text:span></text:p>
      <text:p text:style-name="P8"><text:span text:style-name="T18"><text:tab/><text:tab/></text:span><text:span text:style-name="T14">int</text:span><text:span text:style-name="T18">[] </text:span><text:span text:style-name="T25">arr2</text:span><text:span text:style-name="T18">= {5,1,4,8,3};</text:span></text:p>
      <text:p text:style-name="P11"><text:tab/><text:tab/></text:p>
      <text:p text:style-name="P8"><text:span text:style-name="T18"><text:tab/><text:tab/>HashSet&lt;Integer&gt; </text:span><text:span text:style-name="T25">hs</text:span><text:span text:style-name="T18">=</text:span><text:span text:style-name="T14">new</text:span><text:span text:style-name="T18"> HashSet&lt;&gt;();</text:span></text:p>
      <text:p text:style-name="P11"><text:tab/><text:tab/></text:p>
      <text:p text:style-name="P8"><text:span text:style-name="T18"><text:tab/><text:tab/></text:span><text:span text:style-name="T14">for</text:span><text:span text:style-name="T18">(</text:span><text:span text:style-name="T14">int</text:span><text:span text:style-name="T18"> </text:span><text:span text:style-name="T25">i</text:span><text:span text:style-name="T18">=0;</text:span><text:span text:style-name="T25">i</text:span><text:span text:style-name="T18">&lt;</text:span><text:span text:style-name="T25">arr1</text:span><text:span text:style-name="T18">.</text:span><text:span text:style-name="T35">length</text:span><text:span text:style-name="T18">;</text:span><text:span text:style-name="T25">i</text:span><text:span text:style-name="T18">++) {</text:span></text:p>
      <text:p text:style-name="P8"><text:span text:style-name="T18"><text:tab/><text:tab/><text:tab/></text:span><text:span text:style-name="T14">for</text:span><text:span text:style-name="T18">(</text:span><text:span text:style-name="T14">int</text:span><text:span text:style-name="T18"> </text:span><text:span text:style-name="T25">j</text:span><text:span text:style-name="T18">=0;</text:span><text:span text:style-name="T25">j</text:span><text:span text:style-name="T18">&lt;</text:span><text:span text:style-name="T25">arr2</text:span><text:span text:style-name="T18">.</text:span><text:span text:style-name="T35">length</text:span><text:span text:style-name="T18">;</text:span><text:span text:style-name="T25">j</text:span><text:span text:style-name="T18">++) {</text:span></text:p>
      <text:p text:style-name="P11"><text:tab/><text:tab/><text:tab/><text:tab/></text:p>
      <text:p text:style-name="P8"><text:span text:style-name="T18"><text:tab/><text:tab/><text:tab/><text:tab/></text:span><text:span text:style-name="T14">if</text:span><text:span text:style-name="T18">(</text:span><text:span text:style-name="T25">arr1</text:span><text:span text:style-name="T18">[</text:span><text:span text:style-name="T25">i</text:span><text:span text:style-name="T18">]==</text:span><text:span text:style-name="T25">arr2</text:span><text:span text:style-name="T18">[</text:span><text:span text:style-name="T25">j</text:span><text:span text:style-name="T18">]) {</text:span></text:p>
      <text:p text:style-name="P11"><text:tab/><text:tab/><text:tab/><text:tab/></text:p>
      <text:p text:style-name="P8"><text:span text:style-name="T18"><text:tab/><text:tab/><text:tab/><text:tab/><text:tab/></text:span><text:span text:style-name="T25">hs</text:span><text:span text:style-name="T18">.add(</text:span><text:span text:style-name="T25">arr1</text:span><text:span text:style-name="T18">[</text:span><text:span text:style-name="T25">i</text:span><text:span text:style-name="T18">]);</text:span></text:p>
      <text:p text:style-name="P11"><text:tab/><text:tab/><text:tab/><text:tab/><text:tab/></text:p>
      <text:p text:style-name="P11"><text:tab/><text:tab/><text:tab/><text:tab/>}</text:p>
      <text:p text:style-name="P11"><text:tab/><text:tab/><text:tab/><text:tab/></text:p>
      <text:p text:style-name="P11"><text:tab/><text:tab/><text:tab/>}</text:p>
      <text:p text:style-name="P11"><text:tab/><text:tab/>}</text:p>
      <text:p text:style-name="P11"><text:tab/><text:tab/></text:p>
      <text:p text:style-name="P8"><text:span text:style-name="T18"><text:tab/><text:tab/></text:span><text:span text:style-name="T14">for</text:span><text:span text:style-name="T18">(</text:span><text:span text:style-name="T14">int</text:span><text:span text:style-name="T18"> </text:span><text:span text:style-name="T25">no</text:span><text:span text:style-name="T18">:</text:span><text:span text:style-name="T25">hs</text:span><text:span text:style-name="T18">) {</text:span></text:p>
      <text:p text:style-name="P11"><text:tab/><text:tab/><text:tab/></text:p>
      <text:p text:style-name="P8"><text:span text:style-name="T18"><text:tab/><text:tab/><text:tab/>System.</text:span><text:span text:style-name="T33">out</text:span><text:span text:style-name="T18">.println(</text:span><text:span text:style-name="T38">"The common value of above two list is:"</text:span><text:span text:style-name="T18">+</text:span><text:span text:style-name="T25">no</text:span><text:span text:style-name="T18">+</text:span><text:span text:style-name="T38">" "</text:span><text:span text:style-name="T18">);</text:span></text:p>
      <text:p text:style-name="P11"><text:tab/><text:tab/>}</text:p>
      <text:p text:style-name="P11"><text:tab/>}</text:p>
      <text:p text:style-name="P11"><text:tab/></text:p>
      <text:p text:style-name="P11">}</text:p>
      <text:p text:style-name="P26"/>
      <text:p text:style-name="P26"/>
      <text:p text:style-name="P40"><text:span text:style-name="T45">24. </text:span>Compare two arrays if they are equal.</text:p>
      <text:p text:style-name="P27"><text:span text:style-name="T14">import</text:span><text:span text:style-name="T18"> java.util.Arrays;</text:span></text:p>
      <text:p text:style-name="P7"><text:soft-page-break/></text:p>
      <text:p text:style-name="P8"><text:span text:style-name="T14">public</text:span><text:span text:style-name="T18"> </text:span><text:span text:style-name="T14">class</text:span><text:span text:style-name="T18"> TwoArrayIsEQUAL {</text:span></text:p>
      <text:p text:style-name="P7"/>
      <text:p text:style-name="P8"><text:span text:style-name="T18"><text:tab/></text:span><text:span text:style-name="T14">public</text:span><text:span text:style-name="T18"> </text:span><text:span text:style-name="T14">static</text:span><text:span text:style-name="T18"> </text:span><text:span text:style-name="T14">void</text:span><text:span text:style-name="T18"> main(String[] </text:span><text:span text:style-name="T25">args</text:span><text:span text:style-name="T18">) {</text:span></text:p>
      <text:p text:style-name="P11"><text:tab/><text:tab/></text:p>
      <text:p text:style-name="P8"><text:span text:style-name="T18"><text:tab/><text:tab/></text:span><text:span text:style-name="T5">//CREATE ARRAYLIST</text:span></text:p>
      <text:p text:style-name="P8"><text:span text:style-name="T18"><text:tab/><text:tab/>String[] </text:span><text:span text:style-name="T25">str1</text:span><text:span text:style-name="T18"> = { </text:span><text:span text:style-name="T38">"Crunchify"</text:span><text:span text:style-name="T18">, </text:span><text:span text:style-name="T38">"dot"</text:span><text:span text:style-name="T18">, </text:span><text:span text:style-name="T38">"com"</text:span><text:span text:style-name="T18"> };</text:span></text:p>
      <text:p text:style-name="P8"><text:span text:style-name="T18"><text:tab/><text:tab/>String[] </text:span><text:span text:style-name="T25">str2</text:span><text:span text:style-name="T18"> = { </text:span><text:span text:style-name="T38">"google"</text:span><text:span text:style-name="T18">, </text:span><text:span text:style-name="T38">"dot"</text:span><text:span text:style-name="T18">, </text:span><text:span text:style-name="T38">"com"</text:span><text:span text:style-name="T18"> };</text:span></text:p>
      <text:p text:style-name="P8"><text:span text:style-name="T18"><text:tab/><text:tab/>String[] </text:span><text:span text:style-name="T25">str3</text:span><text:span text:style-name="T18"> = { </text:span><text:span text:style-name="T38">"Crunchify"</text:span><text:span text:style-name="T18">, </text:span><text:span text:style-name="T38">"dot"</text:span><text:span text:style-name="T18">, </text:span><text:span text:style-name="T38">"com"</text:span><text:span text:style-name="T18"> };</text:span></text:p>
      <text:p text:style-name="P11"><text:s/></text:p>
      <text:p text:style-name="P8"><text:span text:style-name="T18"><text:tab/><text:tab/></text:span><text:span text:style-name="T5">// Returns true if the two specified arrays of Objects are equal to one</text:span></text:p>
      <text:p text:style-name="P8"><text:span text:style-name="T18"><text:tab/><text:tab/></text:span><text:span text:style-name="T5">// another. The two arrays are considered equal if both arrays contain</text:span></text:p>
      <text:p text:style-name="P8"><text:span text:style-name="T18"><text:tab/><text:tab/></text:span><text:span text:style-name="T5">// the same number of elements, and all corresponding pairs of elements</text:span></text:p>
      <text:p text:style-name="P8"><text:span text:style-name="T18"><text:tab/><text:tab/></text:span><text:span text:style-name="T5">// in the two arrays are equal.</text:span></text:p>
      <text:p text:style-name="P8"><text:span text:style-name="T18"><text:tab/><text:tab/>System.</text:span><text:span text:style-name="T33">out</text:span><text:span text:style-name="T18">.println(</text:span><text:span text:style-name="T38">"Check between str1 &amp; str2: "</text:span><text:span text:style-name="T18"> + Arrays.</text:span><text:span text:style-name="T20">equals</text:span><text:span text:style-name="T18">(</text:span><text:span text:style-name="T25">str1</text:span><text:span text:style-name="T18">, </text:span><text:span text:style-name="T25">str2</text:span><text:span text:style-name="T18">));</text:span></text:p>
      <text:p text:style-name="P8"><text:span text:style-name="T18"><text:tab/><text:tab/>System.</text:span><text:span text:style-name="T33">out</text:span><text:span text:style-name="T18">.println(</text:span><text:span text:style-name="T38">"Check between str1 &amp; str3: "</text:span><text:span text:style-name="T18"> + Arrays.</text:span><text:span text:style-name="T20">equals</text:span><text:span text:style-name="T18">(</text:span><text:span text:style-name="T25">str1</text:span><text:span text:style-name="T18">, </text:span><text:span text:style-name="T25">str3</text:span><text:span text:style-name="T18">));</text:span></text:p>
      <text:p text:style-name="P11"><text:tab/><text:tab/></text:p>
      <text:p text:style-name="P8"><text:span text:style-name="T18"><text:tab/><text:tab/></text:span><text:span text:style-name="T5">/*</text:span></text:p>
      <text:p text:style-name="P2"><text:tab/><text:tab/> * if you want two integer Arraylsit is equal are not so you should apply these method</text:p>
      <text:p text:style-name="P2"><text:tab/><text:tab/> * int[] a={4,3,6,4,5,8,9,5};</text:p>
      <text:p text:style-name="P2"><text:tab/><text:tab/> * int[] b={5,9,7,2,3,4,6};</text:p>
      <text:p text:style-name="P2"><text:tab/><text:tab/> * so we want to check these array is equal are not </text:p>
      <text:p text:style-name="P2"><text:tab/><text:tab/> * use if condition</text:p>
      <text:p text:style-name="P2"><text:tab/><text:tab/> * if(a.length==b.length){</text:p>
      <text:p text:style-name="P2"><text:tab/><text:tab/> * System.out.println("these two list are Equal");</text:p>
      <text:p text:style-name="P2"><text:tab/><text:tab/> * }</text:p>
      <text:p text:style-name="P2"><text:tab/><text:tab/> * else</text:p>
      <text:p text:style-name="P2"><text:tab/><text:tab/> * {</text:p>
      <text:p text:style-name="P2"><text:soft-page-break/><text:tab/><text:tab/> * System.out.println("these two list are not equal");</text:p>
      <text:p text:style-name="P2"><text:tab/><text:tab/> * }</text:p>
      <text:p text:style-name="P2"><text:tab/><text:tab/> */</text:p>
      <text:p text:style-name="P11"><text:tab/><text:tab/></text:p>
      <text:p text:style-name="P11"><text:tab/>}</text:p>
      <text:p text:style-name="P11"><text:tab/></text:p>
      <text:p text:style-name="P7"/>
      <text:p text:style-name="P11">}</text:p>
      <text:p text:style-name="P27"/>
      <text:p text:style-name="P27"/>
      <text:p text:style-name="P27"/>
      <text:p text:style-name="P28">25. <text:span text:style-name="T5">//Reverse the sentence without reversing each word. E.g. “Hello World” to World “Hello”.</text:span></text:p>
      <text:p text:style-name="P33"/>
      <text:p text:style-name="P28"><text:span text:style-name="T14">import</text:span><text:span text:style-name="T18"> java.util.Scanner;</text:span></text:p>
      <text:p text:style-name="P2"/>
      <text:p text:style-name="P8"><text:span text:style-name="T14">public</text:span><text:span text:style-name="T18"> </text:span><text:span text:style-name="T14">class</text:span><text:span text:style-name="T18"> ReverseTheSenteanceWithoutReversTheWord {</text:span></text:p>
      <text:p text:style-name="P11"><text:tab/></text:p>
      <text:p text:style-name="P11"><text:tab/></text:p>
      <text:p text:style-name="P8"><text:span text:style-name="T18"><text:tab/></text:span><text:span text:style-name="T14">public</text:span><text:span text:style-name="T18"> </text:span><text:span text:style-name="T14">static</text:span><text:span text:style-name="T18"> </text:span><text:span text:style-name="T14">void</text:span><text:span text:style-name="T18"> main(String[] </text:span><text:span text:style-name="T25">args</text:span><text:span text:style-name="T18">) {</text:span></text:p>
      <text:p text:style-name="P11"><text:tab/><text:tab/></text:p>
      <text:p text:style-name="P8"><text:span text:style-name="T18"><text:tab/><text:tab/> String </text:span><text:span text:style-name="T25">str</text:span><text:span text:style-name="T18">=</text:span><text:span text:style-name="T38">""</text:span><text:span text:style-name="T18">;</text:span></text:p>
      <text:p text:style-name="P11"><text:tab/><text:tab/> </text:p>
      <text:p text:style-name="P8"><text:span text:style-name="T18"><text:tab/><text:tab/> Scanner </text:span><text:span text:style-name="T26">sc</text:span><text:span text:style-name="T18"> =</text:span><text:span text:style-name="T14">new</text:span><text:span text:style-name="T18"> Scanner(System.</text:span><text:span text:style-name="T33">in</text:span><text:span text:style-name="T18">);</text:span></text:p>
      <text:p text:style-name="P8"><text:span text:style-name="T18"><text:tab/><text:tab/> System.</text:span><text:span text:style-name="T33">out</text:span><text:span text:style-name="T18">.println(</text:span><text:span text:style-name="T38">"Enter the string which you want to check:"</text:span><text:span text:style-name="T18">);</text:span></text:p>
      <text:p text:style-name="P8"><text:span text:style-name="T18"><text:tab/><text:tab/> </text:span><text:span text:style-name="T25">str</text:span><text:span text:style-name="T18">=</text:span><text:span text:style-name="T25">sc</text:span><text:span text:style-name="T18">.nextLine();</text:span></text:p>
      <text:p text:style-name="P11"><text:tab/><text:tab/> </text:p>
      <text:p text:style-name="P8"><text:soft-page-break/><text:span text:style-name="T18"><text:tab/><text:tab/> </text:span><text:span text:style-name="T5">//split the above string..</text:span></text:p>
      <text:p text:style-name="P8"><text:span text:style-name="T18"><text:tab/> <text:s text:c="7"/>String[] </text:span><text:span text:style-name="T25">strArray</text:span><text:span text:style-name="T18"> = </text:span><text:span text:style-name="T25">str</text:span><text:span text:style-name="T18">.split(</text:span><text:span text:style-name="T38">" "</text:span><text:span text:style-name="T18">);</text:span></text:p>
      <text:p text:style-name="P11"><text:tab/> <text:s text:c="7"/></text:p>
      <text:p text:style-name="P8"><text:span text:style-name="T18"><text:tab/> <text:s text:c="7"/></text:span><text:span text:style-name="T5">//calculate length of the string</text:span></text:p>
      <text:p text:style-name="P8"><text:span text:style-name="T18"><text:tab/> <text:s text:c="7"/></text:span><text:span text:style-name="T14">int</text:span><text:span text:style-name="T18"> </text:span><text:span text:style-name="T25">length</text:span><text:span text:style-name="T18">=</text:span><text:span text:style-name="T25">strArray</text:span><text:span text:style-name="T18">.</text:span><text:span text:style-name="T35">length</text:span><text:span text:style-name="T18">;</text:span></text:p>
      <text:p text:style-name="P11"><text:tab/> <text:s text:c="7"/></text:p>
      <text:p text:style-name="P8"><text:span text:style-name="T18"><text:tab/> <text:s text:c="7"/></text:span><text:span text:style-name="T5">//use for loop for travelsing...</text:span></text:p>
      <text:p text:style-name="P8"><text:span text:style-name="T18"><text:tab/> <text:s text:c="7"/></text:span><text:span text:style-name="T14">for</text:span><text:span text:style-name="T18">(</text:span><text:span text:style-name="T14">int</text:span><text:span text:style-name="T18"> </text:span><text:span text:style-name="T25">i</text:span><text:span text:style-name="T18">=</text:span><text:span text:style-name="T25">length</text:span><text:span text:style-name="T18">-1; </text:span><text:span text:style-name="T25">i</text:span><text:span text:style-name="T18">&gt;-1; </text:span><text:span text:style-name="T25">i</text:span><text:span text:style-name="T18">--){</text:span></text:p>
      <text:p text:style-name="P8"><text:span text:style-name="T18"><text:tab/> <text:s text:c="11"/>System.</text:span><text:span text:style-name="T33">out</text:span><text:span text:style-name="T18">.print(</text:span><text:span text:style-name="T25">strArray</text:span><text:span text:style-name="T18">[</text:span><text:span text:style-name="T25">i</text:span><text:span text:style-name="T18">] + </text:span><text:span text:style-name="T38">" "</text:span><text:span text:style-name="T18"> );</text:span></text:p>
      <text:p text:style-name="P11"><text:tab/> <text:s text:c="7"/>}</text:p>
      <text:p text:style-name="P11"><text:tab/> <text:s text:c="3"/>}</text:p>
      <text:p text:style-name="P11"><text:tab/>}</text:p>
      <text:p text:style-name="P7"/>
      <text:p text:style-name="P7"/>
      <text:p text:style-name="P41"><text:span text:style-name="T46">26. </text:span><text:span text:style-name="T5">//Find the second largest element from an array. [ Constraints: Apply no sorting]</text:span></text:p>
      <text:p text:style-name="P7"/>
      <text:p text:style-name="P7"/>
      <text:p text:style-name="P8"><text:span text:style-name="T14">public</text:span><text:span text:style-name="T18"> </text:span><text:span text:style-name="T14">class</text:span><text:span text:style-name="T18"> SecondLargest {</text:span></text:p>
      <text:p text:style-name="P11"><text:tab/></text:p>
      <text:p text:style-name="P8"><text:span text:style-name="T18"><text:tab/></text:span><text:span text:style-name="T14">public</text:span><text:span text:style-name="T18"> </text:span><text:span text:style-name="T14">static</text:span><text:span text:style-name="T18"> </text:span><text:span text:style-name="T14">void</text:span><text:span text:style-name="T18"> main(String[] </text:span><text:span text:style-name="T25">args</text:span><text:span text:style-name="T18">) {</text:span></text:p>
      <text:p text:style-name="P11"><text:tab/><text:tab/></text:p>
      <text:p text:style-name="P8"><text:span text:style-name="T18"><text:tab/><text:tab/></text:span><text:span text:style-name="T14">int</text:span><text:span text:style-name="T18">[] </text:span><text:span text:style-name="T25">a</text:span><text:span text:style-name="T18">= {6,8,5,4,3,7,2,4};</text:span></text:p>
      <text:p text:style-name="P11"><text:tab/><text:tab/></text:p>
      <text:p text:style-name="P8"><text:span text:style-name="T18"><text:tab/><text:tab/></text:span><text:span text:style-name="T14">int</text:span><text:span text:style-name="T18"> </text:span><text:span text:style-name="T25">largest</text:span><text:span text:style-name="T18">=Integer.</text:span><text:span text:style-name="T33">MIN_VALUE</text:span><text:span text:style-name="T18">;</text:span></text:p>
      <text:p text:style-name="P8"><text:span text:style-name="T18"><text:tab/><text:tab/></text:span><text:span text:style-name="T14">int</text:span><text:span text:style-name="T18"> </text:span><text:span text:style-name="T25">second_largest</text:span><text:span text:style-name="T18">=Integer.</text:span><text:span text:style-name="T33">MIN_VALUE</text:span><text:span text:style-name="T18">;</text:span></text:p>
      <text:p text:style-name="P11"><text:tab/><text:tab/></text:p>
      <text:p text:style-name="P8"><text:span text:style-name="T18"><text:tab/><text:tab/></text:span><text:span text:style-name="T14">for</text:span><text:span text:style-name="T18">(</text:span><text:span text:style-name="T14">int</text:span><text:span text:style-name="T18"> </text:span><text:span text:style-name="T25">i</text:span><text:span text:style-name="T18">=0;</text:span><text:span text:style-name="T25">i</text:span><text:span text:style-name="T18">&lt;</text:span><text:span text:style-name="T25">a</text:span><text:span text:style-name="T18">.</text:span><text:span text:style-name="T35">length</text:span><text:span text:style-name="T18">;</text:span><text:span text:style-name="T25">i</text:span><text:span text:style-name="T18">++) {</text:span></text:p>
      <text:p text:style-name="P11"><text:tab/><text:tab/><text:tab/></text:p>
      <text:p text:style-name="P8"><text:soft-page-break/><text:span text:style-name="T18"><text:tab/><text:tab/><text:tab/></text:span><text:span text:style-name="T14">if</text:span><text:span text:style-name="T18">(</text:span><text:span text:style-name="T25">a</text:span><text:span text:style-name="T18">[</text:span><text:span text:style-name="T25">i</text:span><text:span text:style-name="T18">]&gt;</text:span><text:span text:style-name="T25">largest</text:span><text:span text:style-name="T18">) {</text:span></text:p>
      <text:p text:style-name="P11"><text:tab/><text:tab/><text:tab/><text:tab/></text:p>
      <text:p text:style-name="P8"><text:span text:style-name="T18"><text:tab/><text:tab/><text:tab/><text:tab/></text:span><text:span text:style-name="T25">second_largest</text:span><text:span text:style-name="T18">=</text:span><text:span text:style-name="T25">largest</text:span><text:span text:style-name="T18">;</text:span></text:p>
      <text:p text:style-name="P8"><text:span text:style-name="T18"><text:tab/><text:tab/><text:tab/><text:tab/></text:span><text:span text:style-name="T25">largest</text:span><text:span text:style-name="T18">=</text:span><text:span text:style-name="T25">a</text:span><text:span text:style-name="T18">[</text:span><text:span text:style-name="T25">i</text:span><text:span text:style-name="T18">];</text:span></text:p>
      <text:p text:style-name="P11"><text:tab/><text:tab/><text:tab/>}</text:p>
      <text:p text:style-name="P8"><text:span text:style-name="T18"><text:tab/><text:tab/><text:tab/></text:span><text:span text:style-name="T14">else</text:span><text:span text:style-name="T18"> </text:span><text:span text:style-name="T14">if</text:span><text:span text:style-name="T18">(</text:span><text:span text:style-name="T25">a</text:span><text:span text:style-name="T18">[</text:span><text:span text:style-name="T25">i</text:span><text:span text:style-name="T18">]&gt;</text:span><text:span text:style-name="T25">second_largest</text:span><text:span text:style-name="T18"> &amp;&amp; </text:span><text:span text:style-name="T25">a</text:span><text:span text:style-name="T18">[</text:span><text:span text:style-name="T25">i</text:span><text:span text:style-name="T18">]!=</text:span><text:span text:style-name="T25">largest</text:span><text:span text:style-name="T18">) {</text:span></text:p>
      <text:p text:style-name="P11"><text:tab/><text:tab/><text:tab/><text:tab/></text:p>
      <text:p text:style-name="P8"><text:span text:style-name="T18"><text:tab/><text:tab/><text:tab/><text:tab/></text:span><text:span text:style-name="T25">second_largest</text:span><text:span text:style-name="T18"> = </text:span><text:span text:style-name="T25">a</text:span><text:span text:style-name="T18">[</text:span><text:span text:style-name="T25">i</text:span><text:span text:style-name="T18">];</text:span></text:p>
      <text:p text:style-name="P11"><text:tab/><text:tab/><text:tab/>}</text:p>
      <text:p text:style-name="P11"><text:tab/><text:tab/>}</text:p>
      <text:p text:style-name="P11"><text:tab/><text:tab/></text:p>
      <text:p text:style-name="P8"><text:span text:style-name="T18"><text:tab/><text:tab/></text:span><text:span text:style-name="T14">if</text:span><text:span text:style-name="T18">(</text:span><text:span text:style-name="T25">second_largest</text:span><text:span text:style-name="T18">==Integer.</text:span><text:span text:style-name="T33">MIN_VALUE</text:span><text:span text:style-name="T18">) {</text:span></text:p>
      <text:p text:style-name="P11"><text:tab/><text:tab/><text:tab/></text:p>
      <text:p text:style-name="P8"><text:span text:style-name="T18"><text:tab/><text:tab/><text:tab/>System.</text:span><text:span text:style-name="T33">out</text:span><text:span text:style-name="T18">.println(</text:span><text:span text:style-name="T38">"There is no Second_largest element present in the list...."</text:span><text:span text:style-name="T18">);</text:span></text:p>
      <text:p text:style-name="P11"><text:tab/><text:tab/><text:tab/></text:p>
      <text:p text:style-name="P11"><text:tab/><text:tab/>}</text:p>
      <text:p text:style-name="P11"><text:tab/><text:tab/></text:p>
      <text:p text:style-name="P8"><text:span text:style-name="T18"><text:tab/><text:tab/></text:span><text:span text:style-name="T14">else</text:span><text:span text:style-name="T18"> {</text:span></text:p>
      <text:p text:style-name="P11"><text:tab/><text:tab/><text:tab/></text:p>
      <text:p text:style-name="P8"><text:span text:style-name="T18"><text:tab/><text:tab/><text:tab/>System.</text:span><text:span text:style-name="T33">out</text:span><text:span text:style-name="T18">.println(</text:span><text:span text:style-name="T38">"The second_largest value is:"</text:span><text:span text:style-name="T18">+</text:span><text:span text:style-name="T25">second_largest</text:span><text:span text:style-name="T18">);</text:span></text:p>
      <text:p text:style-name="P11"><text:tab/><text:tab/>}</text:p>
      <text:p text:style-name="P11"><text:tab/><text:tab/></text:p>
      <text:p text:style-name="P11"><text:tab/>}</text:p>
      <text:p text:style-name="P7"/>
      <text:p text:style-name="P11">}</text:p>
      <text:p text:style-name="P29"/>
      <text:p text:style-name="P29"/>
      <text:p text:style-name="P30">2<text:span text:style-name="T51">7</text:span>. import java.util.ArrayList;</text:p>
      <text:p text:style-name="P30"><text:soft-page-break/>import java.util.List;</text:p>
      <text:p text:style-name="P30"/>
      <text:p text:style-name="P30">//Check balanced parenthesis using stack</text:p>
      <text:p text:style-name="P30"/>
      <text:p text:style-name="P30"/>
      <text:p text:style-name="P30"/>
      <text:p text:style-name="P30">public class CheckBalancedParenthisis {</text:p>
      <text:p text:style-name="P30"><text:tab/></text:p>
      <text:p text:style-name="P30"><text:tab/>/*</text:p>
      <text:p text:style-name="P30"><text:tab/> * If you want solve this problem follow below conditions.</text:p>
      <text:p text:style-name="P30"><text:tab/> * </text:p>
      <text:p text:style-name="P30"><text:tab/> * condition1: COUNT OF OPENING BRACES= COUNT OF CLOSING BRACES.</text:p>
      <text:p text:style-name="P30"><text:tab/> * </text:p>
      <text:p text:style-name="P30"><text:tab/> * condition2:To every oening paranthisis it have a closing counter parts on its right sideand</text:p>
      <text:p text:style-name="P30"><text:tab/> * <text:s text:c="11"/>to every closing parernthisis it has opening counter part on its left</text:p>
      <text:p text:style-name="P30"><text:tab/> * <text:s text:c="11"/></text:p>
      <text:p text:style-name="P30"><text:tab/> * <text:s text:c="2"/>AND WE USE ALSO STACK:It is linear data structure it follow the LAST IN FRIST OUT(LIFO) RULE.</text:p>
      <text:p text:style-name="P30"><text:tab/> * <text:s text:c="2"/></text:p>
      <text:p text:style-name="P30"><text:tab/> * <text:s text:c="12"/></text:p>
      <text:p text:style-name="P30"><text:soft-page-break/><text:tab/> * <text:s text:c="2"/>IMPLEMENTATION PROCEDURE</text:p>
      <text:p text:style-name="P30"><text:tab/> * <text:s text:c="2"/>1.Traverse from left to right.</text:p>
      <text:p text:style-name="P30"><text:tab/> * <text:s text:c="2"/>2.It Opening symbol push to the stack.</text:p>
      <text:p text:style-name="P30"><text:tab/> * <text:s text:c="2"/>3.if closing parenthisis pop it.</text:p>
      <text:p text:style-name="P30"><text:tab/> * <text:s text:c="2"/></text:p>
      <text:p text:style-name="P30"><text:tab/> * <text:s text:c="2"/>Sample of input as shown in below check weather it is balanced or not:</text:p>
      <text:p text:style-name="P30"><text:tab/> * <text:s text:c="2"/>1.{[()()]}-it is balanced -true</text:p>
      <text:p text:style-name="P30"><text:tab/> * <text:s text:c="2"/>2.{[()(){]}-it is not balanced so it is-false</text:p>
      <text:p text:style-name="P30"><text:tab/> * <text:s text:c="2"/>3.[{}([]){[]}-true</text:p>
      <text:p text:style-name="P30"><text:tab/> * <text:s text:c="2"/>4.([]([{]}))-false</text:p>
      <text:p text:style-name="P30"><text:tab/> */</text:p>
      <text:p text:style-name="P30"><text:tab/></text:p>
      <text:p text:style-name="P30"><text:tab/>public static boolean isBalancedParenthisis(String exp) {</text:p>
      <text:p text:style-name="P30"><text:tab/><text:tab/></text:p>
      <text:p text:style-name="P30"><text:tab/>//Here we create list<text:tab/></text:p>
      <text:p text:style-name="P30"><text:tab/><text:tab/></text:p>
      <text:p text:style-name="P30"><text:tab/><text:tab/>List&lt;Character&gt; stack=new ArrayList&lt;&gt;();</text:p>
      <text:p text:style-name="P30"><text:tab/><text:tab/></text:p>
      <text:p text:style-name="P30"><text:tab/><text:tab/>//Here Each character iterate thgrough it..</text:p>
      <text:p text:style-name="P30"><text:tab/><text:tab/></text:p>
      <text:p text:style-name="P30"><text:tab/>for(char c:exp.toCharArray()) {</text:p>
      <text:p text:style-name="P30"><text:tab/><text:tab/></text:p>
      <text:p text:style-name="P30"><text:soft-page-break/><text:tab/><text:tab/>//here opening bracket ,parenthisis,sqaure bracket <text:s/>we push to the Array.</text:p>
      <text:p text:style-name="P30"><text:tab/><text:tab/></text:p>
      <text:p text:style-name="P30"><text:tab/><text:tab/>if( c == '(' || c == '[' || c == '{') {</text:p>
      <text:p text:style-name="P30"><text:tab/><text:tab/><text:tab/></text:p>
      <text:p text:style-name="P30"><text:tab/><text:tab/><text:tab/>stack.add(0,c);</text:p>
      <text:p text:style-name="P30"><text:tab/><text:tab/><text:tab/></text:p>
      <text:p text:style-name="P30"><text:tab/><text:tab/>}</text:p>
      <text:p text:style-name="P30"><text:tab/><text:tab/>else {</text:p>
      <text:p text:style-name="P30"><text:tab/><text:tab/><text:tab/></text:p>
      <text:p text:style-name="P30"><text:tab/><text:tab/><text:tab/>//here we check if it is empty not balaced</text:p>
      <text:p text:style-name="P30"><text:tab/><text:tab/><text:tab/>if(stack.isEmpty()) {</text:p>
      <text:p text:style-name="P30"><text:tab/><text:tab/><text:tab/><text:tab/></text:p>
      <text:p text:style-name="P30"><text:tab/><text:tab/><text:tab/><text:tab/>return Boolean.FALSE;</text:p>
      <text:p text:style-name="P30"><text:tab/><text:tab/><text:tab/>}</text:p>
      <text:p text:style-name="P30"><text:tab/><text:tab/><text:tab/></text:p>
      <text:p text:style-name="P30"><text:tab/><text:tab/><text:tab/>/*</text:p>
      <text:p text:style-name="P30"><text:tab/><text:tab/><text:tab/> * comparision operator we write <text:s/>and </text:p>
      <text:p text:style-name="P30"><text:tab/><text:tab/><text:tab/> * also notice we are not removing but getting the element and</text:p>
      <text:p text:style-name="P30"><text:tab/><text:tab/><text:tab/> * we check opening and closing braces or brackets or parenthis pair are not.</text:p>
      <text:p text:style-name="P30"><text:tab/><text:tab/><text:tab/> * if it is matching so it is balanced</text:p>
      <text:p text:style-name="P30"><text:tab/><text:tab/><text:tab/> * if it is not balanced so go fer next if condition</text:p>
      <text:p text:style-name="P30"><text:tab/><text:tab/><text:tab/> */</text:p>
      <text:p text:style-name="P30"><text:soft-page-break/><text:tab/><text:tab/><text:tab/></text:p>
      <text:p text:style-name="P30"><text:tab/><text:tab/><text:tab/>char tempfromstack=stack.get(0);</text:p>
      <text:p text:style-name="P30"><text:tab/><text:tab/><text:tab/></text:p>
      <text:p text:style-name="P30"><text:tab/><text:tab/><text:tab/>//here if above condition not maching in case than we write this</text:p>
      <text:p text:style-name="P30"><text:tab/><text:tab/><text:tab/></text:p>
      <text:p text:style-name="P30"><text:tab/><text:tab/><text:tab/>if((c==')' &amp;&amp; tempfromstack=='(') || (c==']' &amp;&amp; tempfromstack=='[') ||(c=='}' &amp;&amp; tempfromstack=='{')) {</text:p>
      <text:p text:style-name="P30"><text:tab/><text:tab/><text:tab/><text:tab/></text:p>
      <text:p text:style-name="P30"><text:tab/><text:tab/><text:tab/><text:tab/></text:p>
      <text:p text:style-name="P30"><text:tab/><text:tab/><text:tab/><text:tab/>stack.remove(0);</text:p>
      <text:p text:style-name="P30"><text:tab/><text:tab/><text:tab/><text:tab/></text:p>
      <text:p text:style-name="P30"><text:tab/><text:tab/><text:tab/>}</text:p>
      <text:p text:style-name="P30"><text:tab/><text:tab/><text:tab/></text:p>
      <text:p text:style-name="P30"><text:tab/><text:tab/><text:tab/>else {</text:p>
      <text:p text:style-name="P30"><text:tab/><text:tab/><text:tab/><text:tab/></text:p>
      <text:p text:style-name="P30"><text:tab/><text:tab/><text:tab/><text:tab/>return Boolean.FALSE;</text:p>
      <text:p text:style-name="P30"><text:tab/><text:tab/><text:tab/>}</text:p>
      <text:p text:style-name="P30"><text:tab/><text:tab/>}</text:p>
      <text:p text:style-name="P30"><text:tab/><text:tab/></text:p>
      <text:p text:style-name="P30"><text:tab/>}</text:p>
      <text:p text:style-name="P30"><text:tab/></text:p>
      <text:p text:style-name="P30"><text:tab/>//if anything are not left so it is balanced</text:p>
      <text:p text:style-name="P30"><text:tab/></text:p>
      <text:p text:style-name="P30"><text:soft-page-break/><text:tab/><text:tab/>if(!stack.isEmpty()) {</text:p>
      <text:p text:style-name="P30"><text:tab/><text:tab/><text:tab/>return Boolean.FALSE;</text:p>
      <text:p text:style-name="P30"><text:tab/><text:tab/>}</text:p>
      <text:p text:style-name="P30"><text:tab/><text:tab/>return Boolean.TRUE;</text:p>
      <text:p text:style-name="P30"><text:tab/><text:tab/></text:p>
      <text:p text:style-name="P30"><text:tab/>}</text:p>
      <text:p text:style-name="P30"><text:tab/></text:p>
      <text:p text:style-name="P30"><text:tab/>public static void main(String[] args) {</text:p>
      <text:p text:style-name="P30"><text:tab/><text:tab/></text:p>
      <text:p text:style-name="P30"><text:tab/><text:tab/>//try all given input in above and check it ...</text:p>
      <text:p text:style-name="P30"><text:tab/><text:tab/></text:p>
      <text:p text:style-name="P30"><text:tab/><text:tab/>boolean result=isBalancedParenthisis("{[()()]}");</text:p>
      <text:p text:style-name="P30"><text:tab/><text:tab/></text:p>
      <text:p text:style-name="P30"><text:tab/><text:tab/>System.out.println("The Result is:"+result);</text:p>
      <text:p text:style-name="P30"><text:tab/>}</text:p>
      <text:p text:style-name="P30"><text:tab/></text:p>
      <text:p text:style-name="P30"/>
      <text:p text:style-name="P30">}</text:p>
      <text:p text:style-name="P30"/>
      <text:p text:style-name="P30"/>
      <text:p text:style-name="P30"><text:tab/></text:p>
      <text:p text:style-name="P30"/>
      <text:p text:style-name="P46"><text:span text:style-name="T52">28.</text:span><text:span text:style-name="T2">//Move all zeros to the end of an array maintaining the relative orders of the elements.</text:span></text:p>
      <text:p text:style-name="P15"/>
      <text:p text:style-name="P14"><text:soft-page-break/><text:span text:style-name="T11">public</text:span><text:span text:style-name="T16"> </text:span><text:span text:style-name="T11">class</text:span><text:span text:style-name="T16"> ShiftAllZeroEndOfTheArrayList {</text:span></text:p>
      <text:p text:style-name="P47"><text:tab/></text:p>
      <text:p text:style-name="P47"><text:tab/></text:p>
      <text:p text:style-name="P14"><text:span text:style-name="T16"><text:tab/></text:span><text:span text:style-name="T11">public</text:span><text:span text:style-name="T16"> </text:span><text:span text:style-name="T11">static</text:span><text:span text:style-name="T16"> </text:span><text:span text:style-name="T11">void</text:span><text:span text:style-name="T16"> main(String[] </text:span><text:span text:style-name="T22">args</text:span><text:span text:style-name="T16">) {</text:span></text:p>
      <text:p text:style-name="P47"><text:tab/><text:tab/></text:p>
      <text:p text:style-name="P14"><text:span text:style-name="T16"><text:tab/><text:tab/></text:span><text:span text:style-name="T2">//create Array list</text:span></text:p>
      <text:p text:style-name="P47"><text:tab/><text:tab/></text:p>
      <text:p text:style-name="P14"><text:span text:style-name="T16"><text:tab/><text:tab/></text:span><text:span text:style-name="T11">int</text:span><text:span text:style-name="T16">[] </text:span><text:span text:style-name="T22">a</text:span><text:span text:style-name="T16">= {1,0,2,3,4,0,0,0,6,0,7};</text:span></text:p>
      <text:p text:style-name="P47"><text:tab/><text:tab/></text:p>
      <text:p text:style-name="P14"><text:span text:style-name="T16"><text:tab/><text:tab/></text:span><text:span text:style-name="T2">//calculate length </text:span></text:p>
      <text:p text:style-name="P14"><text:span text:style-name="T16"><text:tab/><text:tab/></text:span><text:span text:style-name="T11">int</text:span><text:span text:style-name="T16"> </text:span><text:span text:style-name="T22">len</text:span><text:span text:style-name="T16">=</text:span><text:span text:style-name="T22">a</text:span><text:span text:style-name="T16">.</text:span><text:span text:style-name="T28">length</text:span><text:span text:style-name="T16">;</text:span></text:p>
      <text:p text:style-name="P47"><text:tab/><text:tab/></text:p>
      <text:p text:style-name="P14"><text:span text:style-name="T16"><text:tab/><text:tab/></text:span><text:span text:style-name="T11">int</text:span><text:span text:style-name="T16"> </text:span><text:span text:style-name="T22">count</text:span><text:span text:style-name="T16">=0;</text:span></text:p>
      <text:p text:style-name="P47"><text:tab/><text:tab/></text:p>
      <text:p text:style-name="P14"><text:span text:style-name="T16"><text:tab/><text:tab/></text:span><text:span text:style-name="T2">/*</text:span></text:p>
      <text:p text:style-name="P48"><text:tab/><text:tab/> * Traverse an arry and first move all non-zeros element at the front</text:p>
      <text:p text:style-name="P48"><text:tab/><text:tab/> */</text:p>
      <text:p text:style-name="P47"><text:tab/><text:tab/></text:p>
      <text:p text:style-name="P14"><text:span text:style-name="T16"><text:tab/><text:tab/></text:span><text:span text:style-name="T11">for</text:span><text:span text:style-name="T16">(</text:span><text:span text:style-name="T11">int</text:span><text:span text:style-name="T16"> </text:span><text:span text:style-name="T22">i</text:span><text:span text:style-name="T16">=0;</text:span><text:span text:style-name="T22">i</text:span><text:span text:style-name="T16">&lt;</text:span><text:span text:style-name="T22">a</text:span><text:span text:style-name="T16">.</text:span><text:span text:style-name="T28">length</text:span><text:span text:style-name="T16">;</text:span><text:span text:style-name="T22">i</text:span><text:span text:style-name="T16">++) {</text:span></text:p>
      <text:p text:style-name="P47"><text:tab/><text:tab/><text:tab/></text:p>
      <text:p text:style-name="P14"><text:span text:style-name="T16"><text:tab/><text:tab/><text:tab/></text:span><text:span text:style-name="T11">if</text:span><text:span text:style-name="T16">(</text:span><text:span text:style-name="T22">a</text:span><text:span text:style-name="T16">[</text:span><text:span text:style-name="T22">i</text:span><text:span text:style-name="T16">]!=0) {</text:span></text:p>
      <text:p text:style-name="P47"><text:tab/><text:tab/><text:tab/><text:tab/></text:p>
      <text:p text:style-name="P14"><text:span text:style-name="T16"><text:tab/><text:tab/><text:tab/><text:tab/></text:span><text:span text:style-name="T22">a</text:span><text:span text:style-name="T16">[</text:span><text:span text:style-name="T22">count</text:span><text:span text:style-name="T16">++]=</text:span><text:span text:style-name="T22">a</text:span><text:span text:style-name="T16">[</text:span><text:span text:style-name="T22">i</text:span><text:span text:style-name="T16">];</text:span></text:p>
      <text:p text:style-name="P47"><text:tab/><text:tab/><text:tab/>}</text:p>
      <text:p text:style-name="P47"><text:tab/><text:tab/>}</text:p>
      <text:p text:style-name="P47"><text:tab/><text:tab/></text:p>
      <text:p text:style-name="P47"><text:tab/><text:tab/></text:p>
      <text:p text:style-name="P14"><text:span text:style-name="T16"><text:tab/><text:tab/></text:span><text:span text:style-name="T2">/*</text:span></text:p>
      <text:p text:style-name="P48"><text:tab/><text:tab/> * Here we store remaining element which is zero..</text:p>
      <text:p text:style-name="P48"><text:tab/><text:tab/> * Here time complexity is o(n).</text:p>
      <text:p text:style-name="P48"><text:tab/><text:tab/> * Here space complexity is o(1).</text:p>
      <text:p text:style-name="P48"><text:tab/><text:tab/> */</text:p>
      <text:p text:style-name="P47"><text:tab/><text:tab/></text:p>
      <text:p text:style-name="P14"><text:span text:style-name="T16"><text:tab/><text:tab/></text:span><text:span text:style-name="T11">while</text:span><text:span text:style-name="T16">(</text:span><text:span text:style-name="T22">count</text:span><text:span text:style-name="T16">&lt;</text:span><text:span text:style-name="T22">len</text:span><text:span text:style-name="T16">) {</text:span></text:p>
      <text:p text:style-name="P47"><text:tab/><text:tab/><text:tab/></text:p>
      <text:p text:style-name="P14"><text:span text:style-name="T16"><text:tab/><text:tab/><text:tab/></text:span><text:span text:style-name="T22">a</text:span><text:span text:style-name="T16">[</text:span><text:span text:style-name="T22">count</text:span><text:span text:style-name="T16">++]=0;</text:span></text:p>
      <text:p text:style-name="P47"><text:tab/><text:tab/><text:tab/></text:p>
      <text:p text:style-name="P47"><text:tab/><text:tab/>}</text:p>
      <text:p text:style-name="P47"><text:tab/><text:tab/></text:p>
      <text:p text:style-name="P14"><text:span text:style-name="T16"><text:tab/><text:tab/></text:span><text:span text:style-name="T2">//Here we diplaying the result.</text:span></text:p>
      <text:p text:style-name="P47"><text:tab/><text:tab/></text:p>
      <text:p text:style-name="P47"><text:tab/><text:tab/></text:p>
      <text:p text:style-name="P14"><text:span text:style-name="T16"><text:tab/><text:tab/></text:span><text:span text:style-name="T11">for</text:span><text:span text:style-name="T16">(</text:span><text:span text:style-name="T11">int</text:span><text:span text:style-name="T16"> </text:span><text:span text:style-name="T22">j</text:span><text:span text:style-name="T16">=0;</text:span><text:span text:style-name="T22">j</text:span><text:span text:style-name="T16">&lt;</text:span><text:span text:style-name="T22">a</text:span><text:span text:style-name="T16">.</text:span><text:span text:style-name="T28">length</text:span><text:span text:style-name="T16">;</text:span><text:span text:style-name="T22">j</text:span><text:span text:style-name="T16">++) {</text:span></text:p>
      <text:p text:style-name="P47"><text:tab/><text:tab/><text:tab/></text:p>
      <text:p text:style-name="P14"><text:span text:style-name="T16"><text:tab/><text:tab/><text:tab/>System.</text:span><text:span text:style-name="T30">out</text:span><text:span text:style-name="T16">.print(</text:span><text:span text:style-name="T22">a</text:span><text:span text:style-name="T16">[</text:span><text:span text:style-name="T22">j</text:span><text:span text:style-name="T16">]+</text:span><text:span text:style-name="T36">","</text:span><text:span text:style-name="T16">);</text:span></text:p>
      <text:p text:style-name="P47"><text:tab/><text:tab/>}</text:p>
      <text:p text:style-name="P47"><text:tab/><text:tab/></text:p>
      <text:p text:style-name="P47"><text:tab/><text:tab/></text:p>
      <text:p text:style-name="P47"><text:tab/>}</text:p>
      <text:p text:style-name="P15"/>
      <text:p text:style-name="P47"><text:tab/></text:p>
      <text:p text:style-name="P47"><text:tab/></text:p>
      <text:p text:style-name="P47"><text:tab/></text:p>
      <text:p text:style-name="P47">}</text:p>
      <text:p text:style-name="P49"/>
      <text:p text:style-name="P51"><text:span text:style-name="T53">29. </text:span><text:span text:style-name="T11">import</text:span><text:span text:style-name="T16"> java.util.Stack;</text:span></text:p>
      <text:p text:style-name="P15"/>
      <text:p text:style-name="P14"><text:span text:style-name="T2">//Stack design to retrieve minimum element in constant time</text:span></text:p>
      <text:p text:style-name="P15"/>
      <text:p text:style-name="P14"><text:soft-page-break/><text:span text:style-name="T11">public</text:span><text:span text:style-name="T16"> </text:span><text:span text:style-name="T11">class</text:span><text:span text:style-name="T16"> MinStack{</text:span></text:p>
      <text:p text:style-name="P14"><text:span text:style-name="T16"><text:tab/></text:span></text:p>
      <text:p text:style-name="P14"><text:span text:style-name="T16"><text:tab/></text:span><text:span text:style-name="T11">private</text:span><text:span text:style-name="T16"> Stack&lt;Integer&gt;</text:span><text:span text:style-name="T28">st</text:span><text:span text:style-name="T16">;</text:span></text:p>
      <text:p text:style-name="P14"><text:span text:style-name="T16"><text:tab/></text:span><text:span text:style-name="T11">private</text:span><text:span text:style-name="T16"> Stack&lt;Integer&gt;</text:span><text:span text:style-name="T28">minSt</text:span><text:span text:style-name="T16">;</text:span></text:p>
      <text:p text:style-name="P14"><text:span text:style-name="T16"><text:tab/></text:span></text:p>
      <text:p text:style-name="P14"><text:span text:style-name="T16"><text:tab/></text:span><text:span text:style-name="T11">public</text:span><text:span text:style-name="T16"> MinStack()</text:span></text:p>
      <text:p text:style-name="P14"><text:span text:style-name="T16"><text:tab/>{</text:span></text:p>
      <text:p text:style-name="P14"><text:span text:style-name="T16"><text:tab/><text:tab/></text:span><text:span text:style-name="T28">st</text:span><text:span text:style-name="T16">=</text:span><text:span text:style-name="T11">new</text:span><text:span text:style-name="T16"> Stack&lt;&gt;();</text:span></text:p>
      <text:p text:style-name="P14"><text:span text:style-name="T16"><text:tab/><text:tab/></text:span><text:span text:style-name="T28">minSt</text:span><text:span text:style-name="T16">=</text:span><text:span text:style-name="T11">new</text:span><text:span text:style-name="T16"> Stack&lt;&gt;();</text:span></text:p>
      <text:p text:style-name="P14"><text:span text:style-name="T16"><text:tab/>}</text:span></text:p>
      <text:p text:style-name="P14"><text:span text:style-name="T16"><text:tab/></text:span></text:p>
      <text:p text:style-name="P14"><text:span text:style-name="T16"><text:tab/></text:span><text:span text:style-name="T11">public</text:span><text:span text:style-name="T16"> </text:span><text:span text:style-name="T11">void</text:span><text:span text:style-name="T16"> push(</text:span><text:span text:style-name="T11">int</text:span><text:span text:style-name="T16"> </text:span><text:span text:style-name="T22">data</text:span><text:span text:style-name="T16">) {</text:span></text:p>
      <text:p text:style-name="P14"><text:span text:style-name="T16"><text:tab/><text:tab/></text:span></text:p>
      <text:p text:style-name="P14"><text:span text:style-name="T16"><text:tab/><text:tab/></text:span><text:span text:style-name="T11">int</text:span><text:span text:style-name="T16"> </text:span><text:span text:style-name="T22">min</text:span><text:span text:style-name="T16">=</text:span><text:span text:style-name="T22">data</text:span><text:span text:style-name="T16">;</text:span></text:p>
      <text:p text:style-name="P14"><text:span text:style-name="T16"><text:tab/><text:tab/></text:span></text:p>
      <text:p text:style-name="P14"><text:span text:style-name="T16"><text:tab/><text:tab/></text:span><text:span text:style-name="T11">if</text:span><text:span text:style-name="T16">(!</text:span><text:span text:style-name="T28">minSt</text:span><text:span text:style-name="T16">.isEmpty() &amp;&amp; </text:span><text:span text:style-name="T22">min</text:span><text:span text:style-name="T16">&gt;</text:span><text:span text:style-name="T28">minSt</text:span><text:span text:style-name="T16">.peek()) {</text:span></text:p>
      <text:p text:style-name="P14"><text:span text:style-name="T16"><text:tab/><text:tab/><text:tab/></text:span></text:p>
      <text:p text:style-name="P14"><text:span text:style-name="T16"><text:tab/><text:tab/><text:tab/></text:span><text:span text:style-name="T22">min</text:span><text:span text:style-name="T16">=</text:span><text:span text:style-name="T28">minSt</text:span><text:span text:style-name="T16">.peek();</text:span></text:p>
      <text:p text:style-name="P14"><text:span text:style-name="T16"><text:tab/><text:tab/>}</text:span></text:p>
      <text:p text:style-name="P14"><text:span text:style-name="T16"><text:tab/><text:tab/></text:span></text:p>
      <text:p text:style-name="P14"><text:span text:style-name="T16"><text:tab/><text:tab/></text:span><text:span text:style-name="T28">st</text:span><text:span text:style-name="T16">.push(</text:span><text:span text:style-name="T22">data</text:span><text:span text:style-name="T16">);</text:span></text:p>
      <text:p text:style-name="P14"><text:span text:style-name="T16"><text:tab/><text:tab/></text:span><text:span text:style-name="T28">minSt</text:span><text:span text:style-name="T16">.push(</text:span><text:span text:style-name="T22">min</text:span><text:span text:style-name="T16">);</text:span></text:p>
      <text:p text:style-name="P14"><text:span text:style-name="T16"><text:tab/>}</text:span></text:p>
      <text:p text:style-name="P14"><text:span text:style-name="T16"><text:tab/></text:span></text:p>
      <text:p text:style-name="P14"><text:span text:style-name="T16"><text:tab/></text:span><text:span text:style-name="T11">public</text:span><text:span text:style-name="T16"> </text:span><text:span text:style-name="T11">void</text:span><text:span text:style-name="T16"> pop() {</text:span></text:p>
      <text:p text:style-name="P14"><text:span text:style-name="T16"><text:tab/><text:tab/></text:span></text:p>
      <text:p text:style-name="P14"><text:span text:style-name="T16"><text:tab/><text:tab/></text:span><text:span text:style-name="T28">st</text:span><text:span text:style-name="T16">.pop();</text:span></text:p>
      <text:p text:style-name="P14"><text:span text:style-name="T16"><text:tab/><text:tab/></text:span><text:span text:style-name="T28">minSt</text:span><text:span text:style-name="T16">.pop();</text:span></text:p>
      <text:p text:style-name="P14"><text:span text:style-name="T16"><text:tab/>}</text:span></text:p>
      <text:p text:style-name="P14"><text:span text:style-name="T16"><text:tab/></text:span></text:p>
      <text:p text:style-name="P14"><text:span text:style-name="T16"><text:tab/></text:span></text:p>
      <text:p text:style-name="P14"><text:span text:style-name="T16"><text:tab/></text:span><text:span text:style-name="T11">public</text:span><text:span text:style-name="T16"> </text:span><text:span text:style-name="T11">int</text:span><text:span text:style-name="T16"> top() {</text:span></text:p>
      <text:p text:style-name="P14"><text:span text:style-name="T16"><text:tab/><text:tab/></text:span><text:span text:style-name="T11">return</text:span><text:span text:style-name="T16"> </text:span><text:span text:style-name="T28">st</text:span><text:span text:style-name="T16">.peek();</text:span></text:p>
      <text:p text:style-name="P14"><text:span text:style-name="T16"><text:tab/>}</text:span></text:p>
      <text:p text:style-name="P14"><text:span text:style-name="T16"><text:tab/></text:span></text:p>
      <text:p text:style-name="P14"><text:span text:style-name="T16"><text:tab/></text:span><text:span text:style-name="T11">public</text:span><text:span text:style-name="T16"> </text:span><text:span text:style-name="T11">int</text:span><text:span text:style-name="T16"> getMinimum() {</text:span></text:p>
      <text:p text:style-name="P14"><text:span text:style-name="T16"><text:tab/><text:tab/></text:span></text:p>
      <text:p text:style-name="P14"><text:span text:style-name="T16"><text:tab/><text:tab/></text:span><text:span text:style-name="T11">return</text:span><text:span text:style-name="T16"> </text:span><text:span text:style-name="T28">minSt</text:span><text:span text:style-name="T16">.peek();</text:span></text:p>
      <text:p text:style-name="P14"><text:span text:style-name="T16"><text:tab/>}</text:span></text:p>
      <text:p text:style-name="P14"><text:span text:style-name="T16"><text:tab/></text:span></text:p>
      <text:p text:style-name="P14"><text:span text:style-name="T16"><text:tab/></text:span><text:span text:style-name="T11">public</text:span><text:span text:style-name="T16"> </text:span><text:span text:style-name="T11">static</text:span><text:span text:style-name="T16"> </text:span><text:span text:style-name="T11">void</text:span><text:span text:style-name="T16"> main(String[] </text:span><text:span text:style-name="T22">args</text:span><text:span text:style-name="T16">) {</text:span></text:p>
      <text:p text:style-name="P14"><text:span text:style-name="T16"><text:tab/><text:tab/></text:span></text:p>
      <text:p text:style-name="P14"><text:span text:style-name="T16"><text:tab/><text:tab/>MinStack </text:span><text:span text:style-name="T22">m</text:span><text:span text:style-name="T16">=</text:span><text:span text:style-name="T11">new</text:span><text:span text:style-name="T16"> MinStack();</text:span></text:p>
      <text:p text:style-name="P14"><text:span text:style-name="T16"><text:tab/><text:tab/></text:span><text:span text:style-name="T22">m</text:span><text:span text:style-name="T16">.push(3);</text:span></text:p>
      <text:p text:style-name="P14"><text:span text:style-name="T16"><text:tab/><text:tab/></text:span><text:span text:style-name="T22">m</text:span><text:span text:style-name="T16">.push(2);</text:span></text:p>
      <text:p text:style-name="P14"><text:span text:style-name="T16"><text:tab/><text:tab/></text:span><text:span text:style-name="T22">m</text:span><text:span text:style-name="T16">.push(1);</text:span></text:p>
      <text:p text:style-name="P14"><text:span text:style-name="T16"><text:tab/><text:tab/></text:span><text:span text:style-name="T22">m</text:span><text:span text:style-name="T16">.push(9);</text:span></text:p>
      <text:p text:style-name="P14"><text:span text:style-name="T16"><text:tab/><text:tab/></text:span><text:span text:style-name="T22">m</text:span><text:span text:style-name="T16">.push(2);</text:span></text:p>
      <text:p text:style-name="P14"><text:span text:style-name="T16"><text:tab/><text:tab/></text:span></text:p>
      <text:p text:style-name="P14"><text:span text:style-name="T16"><text:tab/><text:tab/>System.</text:span><text:span text:style-name="T30">out</text:span><text:span text:style-name="T16">.println(</text:span><text:span text:style-name="T36">"Minimum Element is :"</text:span><text:span text:style-name="T16"> +</text:span><text:span text:style-name="T22">m</text:span><text:span text:style-name="T16">.getMinimum());</text:span></text:p>
      <text:p text:style-name="P14"><text:span text:style-name="T16"><text:tab/>}</text:span></text:p>
      <text:p text:style-name="P14"><text:span text:style-name="T16"><text:tab/></text:span></text:p>
      <text:p text:style-name="P50"><text:span text:style-name="T16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8:34:13.562735404</meta:creation-date>
    <dc:date>2020-09-23T18:04:27.561004722</dc:date>
    <meta:editing-duration>PT1H49M3S</meta:editing-duration>
    <meta:editing-cycles>12</meta:editing-cycles>
    <meta:generator>LibreOffice/6.4.5.2$Linux_X86_64 LibreOffice_project/40$Build-2</meta:generator>
    <meta:document-statistic meta:table-count="0" meta:image-count="0" meta:object-count="0" meta:page-count="67" meta:paragraph-count="1670" meta:word-count="4796" meta:character-count="35825" meta:non-whitespace-character-count="27579"/>
  </office:meta>
</office:document-meta>
</file>